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ítulo1" style:master-page-name="MP0" style:family="paragraph">
      <style:paragraph-properties fo:break-before="page" fo:margin-left="0in">
        <style:tab-stops>
          <style:tab-stop style:type="left" style:position="0.3013in"/>
        </style:tab-stops>
      </style:paragraph-properties>
      <style:text-properties style:font-name="Arial" fo:font-size="14pt" style:font-size-asian="14pt" style:font-size-complex="14pt"/>
    </style:style>
    <style:style style:name="P2" style:parent-style-name="Título1" style:family="paragraph">
      <style:paragraph-properties fo:margin-left="0in">
        <style:tab-stops>
          <style:tab-stop style:type="left" style:position="0.3013in"/>
        </style:tab-stops>
      </style:paragraph-properties>
    </style:style>
    <style:style style:name="T3" style:parent-style-name="Fuentedepárrafopredeter." style:family="text">
      <style:text-properties style:font-name="Arial" fo:font-size="12pt" style:font-size-asian="12pt" style:font-size-complex="12pt"/>
    </style:style>
    <style:style style:name="T4" style:parent-style-name="Fuentedepárrafopredeter." style:family="text">
      <style:text-properties style:font-name="Arial" fo:letter-spacing="-0.0048in" fo:font-size="12pt" style:font-size-asian="12pt" style:font-size-complex="12pt"/>
    </style:style>
    <style:style style:name="T5" style:parent-style-name="Fuentedepárrafopredeter." style:family="text">
      <style:text-properties style:font-name="Arial" fo:font-size="12pt" style:font-size-asian="12pt" style:font-size-complex="12pt"/>
    </style:style>
    <style:style style:name="T6" style:parent-style-name="Fuentedepárrafopredeter." style:family="text">
      <style:text-properties style:font-name="Arial" fo:letter-spacing="-0.0055in" fo:font-size="12pt" style:font-size-asian="12pt" style:font-size-complex="12pt"/>
    </style:style>
    <style:style style:name="T7" style:parent-style-name="Fuentedepárrafopredeter." style:family="text">
      <style:text-properties style:font-name="Arial" fo:font-size="12pt" style:font-size-asian="12pt" style:font-size-complex="12pt"/>
    </style:style>
    <style:style style:name="T8" style:parent-style-name="Fuentedepárrafopredeter." style:family="text">
      <style:text-properties style:font-name="Arial" fo:letter-spacing="-0.0048in" fo:font-size="12pt" style:font-size-asian="12pt" style:font-size-complex="12pt"/>
    </style:style>
    <style:style style:name="T9" style:parent-style-name="Fuentedepárrafopredeter." style:family="text">
      <style:text-properties style:font-name="Arial" fo:font-size="12pt" style:font-size-asian="12pt" style:font-size-complex="12pt"/>
    </style:style>
    <style:style style:name="T10" style:parent-style-name="Fuentedepárrafopredeter." style:family="text">
      <style:text-properties style:font-name="Arial" fo:letter-spacing="-0.002in" fo:font-size="12pt" style:font-size-asian="12pt" style:font-size-complex="12pt"/>
    </style:style>
    <style:style style:name="T11" style:parent-style-name="Fuentedepárrafopredeter." style:family="text">
      <style:text-properties style:font-name="Arial" fo:font-size="12pt" style:font-size-asian="12pt" style:font-size-complex="12pt"/>
    </style:style>
    <style:style style:name="P12" style:parent-style-name="Título1" style:family="paragraph">
      <style:paragraph-properties fo:margin-left="0in">
        <style:tab-stops>
          <style:tab-stop style:type="left" style:position="0.3013in"/>
        </style:tab-stops>
      </style:paragraph-properties>
    </style:style>
    <style:style style:name="T13" style:parent-style-name="Fuentedepárrafopredeter." style:family="text">
      <style:text-properties style:font-name="Arial" fo:font-size="12pt" style:font-size-asian="12pt" style:font-size-complex="12pt" fo:background-color="#008080"/>
    </style:style>
    <style:style style:name="T14" style:parent-style-name="Fuentedepárrafopredeter." style:family="text">
      <style:text-properties style:font-name="Arial" fo:font-size="12pt" style:font-size-asian="12pt" style:font-size-complex="12pt"/>
    </style:style>
    <style:style style:name="T15" style:parent-style-name="Fuentedepárrafopredeter." style:family="text">
      <style:text-properties style:font-name="Arial" fo:font-size="12pt" style:font-size-asian="12pt" style:font-size-complex="12pt" fo:background-color="#008000"/>
    </style:style>
    <style:style style:name="P16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17" style:parent-style-name="Fuentedepárrafopredeter." style:family="text">
      <style:text-properties style:font-name="Arial"/>
    </style:style>
    <style:style style:name="T18" style:parent-style-name="Fuentedepárrafopredeter." style:family="text">
      <style:text-properties style:font-name="Arial" fo:background-color="#008000"/>
    </style:style>
    <style:style style:name="P19" style:parent-style-name="Párrafodelista" style:family="paragraph">
      <style:paragraph-properties fo:margin-top="0.0763in" fo:margin-left="0.1472in" fo:margin-righ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20" style:parent-style-name="Fuentedepárrafopredeter." style:family="text">
      <style:text-properties style:font-name="Arial"/>
    </style:style>
    <style:style style:name="T21" style:parent-style-name="Fuentedepárrafopredeter." style:family="text">
      <style:text-properties style:font-name="Arial" fo:background-color="#008000"/>
    </style:style>
    <style:style style:name="T22" style:parent-style-name="Fuentedepárrafopredeter." style:family="text">
      <style:text-properties style:font-name="Arial" fo:letter-spacing="-0.0041in" fo:background-color="#008000"/>
    </style:style>
    <style:style style:name="T23" style:parent-style-name="Fuentedepárrafopredeter." style:family="text">
      <style:text-properties style:font-name="Arial" fo:background-color="#008000"/>
    </style:style>
    <style:style style:name="T24" style:parent-style-name="Fuentedepárrafopredeter." style:family="text">
      <style:text-properties style:font-name="Arial" fo:letter-spacing="-0.0034in" fo:background-color="#008000"/>
    </style:style>
    <style:style style:name="T25" style:parent-style-name="Fuentedepárrafopredeter." style:family="text">
      <style:text-properties style:font-name="Arial" fo:background-color="#008000"/>
    </style:style>
    <style:style style:name="T26" style:parent-style-name="Fuentedepárrafopredeter." style:family="text">
      <style:text-properties style:font-name="Arial" fo:letter-spacing="-0.0034in" fo:background-color="#008000"/>
    </style:style>
    <style:style style:name="T27" style:parent-style-name="Fuentedepárrafopredeter." style:family="text">
      <style:text-properties style:font-name="Arial" fo:background-color="#008000"/>
    </style:style>
    <style:style style:name="T28" style:parent-style-name="Fuentedepárrafopredeter." style:family="text">
      <style:text-properties style:font-name="Arial"/>
    </style:style>
    <style:style style:name="P29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30" style:parent-style-name="Fuentedepárrafopredeter." style:family="text">
      <style:text-properties style:font-name="Arial"/>
    </style:style>
    <style:style style:name="T31" style:parent-style-name="Fuentedepárrafopredeter." style:family="text">
      <style:text-properties style:font-name="Arial" fo:background-color="#008000"/>
    </style:style>
    <style:style style:name="T32" style:parent-style-name="Fuentedepárrafopredeter." style:family="text">
      <style:text-properties style:font-name="Arial"/>
    </style:style>
    <style:style style:name="P33" style:parent-style-name="Párrafodelista" style:family="paragraph">
      <style:paragraph-properties fo:margin-top="0.0756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34" style:parent-style-name="Fuentedepárrafopredeter." style:family="text">
      <style:text-properties style:font-name="Arial"/>
    </style:style>
    <style:style style:name="T35" style:parent-style-name="Fuentedepárrafopredeter." style:family="text">
      <style:text-properties style:font-name="Arial" fo:background-color="#008080"/>
    </style:style>
    <style:style style:name="T36" style:parent-style-name="Fuentedepárrafopredeter." style:family="text">
      <style:text-properties style:font-name="Arial" fo:letter-spacing="-0.0034in" fo:background-color="#008080"/>
    </style:style>
    <style:style style:name="T37" style:parent-style-name="Fuentedepárrafopredeter." style:family="text">
      <style:text-properties style:font-name="Arial" fo:background-color="#008080"/>
    </style:style>
    <style:style style:name="P38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39" style:parent-style-name="Fuentedepárrafopredeter." style:family="text">
      <style:text-properties style:font-name="Arial"/>
    </style:style>
    <style:style style:name="T40" style:parent-style-name="Fuentedepárrafopredeter." style:family="text">
      <style:text-properties style:font-name="Arial" fo:background-color="#008080"/>
    </style:style>
    <style:style style:name="P41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42" style:parent-style-name="Fuentedepárrafopredeter." style:family="text">
      <style:text-properties style:font-name="Arial"/>
    </style:style>
    <style:style style:name="T43" style:parent-style-name="Fuentedepárrafopredeter." style:family="text">
      <style:text-properties style:font-name="Arial" fo:background-color="#008080"/>
    </style:style>
    <style:style style:name="T44" style:parent-style-name="Fuentedepárrafopredeter." style:family="text">
      <style:text-properties style:font-name="Arial"/>
    </style:style>
    <style:style style:name="P45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46" style:parent-style-name="Fuentedepárrafopredeter." style:family="text">
      <style:text-properties style:font-name="Arial"/>
    </style:style>
    <style:style style:name="T47" style:parent-style-name="Fuentedepárrafopredeter." style:family="text">
      <style:text-properties style:font-name="Arial" fo:background-color="#008000"/>
    </style:style>
    <style:style style:name="T48" style:parent-style-name="Fuentedepárrafopredeter." style:family="text">
      <style:text-properties style:font-name="Arial" fo:letter-spacing="-0.0034in" fo:background-color="#008000"/>
    </style:style>
    <style:style style:name="T49" style:parent-style-name="Fuentedepárrafopredeter." style:family="text">
      <style:text-properties style:font-name="Arial" fo:background-color="#008000"/>
    </style:style>
    <style:style style:name="P50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51" style:parent-style-name="Fuentedepárrafopredeter." style:family="text">
      <style:text-properties style:font-name="Arial"/>
    </style:style>
    <style:style style:name="T52" style:parent-style-name="Fuentedepárrafopredeter." style:family="text">
      <style:text-properties style:font-name="Arial" fo:background-color="#008000"/>
    </style:style>
    <style:style style:name="T53" style:parent-style-name="Fuentedepárrafopredeter." style:family="text">
      <style:text-properties style:font-name="Arial" fo:letter-spacing="-0.0034in" fo:background-color="#008000"/>
    </style:style>
    <style:style style:name="T54" style:parent-style-name="Fuentedepárrafopredeter." style:family="text">
      <style:text-properties style:font-name="Arial" fo:background-color="#008000"/>
    </style:style>
    <style:style style:name="T55" style:parent-style-name="Fuentedepárrafopredeter." style:family="text">
      <style:text-properties style:font-name="Arial" fo:letter-spacing="-0.0048in" fo:background-color="#008000"/>
    </style:style>
    <style:style style:name="T56" style:parent-style-name="Fuentedepárrafopredeter." style:family="text">
      <style:text-properties style:font-name="Arial" fo:background-color="#008000"/>
    </style:style>
    <style:style style:name="T57" style:parent-style-name="Fuentedepárrafopredeter." style:family="text">
      <style:text-properties style:font-name="Arial" fo:letter-spacing="-0.0041in" fo:background-color="#008000"/>
    </style:style>
    <style:style style:name="T58" style:parent-style-name="Fuentedepárrafopredeter." style:family="text">
      <style:text-properties style:font-name="Arial" fo:background-color="#008000"/>
    </style:style>
    <style:style style:name="T59" style:parent-style-name="Fuentedepárrafopredeter." style:family="text">
      <style:text-properties style:font-name="Arial"/>
    </style:style>
    <style:style style:name="P60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61" style:parent-style-name="Fuentedepárrafopredeter." style:family="text">
      <style:text-properties style:font-name="Arial" fo:letter-spacing="-0.0013in"/>
    </style:style>
    <style:style style:name="T62" style:parent-style-name="Fuentedepárrafopredeter." style:family="text">
      <style:text-properties style:font-name="Arial" fo:letter-spacing="-0.0013in" fo:background-color="#008080"/>
    </style:style>
    <style:style style:name="P63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bold" style:font-weight-asian="bold" fo:letter-spacing="-0.0013in"/>
    </style:style>
    <style:style style:name="P64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bold" style:font-weight-asian="bold" fo:letter-spacing="-0.0013in"/>
    </style:style>
    <style:style style:name="P65" style:parent-style-name="Párrafodelista" style:family="paragraph">
      <style:paragraph-properties fo:margin-top="0.0763in">
        <style:tab-stops>
          <style:tab-stop style:type="left" style:position="0.1465in"/>
          <style:tab-stop style:type="left" style:position="0.1472in"/>
        </style:tab-stops>
      </style:paragraph-properties>
      <style:text-properties style:font-name="Arial" fo:font-weight="bold" style:font-weight-asian="bold" fo:letter-spacing="-0.0013in" fo:font-size="14pt" style:font-size-asian="14pt" style:font-size-complex="14pt"/>
    </style:style>
    <style:style style:name="P66" style:parent-style-name="Párrafodelista" style:family="paragraph">
      <style:paragraph-properties fo:margin-top="0.0763in" fo:margin-left="0.6493in">
        <style:tab-stops>
          <style:tab-stop style:type="left" style:position="-0.1048in"/>
          <style:tab-stop style:type="left" style:position="-0.1041in"/>
        </style:tab-stops>
      </style:paragraph-properties>
      <style:text-properties style:font-name="Arial" style:font-weight-complex="bold" fo:letter-spacing="-0.0013in" fo:font-size="14pt" style:font-size-asian="14pt" style:font-size-complex="14pt"/>
    </style:style>
    <style:style style:name="P67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68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69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70" style:parent-style-name="Párrafodelista" style:family="paragraph">
      <style:paragraph-properties fo:margin-top="0.0763in" fo:margin-left="0.6493in">
        <style:tab-stops>
          <style:tab-stop style:type="left" style:position="-0.1048in"/>
          <style:tab-stop style:type="left" style:position="-0.1041in"/>
        </style:tab-stops>
      </style:paragraph-properties>
    </style:style>
    <style:style style:name="T71" style:parent-style-name="Fuentedepárrafopredeter." style:family="text">
      <style:text-properties style:font-name="Arial" style:font-weight-complex="bold" fo:letter-spacing="-0.0013in" fo:font-size="14pt" style:font-size-asian="14pt" style:font-size-complex="14pt"/>
    </style:style>
    <style:style style:name="T72" style:parent-style-name="Fuentedepárrafopredeter." style:family="text">
      <style:text-properties style:font-name="Arial" style:font-weight-complex="bold" fo:letter-spacing="-0.0013in"/>
    </style:style>
    <style:style style:name="P73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74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75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76" style:parent-style-name="Párrafodelista" style:family="paragraph">
      <style:paragraph-properties fo:margin-top="0.0763in">
        <style:tab-stops>
          <style:tab-stop style:type="left" style:position="0.1465in"/>
          <style:tab-stop style:type="left" style:position="0.1472in"/>
        </style:tab-stops>
      </style:paragraph-properties>
    </style:style>
    <style:style style:name="T77" style:parent-style-name="Fuentedepárrafopredeter." style:family="text">
      <style:text-properties style:font-name="Arial" fo:font-weight="bold" style:font-weight-asian="bold" fo:letter-spacing="-0.0013in" fo:font-size="14pt" style:font-size-asian="14pt" style:font-size-complex="14pt"/>
    </style:style>
    <style:style style:name="T78" style:parent-style-name="Fuentedepárrafopredeter." style:family="text">
      <style:text-properties style:font-name="Arial" style:font-weight-complex="bold" fo:letter-spacing="-0.0013in"/>
    </style:style>
    <style:style style:name="P79" style:parent-style-name="Párrafodelista" style:family="paragraph">
      <style:paragraph-properties fo:margin-top="0.0763in" fo:margin-left="0.6493in">
        <style:tab-stops>
          <style:tab-stop style:type="left" style:position="-0.1048in"/>
          <style:tab-stop style:type="left" style:position="-0.1041in"/>
        </style:tab-stops>
      </style:paragraph-properties>
      <style:text-properties style:font-name="Arial" style:font-weight-complex="bold" fo:letter-spacing="-0.0013in" fo:font-size="14pt" style:font-size-asian="14pt" style:font-size-complex="14pt"/>
    </style:style>
    <style:style style:name="P80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81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82" style:parent-style-name="Párrafodelista" style:family="paragraph">
      <style:paragraph-properties fo:margin-top="0.0763in" fo:margin-left="0.6493in">
        <style:tab-stops>
          <style:tab-stop style:type="left" style:position="-0.1048in"/>
          <style:tab-stop style:type="left" style:position="-0.1041in"/>
        </style:tab-stops>
      </style:paragraph-properties>
      <style:text-properties style:font-name="Arial" style:font-weight-complex="bold" fo:letter-spacing="-0.0013in" fo:font-size="14pt" style:font-size-asian="14pt" style:font-size-complex="14pt"/>
    </style:style>
    <style:style style:name="P83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84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85" style:parent-style-name="Párrafodelista" style:family="paragraph">
      <style:paragraph-properties fo:margin-top="0.0763in">
        <style:tab-stops>
          <style:tab-stop style:type="left" style:position="0.1465in"/>
          <style:tab-stop style:type="left" style:position="0.1472in"/>
        </style:tab-stops>
      </style:paragraph-properties>
    </style:style>
    <style:style style:name="T86" style:parent-style-name="Fuentedepárrafopredeter." style:family="text">
      <style:text-properties style:font-name="Arial" style:font-weight-complex="bold" fo:letter-spacing="-0.0013in"/>
    </style:style>
    <style:style style:name="T87" style:parent-style-name="Fuentedepárrafopredeter." style:family="text">
      <style:text-properties style:font-name="Arial" style:font-weight-complex="bold" fo:letter-spacing="-0.0013in" fo:font-size="14pt" style:font-size-asian="14pt" style:font-size-complex="14pt"/>
    </style:style>
    <style:style style:name="T88" style:parent-style-name="Fuentedepárrafopredeter." style:family="text">
      <style:text-properties style:font-name="Arial" style:font-weight-complex="bold" fo:letter-spacing="-0.0013in"/>
    </style:style>
    <style:style style:name="P89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90" style:parent-style-name="Párrafodelista" style:family="paragraph">
      <style:paragraph-properties fo:margin-top="0.0763in" fo:margin-left="0.9006in">
        <style:tab-stops>
          <style:tab-stop style:type="left" style:position="-0.3562in"/>
          <style:tab-stop style:type="left" style:position="-0.3555in"/>
        </style:tab-stops>
      </style:paragraph-properties>
      <style:text-properties style:font-name="Arial" style:font-weight-complex="bold" fo:letter-spacing="-0.0013in"/>
    </style:style>
    <style:style style:name="P91" style:parent-style-name="Normal" style:family="paragraph">
      <style:paragraph-properties fo:break-before="page"/>
    </style:style>
    <style:style style:name="P92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bold" style:font-weight-asian="bold" fo:letter-spacing="-0.0013in"/>
    </style:style>
    <style:style style:name="P93" style:parent-style-name="Párrafodelista" style:family="paragraph">
      <style:paragraph-properties fo:margin-top="0.0763in">
        <style:tab-stops>
          <style:tab-stop style:type="left" style:position="0.1465in"/>
          <style:tab-stop style:type="left" style:position="0.1472in"/>
        </style:tab-stops>
      </style:paragraph-properties>
    </style:style>
    <style:style style:name="T94" style:parent-style-name="Fuentedepárrafopredeter." style:family="text">
      <style:text-properties style:font-name="Arial" fo:font-weight="bold" style:font-weight-asian="bold" fo:letter-spacing="-0.0013in"/>
    </style:style>
    <style:style style:name="T95" style:parent-style-name="Fuentedepárrafopredeter." style:family="text">
      <style:text-properties style:font-name="Arial" style:font-weight-complex="bold" fo:letter-spacing="-0.0013in"/>
    </style:style>
    <style:style style:name="P96" style:parent-style-name="Párrafodelista" style:family="paragraph">
      <style:paragraph-properties fo:margin-top="0.0763in">
        <style:tab-stops>
          <style:tab-stop style:type="left" style:position="0.1465in"/>
          <style:tab-stop style:type="left" style:position="0.1472in"/>
        </style:tab-stops>
      </style:paragraph-properties>
      <style:text-properties style:font-name="Arial" fo:font-weight="bold" style:font-weight-asian="bold" fo:letter-spacing="-0.0013in"/>
    </style:style>
    <style:style style:name="P97" style:parent-style-name="Párrafodelista" style:family="paragraph">
      <style:paragraph-properties fo:margin-top="0.0763in" fo:margin-left="0.6493in">
        <style:tab-stops>
          <style:tab-stop style:type="left" style:position="-0.1048in"/>
          <style:tab-stop style:type="left" style:position="-0.1041in"/>
        </style:tab-stops>
      </style:paragraph-properties>
      <style:text-properties style:font-name="Arial" fo:font-weight="bold" style:font-weight-asian="bold" fo:letter-spacing="-0.0013in"/>
    </style:style>
    <style:style style:name="P98" style:parent-style-name="Párrafodelista" style:family="paragraph">
      <style:paragraph-properties fo:margin-top="0.0763in" fo:margin-left="0.7437in">
        <style:tab-stops>
          <style:tab-stop style:type="left" style:position="-0.1993in"/>
          <style:tab-stop style:type="left" style:position="-0.1986in"/>
        </style:tab-stops>
      </style:paragraph-properties>
      <style:text-properties style:font-name="Arial" style:font-weight-complex="bold" fo:letter-spacing="-0.0013in"/>
    </style:style>
    <style:style style:name="P99" style:parent-style-name="Párrafodelista" style:family="paragraph">
      <style:paragraph-properties fo:margin-top="0.0763in" fo:margin-left="0.7437in">
        <style:tab-stops>
          <style:tab-stop style:type="left" style:position="-0.1993in"/>
          <style:tab-stop style:type="left" style:position="-0.1986in"/>
        </style:tab-stops>
      </style:paragraph-properties>
      <style:text-properties style:font-name="Arial" style:font-weight-complex="bold" fo:letter-spacing="-0.0013in"/>
    </style:style>
    <style:style style:name="P100" style:parent-style-name="Párrafodelista" style:family="paragraph">
      <style:paragraph-properties fo:margin-top="0.0763in">
        <style:tab-stops>
          <style:tab-stop style:type="left" style:position="0.1465in"/>
          <style:tab-stop style:type="left" style:position="0.1472in"/>
        </style:tab-stops>
      </style:paragraph-properties>
      <style:text-properties style:font-name="Arial" style:font-weight-complex="bold" fo:letter-spacing="-0.0013in"/>
    </style:style>
    <style:style style:name="P101" style:parent-style-name="Párrafodelista" style:family="paragraph">
      <style:paragraph-properties fo:margin-top="0.0763in" fo:margin-left="0.6493in">
        <style:tab-stops>
          <style:tab-stop style:type="left" style:position="-0.1048in"/>
          <style:tab-stop style:type="left" style:position="-0.1041in"/>
        </style:tab-stops>
      </style:paragraph-properties>
    </style:style>
    <style:style style:name="T102" style:parent-style-name="Fuentedepárrafopredeter." style:family="text">
      <style:text-properties style:font-name="Arial" fo:font-weight="bold" style:font-weight-asian="bold" fo:letter-spacing="-0.0013in"/>
    </style:style>
    <style:style style:name="T103" style:parent-style-name="Fuentedepárrafopredeter." style:family="text">
      <style:text-properties style:font-name="Arial" style:font-weight-complex="bold" fo:letter-spacing="-0.0013in"/>
    </style:style>
    <style:style style:name="P104" style:parent-style-name="Párrafodelista" style:family="paragraph">
      <style:paragraph-properties fo:margin-top="0.0763in" fo:margin-left="0.7437in">
        <style:tab-stops>
          <style:tab-stop style:type="left" style:position="-0.1993in"/>
          <style:tab-stop style:type="left" style:position="-0.1986in"/>
        </style:tab-stops>
      </style:paragraph-properties>
      <style:text-properties style:font-name="Arial" style:font-weight-complex="bold" fo:letter-spacing="-0.0013in"/>
    </style:style>
    <style:style style:name="P105" style:parent-style-name="Párrafodelista" style:family="paragraph">
      <style:paragraph-properties fo:margin-top="0.0763in" fo:margin-left="0.7437in">
        <style:tab-stops>
          <style:tab-stop style:type="left" style:position="-0.1993in"/>
          <style:tab-stop style:type="left" style:position="-0.1986in"/>
        </style:tab-stops>
      </style:paragraph-properties>
      <style:text-properties style:font-name="Arial" style:font-weight-complex="bold" fo:letter-spacing="-0.0013in"/>
    </style:style>
    <style:style style:name="P106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style:font-weight-complex="bold" fo:letter-spacing="-0.0013in"/>
    </style:style>
    <style:style style:name="P107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bold" style:font-weight-asian="bold" fo:letter-spacing="-0.0013in"/>
    </style:style>
    <style:style style:name="P108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109" style:parent-style-name="Fuentedepárrafopredeter." style:family="text">
      <style:text-properties style:font-name="Arial" fo:font-weight="bold" style:font-weight-asian="bold" fo:letter-spacing="-0.0013in"/>
    </style:style>
    <style:style style:name="T110" style:parent-style-name="Fuentedepárrafopredeter." style:family="text">
      <style:text-properties style:font-name="Arial" fo:font-weight="bold" style:font-weight-asian="bold" fo:letter-spacing="-0.0034in"/>
    </style:style>
    <style:style style:name="T111" style:parent-style-name="Fuentedepárrafopredeter." style:family="text">
      <style:text-properties style:font-name="Arial" fo:font-weight="bold" style:font-weight-asian="bold" fo:letter-spacing="-0.0013in"/>
    </style:style>
    <style:style style:name="T112" style:parent-style-name="Fuentedepárrafopredeter." style:family="text">
      <style:text-properties style:font-name="Arial" fo:font-weight="bold" style:font-weight-asian="bold" fo:letter-spacing="-0.0027in"/>
    </style:style>
    <style:style style:name="T113" style:parent-style-name="Fuentedepárrafopredeter." style:family="text">
      <style:text-properties style:font-name="Arial" fo:font-weight="bold" style:font-weight-asian="bold" fo:letter-spacing="-0.0013in"/>
    </style:style>
    <style:style style:name="T114" style:parent-style-name="Fuentedepárrafopredeter." style:family="text">
      <style:text-properties style:font-name="Arial" fo:font-weight="bold" style:font-weight-asian="bold" fo:letter-spacing="-0.0034in"/>
    </style:style>
    <style:style style:name="T115" style:parent-style-name="Fuentedepárrafopredeter." style:family="text">
      <style:text-properties style:font-name="Arial" fo:font-weight="bold" style:font-weight-asian="bold" fo:letter-spacing="-0.0013in"/>
    </style:style>
    <style:style style:name="T116" style:parent-style-name="Fuentedepárrafopredeter." style:family="text">
      <style:text-properties style:font-name="Arial" fo:font-weight="bold" style:font-weight-asian="bold" fo:letter-spacing="-0.0041in"/>
    </style:style>
    <style:style style:name="T117" style:parent-style-name="Fuentedepárrafopredeter." style:family="text">
      <style:text-properties style:font-name="Arial" fo:font-weight="bold" style:font-weight-asian="bold" fo:letter-spacing="-0.0013in"/>
    </style:style>
    <style:style style:name="T118" style:parent-style-name="Fuentedepárrafopredeter." style:family="text">
      <style:text-properties style:font-name="Arial" fo:font-weight="bold" style:font-weight-asian="bold" fo:letter-spacing="-0.002in"/>
    </style:style>
    <style:style style:name="T119" style:parent-style-name="Fuentedepárrafopredeter." style:family="text">
      <style:text-properties style:font-name="Arial" fo:font-weight="bold" style:font-weight-asian="bold" fo:letter-spacing="-0.0013in"/>
    </style:style>
    <style:style style:name="T120" style:parent-style-name="Fuentedepárrafopredeter." style:family="text">
      <style:text-properties style:font-name="Arial" fo:font-weight="bold" style:font-weight-asian="bold" fo:letter-spacing="-0.0034in"/>
    </style:style>
    <style:style style:name="T121" style:parent-style-name="Fuentedepárrafopredeter." style:family="text">
      <style:text-properties style:font-name="Arial" fo:font-weight="bold" style:font-weight-asian="bold" fo:letter-spacing="-0.0013in"/>
    </style:style>
    <style:style style:name="T122" style:parent-style-name="Fuentedepárrafopredeter." style:family="text">
      <style:text-properties style:font-name="Arial" fo:font-weight="bold" style:font-weight-asian="bold" fo:letter-spacing="-0.0034in"/>
    </style:style>
    <style:style style:name="T123" style:parent-style-name="Fuentedepárrafopredeter." style:family="text">
      <style:text-properties style:font-name="Arial" fo:font-weight="bold" style:font-weight-asian="bold" fo:letter-spacing="-0.0013in"/>
    </style:style>
    <style:style style:name="T124" style:parent-style-name="Fuentedepárrafopredeter." style:family="text">
      <style:text-properties style:font-name="Arial" fo:font-weight="bold" style:font-weight-asian="bold" fo:letter-spacing="-0.0034in"/>
    </style:style>
    <style:style style:name="T125" style:parent-style-name="Fuentedepárrafopredeter." style:family="text">
      <style:text-properties style:font-name="Arial" fo:font-weight="bold" style:font-weight-asian="bold" fo:letter-spacing="-0.0013in"/>
    </style:style>
    <style:style style:name="T126" style:parent-style-name="Fuentedepárrafopredeter." style:family="text">
      <style:text-properties style:font-name="Arial" fo:font-weight="bold" style:font-weight-asian="bold" fo:letter-spacing="-0.0027in"/>
    </style:style>
    <style:style style:name="T127" style:parent-style-name="Fuentedepárrafopredeter." style:family="text">
      <style:text-properties style:font-name="Arial" fo:font-weight="bold" style:font-weight-asian="bold" fo:letter-spacing="-0.0013in"/>
    </style:style>
    <style:style style:name="P128" style:parent-style-name="Párrafodelista" style:family="paragraph">
      <style:paragraph-properties fo:margin-top="0.074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129" style:parent-style-name="Fuentedepárrafopredeter." style:family="text">
      <style:text-properties style:font-name="Arial"/>
    </style:style>
    <style:style style:name="T130" style:parent-style-name="Fuentedepárrafopredeter." style:family="text">
      <style:text-properties style:font-name="Arial" fo:letter-spacing="-0.0034in"/>
    </style:style>
    <style:style style:name="T131" style:parent-style-name="Fuentedepárrafopredeter." style:family="text">
      <style:text-properties style:font-name="Arial"/>
    </style:style>
    <style:style style:name="T132" style:parent-style-name="Fuentedepárrafopredeter." style:family="text">
      <style:text-properties style:font-name="Arial" fo:letter-spacing="-0.002in"/>
    </style:style>
    <style:style style:name="T133" style:parent-style-name="Fuentedepárrafopredeter." style:family="text">
      <style:text-properties style:font-name="Arial"/>
    </style:style>
    <style:style style:name="T134" style:parent-style-name="Fuentedepárrafopredeter." style:family="text">
      <style:text-properties style:font-name="Arial" fo:letter-spacing="-0.0048in"/>
    </style:style>
    <style:style style:name="T135" style:parent-style-name="Fuentedepárrafopredeter." style:family="text">
      <style:text-properties style:font-name="Arial"/>
    </style:style>
    <style:style style:name="T136" style:parent-style-name="Fuentedepárrafopredeter." style:family="text">
      <style:text-properties style:font-name="Arial" fo:letter-spacing="-0.0027in"/>
    </style:style>
    <style:style style:name="T137" style:parent-style-name="Fuentedepárrafopredeter." style:family="text">
      <style:text-properties style:font-name="Arial"/>
    </style:style>
    <style:style style:name="T138" style:parent-style-name="Fuentedepárrafopredeter." style:family="text">
      <style:text-properties style:font-name="Arial" fo:letter-spacing="-0.0027in"/>
    </style:style>
    <style:style style:name="T139" style:parent-style-name="Fuentedepárrafopredeter." style:family="text">
      <style:text-properties style:font-name="Arial"/>
    </style:style>
    <style:style style:name="T140" style:parent-style-name="Fuentedepárrafopredeter." style:family="text">
      <style:text-properties style:font-name="Arial" fo:letter-spacing="-0.002in"/>
    </style:style>
    <style:style style:name="T141" style:parent-style-name="Fuentedepárrafopredeter." style:family="text">
      <style:text-properties style:font-name="Arial"/>
    </style:style>
    <style:style style:name="T142" style:parent-style-name="Fuentedepárrafopredeter." style:family="text">
      <style:text-properties style:font-name="Arial" fo:letter-spacing="-0.0027in"/>
    </style:style>
    <style:style style:name="T143" style:parent-style-name="Fuentedepárrafopredeter." style:family="text">
      <style:text-properties style:font-name="Arial"/>
    </style:style>
    <style:style style:name="T144" style:parent-style-name="Fuentedepárrafopredeter." style:family="text">
      <style:text-properties style:font-name="Arial" fo:letter-spacing="-0.0041in"/>
    </style:style>
    <style:style style:name="T145" style:parent-style-name="Fuentedepárrafopredeter." style:family="text">
      <style:text-properties style:font-name="Arial"/>
    </style:style>
    <style:style style:name="T146" style:parent-style-name="Fuentedepárrafopredeter." style:family="text">
      <style:text-properties style:font-name="Arial" fo:letter-spacing="-0.0034in"/>
    </style:style>
    <style:style style:name="T147" style:parent-style-name="Fuentedepárrafopredeter." style:family="text">
      <style:text-properties style:font-name="Arial"/>
    </style:style>
    <style:style style:name="T148" style:parent-style-name="Fuentedepárrafopredeter." style:family="text">
      <style:text-properties style:font-name="Arial" fo:letter-spacing="-0.0034in"/>
    </style:style>
    <style:style style:name="T149" style:parent-style-name="Fuentedepárrafopredeter." style:family="text">
      <style:text-properties style:font-name="Arial"/>
    </style:style>
    <style:style style:name="T150" style:parent-style-name="Fuentedepárrafopredeter." style:family="text">
      <style:text-properties style:font-name="Arial" fo:letter-spacing="-0.0034in"/>
    </style:style>
    <style:style style:name="T151" style:parent-style-name="Fuentedepárrafopredeter." style:family="text">
      <style:text-properties style:font-name="Arial"/>
    </style:style>
    <style:style style:name="T152" style:parent-style-name="Fuentedepárrafopredeter." style:family="text">
      <style:text-properties style:font-name="Arial" fo:letter-spacing="-0.002in"/>
    </style:style>
    <style:style style:name="T153" style:parent-style-name="Fuentedepárrafopredeter." style:family="text">
      <style:text-properties style:font-name="Arial"/>
    </style:style>
    <style:style style:name="T154" style:parent-style-name="Fuentedepárrafopredeter." style:family="text">
      <style:text-properties style:font-name="Arial" fo:letter-spacing="-0.0048in"/>
    </style:style>
    <style:style style:name="T155" style:parent-style-name="Fuentedepárrafopredeter." style:family="text">
      <style:text-properties style:font-name="Arial"/>
    </style:style>
    <style:style style:name="T156" style:parent-style-name="Fuentedepárrafopredeter." style:family="text">
      <style:text-properties style:font-name="Arial" fo:letter-spacing="-0.0034in"/>
    </style:style>
    <style:style style:name="T157" style:parent-style-name="Fuentedepárrafopredeter." style:family="text">
      <style:text-properties style:font-name="Arial"/>
    </style:style>
    <style:style style:name="T158" style:parent-style-name="Fuentedepárrafopredeter." style:family="text">
      <style:text-properties style:font-name="Arial" fo:letter-spacing="-0.002in"/>
    </style:style>
    <style:style style:name="T159" style:parent-style-name="Fuentedepárrafopredeter." style:family="text">
      <style:text-properties style:font-name="Arial"/>
    </style:style>
    <style:style style:name="P160" style:parent-style-name="Título1" style:family="paragraph">
      <style:paragraph-properties fo:margin-top="0.0763in" fo:margin-left="0.1465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16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62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16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64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16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66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16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68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16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70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17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72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17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74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17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76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17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78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17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80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18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82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18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84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18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86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18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88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18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90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19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92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19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94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19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196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19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P198" style:parent-style-name="Párrafodelista" style:family="paragraph">
      <style:paragraph-properties fo:margin-top="0.0756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199" style:parent-style-name="Fuentedepárrafopredeter." style:family="text">
      <style:text-properties style:font-name="Arial"/>
    </style:style>
    <style:style style:name="T200" style:parent-style-name="Fuentedepárrafopredeter." style:family="text">
      <style:text-properties style:font-name="Arial" fo:letter-spacing="-0.0034in"/>
    </style:style>
    <style:style style:name="T201" style:parent-style-name="Fuentedepárrafopredeter." style:family="text">
      <style:text-properties style:font-name="Arial"/>
    </style:style>
    <style:style style:name="T202" style:parent-style-name="Fuentedepárrafopredeter." style:family="text">
      <style:text-properties style:font-name="Arial" fo:letter-spacing="-0.0034in"/>
    </style:style>
    <style:style style:name="T203" style:parent-style-name="Fuentedepárrafopredeter." style:family="text">
      <style:text-properties style:font-name="Arial"/>
    </style:style>
    <style:style style:name="T204" style:parent-style-name="Fuentedepárrafopredeter." style:family="text">
      <style:text-properties style:font-name="Arial" fo:letter-spacing="-0.0041in"/>
    </style:style>
    <style:style style:name="T205" style:parent-style-name="Fuentedepárrafopredeter." style:family="text">
      <style:text-properties style:font-name="Arial"/>
    </style:style>
    <style:style style:name="T206" style:parent-style-name="Fuentedepárrafopredeter." style:family="text">
      <style:text-properties style:font-name="Arial" fo:letter-spacing="-0.0027in"/>
    </style:style>
    <style:style style:name="T207" style:parent-style-name="Fuentedepárrafopredeter." style:family="text">
      <style:text-properties style:font-name="Arial"/>
    </style:style>
    <style:style style:name="T208" style:parent-style-name="Fuentedepárrafopredeter." style:family="text">
      <style:text-properties style:font-name="Arial" fo:letter-spacing="-0.0034in"/>
    </style:style>
    <style:style style:name="T209" style:parent-style-name="Fuentedepárrafopredeter." style:family="text">
      <style:text-properties style:font-name="Arial"/>
    </style:style>
    <style:style style:name="T210" style:parent-style-name="Fuentedepárrafopredeter." style:family="text">
      <style:text-properties style:font-name="Arial" fo:letter-spacing="-0.0048in"/>
    </style:style>
    <style:style style:name="T211" style:parent-style-name="Fuentedepárrafopredeter." style:family="text">
      <style:text-properties style:font-name="Arial"/>
    </style:style>
    <style:style style:name="T212" style:parent-style-name="Fuentedepárrafopredeter." style:family="text">
      <style:text-properties style:font-name="Arial" fo:letter-spacing="-0.0027in"/>
    </style:style>
    <style:style style:name="T213" style:parent-style-name="Fuentedepárrafopredeter." style:family="text">
      <style:text-properties style:font-name="Arial"/>
    </style:style>
    <style:style style:name="T214" style:parent-style-name="Fuentedepárrafopredeter." style:family="text">
      <style:text-properties style:font-name="Arial" fo:letter-spacing="-0.0034in"/>
    </style:style>
    <style:style style:name="T215" style:parent-style-name="Fuentedepárrafopredeter." style:family="text">
      <style:text-properties style:font-name="Arial"/>
    </style:style>
    <style:style style:name="T216" style:parent-style-name="Fuentedepárrafopredeter." style:family="text">
      <style:text-properties style:font-name="Arial" fo:letter-spacing="-0.0041in"/>
    </style:style>
    <style:style style:name="T217" style:parent-style-name="Fuentedepárrafopredeter." style:family="text">
      <style:text-properties style:font-name="Arial"/>
    </style:style>
    <style:style style:name="T218" style:parent-style-name="Fuentedepárrafopredeter." style:family="text">
      <style:text-properties style:font-name="Arial" fo:letter-spacing="-0.0027in"/>
    </style:style>
    <style:style style:name="T219" style:parent-style-name="Fuentedepárrafopredeter." style:family="text">
      <style:text-properties style:font-name="Arial"/>
    </style:style>
    <style:style style:name="T220" style:parent-style-name="Fuentedepárrafopredeter." style:family="text">
      <style:text-properties style:font-name="Arial" fo:letter-spacing="-0.0041in"/>
    </style:style>
    <style:style style:name="T221" style:parent-style-name="Fuentedepárrafopredeter." style:family="text">
      <style:text-properties style:font-name="Arial"/>
    </style:style>
    <style:style style:name="T222" style:parent-style-name="Fuentedepárrafopredeter." style:family="text">
      <style:text-properties style:font-name="Arial" fo:letter-spacing="-0.0041in"/>
    </style:style>
    <style:style style:name="T223" style:parent-style-name="Fuentedepárrafopredeter." style:family="text">
      <style:text-properties style:font-name="Arial"/>
    </style:style>
    <style:style style:name="T224" style:parent-style-name="Fuentedepárrafopredeter." style:family="text">
      <style:text-properties style:font-name="Arial" fo:letter-spacing="-0.0041in"/>
    </style:style>
    <style:style style:name="T225" style:parent-style-name="Fuentedepárrafopredeter." style:family="text">
      <style:text-properties style:font-name="Arial"/>
    </style:style>
    <style:style style:name="P226" style:parent-style-name="Título1" style:family="paragraph">
      <style:paragraph-properties fo:margin-top="0.0763in" fo:margin-right="0.1451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22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28" style:parent-style-name="Fuentedepárrafopredeter." style:family="text">
      <style:text-properties style:font-name="Arial" fo:font-weight="normal" style:font-weight-asian="normal" style:font-weight-complex="normal" fo:letter-spacing="0.0048in" fo:font-size="12pt" style:font-size-asian="12pt" style:font-size-complex="12pt"/>
    </style:style>
    <style:style style:name="T22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30" style:parent-style-name="Fuentedepárrafopredeter." style:family="text">
      <style:text-properties style:font-name="Arial" fo:font-weight="normal" style:font-weight-asian="normal" style:font-weight-complex="normal" fo:letter-spacing="0.0048in" fo:font-size="12pt" style:font-size-asian="12pt" style:font-size-complex="12pt"/>
    </style:style>
    <style:style style:name="T23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32" style:parent-style-name="Fuentedepárrafopredeter." style:family="text">
      <style:text-properties style:font-name="Arial" fo:font-weight="normal" style:font-weight-asian="normal" style:font-weight-complex="normal" fo:letter-spacing="0.0069in" fo:font-size="12pt" style:font-size-asian="12pt" style:font-size-complex="12pt"/>
    </style:style>
    <style:style style:name="T23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34" style:parent-style-name="Fuentedepárrafopredeter." style:family="text">
      <style:text-properties style:font-name="Arial" fo:font-weight="normal" style:font-weight-asian="normal" style:font-weight-complex="normal" fo:letter-spacing="0.0055in" fo:font-size="12pt" style:font-size-asian="12pt" style:font-size-complex="12pt"/>
    </style:style>
    <style:style style:name="T23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36" style:parent-style-name="Fuentedepárrafopredeter." style:family="text">
      <style:text-properties style:font-name="Arial" fo:font-weight="normal" style:font-weight-asian="normal" style:font-weight-complex="normal" fo:letter-spacing="0.0048in" fo:font-size="12pt" style:font-size-asian="12pt" style:font-size-complex="12pt"/>
    </style:style>
    <style:style style:name="T23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38" style:parent-style-name="Fuentedepárrafopredeter." style:family="text">
      <style:text-properties style:font-name="Arial" fo:font-weight="normal" style:font-weight-asian="normal" style:font-weight-complex="normal" fo:letter-spacing="0.0062in" fo:font-size="12pt" style:font-size-asian="12pt" style:font-size-complex="12pt"/>
    </style:style>
    <style:style style:name="T23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40" style:parent-style-name="Fuentedepárrafopredeter." style:family="text">
      <style:text-properties style:font-name="Arial" fo:font-weight="normal" style:font-weight-asian="normal" style:font-weight-complex="normal" fo:letter-spacing="0.0069in" fo:font-size="12pt" style:font-size-asian="12pt" style:font-size-complex="12pt"/>
    </style:style>
    <style:style style:name="T24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42" style:parent-style-name="Fuentedepárrafopredeter." style:family="text">
      <style:text-properties style:font-name="Arial" fo:font-weight="normal" style:font-weight-asian="normal" style:font-weight-complex="normal" fo:letter-spacing="0.0069in" fo:font-size="12pt" style:font-size-asian="12pt" style:font-size-complex="12pt"/>
    </style:style>
    <style:style style:name="T24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44" style:parent-style-name="Fuentedepárrafopredeter." style:family="text">
      <style:text-properties style:font-name="Arial" fo:font-weight="normal" style:font-weight-asian="normal" style:font-weight-complex="normal" fo:letter-spacing="0.0048in" fo:font-size="12pt" style:font-size-asian="12pt" style:font-size-complex="12pt"/>
    </style:style>
    <style:style style:name="T24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46" style:parent-style-name="Fuentedepárrafopredeter." style:family="text">
      <style:text-properties style:font-name="Arial" fo:font-weight="normal" style:font-weight-asian="normal" style:font-weight-complex="normal" fo:letter-spacing="0.0055in" fo:font-size="12pt" style:font-size-asian="12pt" style:font-size-complex="12pt"/>
    </style:style>
    <style:style style:name="T24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48" style:parent-style-name="Fuentedepárrafopredeter." style:family="text">
      <style:text-properties style:font-name="Arial" fo:font-weight="normal" style:font-weight-asian="normal" style:font-weight-complex="normal" fo:letter-spacing="0.0062in" fo:font-size="12pt" style:font-size-asian="12pt" style:font-size-complex="12pt"/>
    </style:style>
    <style:style style:name="T24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50" style:parent-style-name="Fuentedepárrafopredeter." style:family="text">
      <style:text-properties style:font-name="Arial" fo:font-weight="normal" style:font-weight-asian="normal" style:font-weight-complex="normal" fo:letter-spacing="0.0055in" fo:font-size="12pt" style:font-size-asian="12pt" style:font-size-complex="12pt"/>
    </style:style>
    <style:style style:name="T25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52" style:parent-style-name="Fuentedepárrafopredeter." style:family="text">
      <style:text-properties style:font-name="Arial" fo:font-weight="normal" style:font-weight-asian="normal" style:font-weight-complex="normal" fo:letter-spacing="0.0041in" fo:font-size="12pt" style:font-size-asian="12pt" style:font-size-complex="12pt"/>
    </style:style>
    <style:style style:name="T25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54" style:parent-style-name="Fuentedepárrafopredeter." style:family="text">
      <style:text-properties style:font-name="Arial" fo:font-weight="normal" style:font-weight-asian="normal" style:font-weight-complex="normal" fo:letter-spacing="0.0062in" fo:font-size="12pt" style:font-size-asian="12pt" style:font-size-complex="12pt"/>
    </style:style>
    <style:style style:name="T25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56" style:parent-style-name="Fuentedepárrafopredeter." style:family="text">
      <style:text-properties style:font-name="Arial" fo:font-weight="normal" style:font-weight-asian="normal" style:font-weight-complex="normal" fo:letter-spacing="0.0055in" fo:font-size="12pt" style:font-size-asian="12pt" style:font-size-complex="12pt"/>
    </style:style>
    <style:style style:name="T25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58" style:parent-style-name="Fuentedepárrafopredeter." style:family="text">
      <style:text-properties style:font-name="Arial" fo:font-weight="normal" style:font-weight-asian="normal" style:font-weight-complex="normal" fo:letter-spacing="0.0069in" fo:font-size="12pt" style:font-size-asian="12pt" style:font-size-complex="12pt"/>
    </style:style>
    <style:style style:name="T25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60" style:parent-style-name="Fuentedepárrafopredeter." style:family="text">
      <style:text-properties style:font-name="Arial" fo:font-weight="normal" style:font-weight-asian="normal" style:font-weight-complex="normal" fo:letter-spacing="0.0055in" fo:font-size="12pt" style:font-size-asian="12pt" style:font-size-complex="12pt"/>
    </style:style>
    <style:style style:name="T26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62" style:parent-style-name="Fuentedepárrafopredeter." style:family="text">
      <style:text-properties style:font-name="Arial" fo:font-weight="normal" style:font-weight-asian="normal" style:font-weight-complex="normal" fo:letter-spacing="0.0069in" fo:font-size="12pt" style:font-size-asian="12pt" style:font-size-complex="12pt"/>
    </style:style>
    <style:style style:name="T26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64" style:parent-style-name="Fuentedepárrafopredeter." style:family="text">
      <style:text-properties style:font-name="Arial" fo:font-weight="normal" style:font-weight-asian="normal" style:font-weight-complex="normal" fo:letter-spacing="0.0055in" fo:font-size="12pt" style:font-size-asian="12pt" style:font-size-complex="12pt"/>
    </style:style>
    <style:style style:name="T26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66" style:parent-style-name="Fuentedepárrafopredeter." style:family="text">
      <style:text-properties style:font-name="Arial" fo:font-weight="normal" style:font-weight-asian="normal" style:font-weight-complex="normal" fo:letter-spacing="0.0062in" fo:font-size="12pt" style:font-size-asian="12pt" style:font-size-complex="12pt"/>
    </style:style>
    <style:style style:name="T26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68" style:parent-style-name="Fuentedepárrafopredeter." style:family="text">
      <style:text-properties style:font-name="Arial" fo:font-weight="normal" style:font-weight-asian="normal" style:font-weight-complex="normal" fo:letter-spacing="0.0006in" fo:font-size="12pt" style:font-size-asian="12pt" style:font-size-complex="12pt"/>
    </style:style>
    <style:style style:name="T26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270" style:parent-style-name="Fuentedepárrafopredeter." style:family="text">
      <style:text-properties style:font-name="Arial" fo:font-weight="normal" style:font-weight-asian="normal" style:font-weight-complex="normal" fo:letter-spacing="-0.0006in" fo:font-size="12pt" style:font-size-asian="12pt" style:font-size-complex="12pt"/>
    </style:style>
    <style:style style:name="T27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P272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273" style:parent-style-name="Fuentedepárrafopredeter." style:family="text">
      <style:text-properties style:font-name="Arial"/>
    </style:style>
    <style:style style:name="T274" style:parent-style-name="Fuentedepárrafopredeter." style:family="text">
      <style:text-properties style:font-name="Arial" fo:letter-spacing="-0.0069in"/>
    </style:style>
    <style:style style:name="T275" style:parent-style-name="Fuentedepárrafopredeter." style:family="text">
      <style:text-properties style:font-name="Arial"/>
    </style:style>
    <style:style style:name="T276" style:parent-style-name="Fuentedepárrafopredeter." style:family="text">
      <style:text-properties style:font-name="Arial" fo:letter-spacing="-0.0048in"/>
    </style:style>
    <style:style style:name="T277" style:parent-style-name="Fuentedepárrafopredeter." style:family="text">
      <style:text-properties style:font-name="Arial"/>
    </style:style>
    <style:style style:name="T278" style:parent-style-name="Fuentedepárrafopredeter." style:family="text">
      <style:text-properties style:font-name="Arial" fo:letter-spacing="-0.0055in"/>
    </style:style>
    <style:style style:name="T279" style:parent-style-name="Fuentedepárrafopredeter." style:family="text">
      <style:text-properties style:font-name="Arial"/>
    </style:style>
    <style:style style:name="T280" style:parent-style-name="Fuentedepárrafopredeter." style:family="text">
      <style:text-properties style:font-name="Arial" fo:letter-spacing="-0.0048in"/>
    </style:style>
    <style:style style:name="T281" style:parent-style-name="Fuentedepárrafopredeter." style:family="text">
      <style:text-properties style:font-name="Arial"/>
    </style:style>
    <style:style style:name="T282" style:parent-style-name="Fuentedepárrafopredeter." style:family="text">
      <style:text-properties style:font-name="Arial" fo:letter-spacing="-0.0055in"/>
    </style:style>
    <style:style style:name="T283" style:parent-style-name="Fuentedepárrafopredeter." style:family="text">
      <style:text-properties style:font-name="Arial"/>
    </style:style>
    <style:style style:name="T284" style:parent-style-name="Fuentedepárrafopredeter." style:family="text">
      <style:text-properties style:font-name="Arial" fo:letter-spacing="-0.0041in"/>
    </style:style>
    <style:style style:name="T285" style:parent-style-name="Fuentedepárrafopredeter." style:family="text">
      <style:text-properties style:font-name="Arial"/>
    </style:style>
    <style:style style:name="T286" style:parent-style-name="Fuentedepárrafopredeter." style:family="text">
      <style:text-properties style:font-name="Arial" fo:letter-spacing="-0.0048in"/>
    </style:style>
    <style:style style:name="T287" style:parent-style-name="Fuentedepárrafopredeter." style:family="text">
      <style:text-properties style:font-name="Arial"/>
    </style:style>
    <style:style style:name="T288" style:parent-style-name="Fuentedepárrafopredeter." style:family="text">
      <style:text-properties style:font-name="Arial" fo:letter-spacing="-0.0055in"/>
    </style:style>
    <style:style style:name="T289" style:parent-style-name="Fuentedepárrafopredeter." style:family="text">
      <style:text-properties style:font-name="Arial"/>
    </style:style>
    <style:style style:name="T290" style:parent-style-name="Fuentedepárrafopredeter." style:family="text">
      <style:text-properties style:font-name="Arial" fo:letter-spacing="-0.0048in"/>
    </style:style>
    <style:style style:name="T291" style:parent-style-name="Fuentedepárrafopredeter." style:family="text">
      <style:text-properties style:font-name="Arial"/>
    </style:style>
    <style:style style:name="T292" style:parent-style-name="Fuentedepárrafopredeter." style:family="text">
      <style:text-properties style:font-name="Arial" fo:letter-spacing="-0.0055in"/>
    </style:style>
    <style:style style:name="T293" style:parent-style-name="Fuentedepárrafopredeter." style:family="text">
      <style:text-properties style:font-name="Arial"/>
    </style:style>
    <style:style style:name="T294" style:parent-style-name="Fuentedepárrafopredeter." style:family="text">
      <style:text-properties style:font-name="Arial" fo:letter-spacing="-0.0055in"/>
    </style:style>
    <style:style style:name="T295" style:parent-style-name="Fuentedepárrafopredeter." style:family="text">
      <style:text-properties style:font-name="Arial"/>
    </style:style>
    <style:style style:name="T296" style:parent-style-name="Fuentedepárrafopredeter." style:family="text">
      <style:text-properties style:font-name="Arial" fo:letter-spacing="-0.0055in"/>
    </style:style>
    <style:style style:name="T297" style:parent-style-name="Fuentedepárrafopredeter." style:family="text">
      <style:text-properties style:font-name="Arial"/>
    </style:style>
    <style:style style:name="T298" style:parent-style-name="Fuentedepárrafopredeter." style:family="text">
      <style:text-properties style:font-name="Arial" fo:letter-spacing="-0.0055in"/>
    </style:style>
    <style:style style:name="T299" style:parent-style-name="Fuentedepárrafopredeter." style:family="text">
      <style:text-properties style:font-name="Arial"/>
    </style:style>
    <style:style style:name="T300" style:parent-style-name="Fuentedepárrafopredeter." style:family="text">
      <style:text-properties style:font-name="Arial" fo:letter-spacing="-0.0062in"/>
    </style:style>
    <style:style style:name="T301" style:parent-style-name="Fuentedepárrafopredeter." style:family="text">
      <style:text-properties style:font-name="Arial"/>
    </style:style>
    <style:style style:name="P302" style:parent-style-name="Título1" style:family="paragraph">
      <style:paragraph-properties fo:margin-top="0.0763in" fo:margin-left="0.1465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30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04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30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06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30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08" style:parent-style-name="Fuentedepárrafopredeter." style:family="text">
      <style:text-properties style:font-name="Arial" fo:font-weight="normal" style:font-weight-asian="normal" style:font-weight-complex="normal" fo:letter-spacing="-0.0055in" fo:font-size="12pt" style:font-size-asian="12pt" style:font-size-complex="12pt"/>
    </style:style>
    <style:style style:name="T30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10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31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12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31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14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31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16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31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18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31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20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32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22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32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24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32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26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32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28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32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30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33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P332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333" style:parent-style-name="Fuentedepárrafopredeter." style:family="text">
      <style:text-properties style:font-name="Arial"/>
    </style:style>
    <style:style style:name="T334" style:parent-style-name="Fuentedepárrafopredeter." style:family="text">
      <style:text-properties style:font-name="Arial" fo:letter-spacing="-0.0048in"/>
    </style:style>
    <style:style style:name="T335" style:parent-style-name="Fuentedepárrafopredeter." style:family="text">
      <style:text-properties style:font-name="Arial"/>
    </style:style>
    <style:style style:name="T336" style:parent-style-name="Fuentedepárrafopredeter." style:family="text">
      <style:text-properties style:font-name="Arial" fo:letter-spacing="-0.0034in"/>
    </style:style>
    <style:style style:name="T337" style:parent-style-name="Fuentedepárrafopredeter." style:family="text">
      <style:text-properties style:font-name="Arial"/>
    </style:style>
    <style:style style:name="T338" style:parent-style-name="Fuentedepárrafopredeter." style:family="text">
      <style:text-properties style:font-name="Arial" fo:letter-spacing="-0.0048in"/>
    </style:style>
    <style:style style:name="T339" style:parent-style-name="Fuentedepárrafopredeter." style:family="text">
      <style:text-properties style:font-name="Arial"/>
    </style:style>
    <style:style style:name="T340" style:parent-style-name="Fuentedepárrafopredeter." style:family="text">
      <style:text-properties style:font-name="Arial" fo:letter-spacing="-0.0041in"/>
    </style:style>
    <style:style style:name="T341" style:parent-style-name="Fuentedepárrafopredeter." style:family="text">
      <style:text-properties style:font-name="Arial"/>
    </style:style>
    <style:style style:name="T342" style:parent-style-name="Fuentedepárrafopredeter." style:family="text">
      <style:text-properties style:font-name="Arial" fo:letter-spacing="-0.0041in"/>
    </style:style>
    <style:style style:name="T343" style:parent-style-name="Fuentedepárrafopredeter." style:family="text">
      <style:text-properties style:font-name="Arial"/>
    </style:style>
    <style:style style:name="T344" style:parent-style-name="Fuentedepárrafopredeter." style:family="text">
      <style:text-properties style:font-name="Arial" fo:letter-spacing="-0.0041in"/>
    </style:style>
    <style:style style:name="T345" style:parent-style-name="Fuentedepárrafopredeter." style:family="text">
      <style:text-properties style:font-name="Arial"/>
    </style:style>
    <style:style style:name="T346" style:parent-style-name="Fuentedepárrafopredeter." style:family="text">
      <style:text-properties style:font-name="Arial" fo:letter-spacing="-0.0041in"/>
    </style:style>
    <style:style style:name="T347" style:parent-style-name="Fuentedepárrafopredeter." style:family="text">
      <style:text-properties style:font-name="Arial"/>
    </style:style>
    <style:style style:name="T348" style:parent-style-name="Fuentedepárrafopredeter." style:family="text">
      <style:text-properties style:font-name="Arial" fo:letter-spacing="-0.0048in"/>
    </style:style>
    <style:style style:name="T349" style:parent-style-name="Fuentedepárrafopredeter." style:family="text">
      <style:text-properties style:font-name="Arial"/>
    </style:style>
    <style:style style:name="T350" style:parent-style-name="Fuentedepárrafopredeter." style:family="text">
      <style:text-properties style:font-name="Arial" fo:letter-spacing="-0.0048in"/>
    </style:style>
    <style:style style:name="T351" style:parent-style-name="Fuentedepárrafopredeter." style:family="text">
      <style:text-properties style:font-name="Arial"/>
    </style:style>
    <style:style style:name="T352" style:parent-style-name="Fuentedepárrafopredeter." style:family="text">
      <style:text-properties style:font-name="Arial" fo:letter-spacing="-0.0041in"/>
    </style:style>
    <style:style style:name="T353" style:parent-style-name="Fuentedepárrafopredeter." style:family="text">
      <style:text-properties style:font-name="Arial"/>
    </style:style>
    <style:style style:name="T354" style:parent-style-name="Fuentedepárrafopredeter." style:family="text">
      <style:text-properties style:font-name="Arial" fo:letter-spacing="-0.0041in"/>
    </style:style>
    <style:style style:name="T355" style:parent-style-name="Fuentedepárrafopredeter." style:family="text">
      <style:text-properties style:font-name="Arial"/>
    </style:style>
    <style:style style:name="T356" style:parent-style-name="Fuentedepárrafopredeter." style:family="text">
      <style:text-properties style:font-name="Arial" fo:letter-spacing="-0.0055in"/>
    </style:style>
    <style:style style:name="T357" style:parent-style-name="Fuentedepárrafopredeter." style:family="text">
      <style:text-properties style:font-name="Arial"/>
    </style:style>
    <style:style style:name="T358" style:parent-style-name="Fuentedepárrafopredeter." style:family="text">
      <style:text-properties style:font-name="Arial" fo:letter-spacing="-0.0034in"/>
    </style:style>
    <style:style style:name="T359" style:parent-style-name="Fuentedepárrafopredeter." style:family="text">
      <style:text-properties style:font-name="Arial"/>
    </style:style>
    <style:style style:name="T360" style:parent-style-name="Fuentedepárrafopredeter." style:family="text">
      <style:text-properties style:font-name="Arial" fo:letter-spacing="-0.0055in"/>
    </style:style>
    <style:style style:name="T361" style:parent-style-name="Fuentedepárrafopredeter." style:family="text">
      <style:text-properties style:font-name="Arial"/>
    </style:style>
    <style:style style:name="T362" style:parent-style-name="Fuentedepárrafopredeter." style:family="text">
      <style:text-properties style:font-name="Arial" fo:letter-spacing="-0.0041in"/>
    </style:style>
    <style:style style:name="T363" style:parent-style-name="Fuentedepárrafopredeter." style:family="text">
      <style:text-properties style:font-name="Arial"/>
    </style:style>
    <style:style style:name="T364" style:parent-style-name="Fuentedepárrafopredeter." style:family="text">
      <style:text-properties style:font-name="Arial" fo:letter-spacing="-0.0055in"/>
    </style:style>
    <style:style style:name="T365" style:parent-style-name="Fuentedepárrafopredeter." style:family="text">
      <style:text-properties style:font-name="Arial"/>
    </style:style>
    <style:style style:name="T366" style:parent-style-name="Fuentedepárrafopredeter." style:family="text">
      <style:text-properties style:font-name="Arial" fo:letter-spacing="-0.0048in"/>
    </style:style>
    <style:style style:name="T367" style:parent-style-name="Fuentedepárrafopredeter." style:family="text">
      <style:text-properties style:font-name="Arial"/>
    </style:style>
    <style:style style:name="T368" style:parent-style-name="Fuentedepárrafopredeter." style:family="text">
      <style:text-properties style:font-name="Arial" fo:letter-spacing="-0.0048in"/>
    </style:style>
    <style:style style:name="T369" style:parent-style-name="Fuentedepárrafopredeter." style:family="text">
      <style:text-properties style:font-name="Arial"/>
    </style:style>
    <style:style style:name="P370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37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72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37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74" style:parent-style-name="Fuentedepárrafopredeter." style:family="text">
      <style:text-properties style:font-name="Arial" fo:font-weight="normal" style:font-weight-asian="normal" style:font-weight-complex="normal" fo:letter-spacing="-0.0055in" fo:font-size="12pt" style:font-size-asian="12pt" style:font-size-complex="12pt"/>
    </style:style>
    <style:style style:name="T37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76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37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78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37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80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38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82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38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84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38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86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38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88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38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90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39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92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39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94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39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96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39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398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39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00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40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02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40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P404" style:parent-style-name="Párrafodelista" style:family="paragraph">
      <style:paragraph-properties fo:margin-top="0.0763in" fo:margin-left="0.146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405" style:parent-style-name="Fuentedepárrafopredeter." style:family="text">
      <style:text-properties style:font-name="Arial"/>
    </style:style>
    <style:style style:name="T406" style:parent-style-name="Fuentedepárrafopredeter." style:family="text">
      <style:text-properties style:font-name="Arial" fo:letter-spacing="-0.0041in"/>
    </style:style>
    <style:style style:name="T407" style:parent-style-name="Fuentedepárrafopredeter." style:family="text">
      <style:text-properties style:font-name="Arial"/>
    </style:style>
    <style:style style:name="T408" style:parent-style-name="Fuentedepárrafopredeter." style:family="text">
      <style:text-properties style:font-name="Arial" fo:letter-spacing="-0.0027in"/>
    </style:style>
    <style:style style:name="T409" style:parent-style-name="Fuentedepárrafopredeter." style:family="text">
      <style:text-properties style:font-name="Arial"/>
    </style:style>
    <style:style style:name="T410" style:parent-style-name="Fuentedepárrafopredeter." style:family="text">
      <style:text-properties style:font-name="Arial" fo:letter-spacing="-0.0027in"/>
    </style:style>
    <style:style style:name="T411" style:parent-style-name="Fuentedepárrafopredeter." style:family="text">
      <style:text-properties style:font-name="Arial"/>
    </style:style>
    <style:style style:name="T412" style:parent-style-name="Fuentedepárrafopredeter." style:family="text">
      <style:text-properties style:font-name="Arial" fo:letter-spacing="-0.002in"/>
    </style:style>
    <style:style style:name="T413" style:parent-style-name="Fuentedepárrafopredeter." style:family="text">
      <style:text-properties style:font-name="Arial"/>
    </style:style>
    <style:style style:name="T414" style:parent-style-name="Fuentedepárrafopredeter." style:family="text">
      <style:text-properties style:font-name="Arial" fo:letter-spacing="-0.0048in"/>
    </style:style>
    <style:style style:name="T415" style:parent-style-name="Fuentedepárrafopredeter." style:family="text">
      <style:text-properties style:font-name="Arial"/>
    </style:style>
    <style:style style:name="T416" style:parent-style-name="Fuentedepárrafopredeter." style:family="text">
      <style:text-properties style:font-name="Arial" fo:letter-spacing="-0.0041in"/>
    </style:style>
    <style:style style:name="T417" style:parent-style-name="Fuentedepárrafopredeter." style:family="text">
      <style:text-properties style:font-name="Arial"/>
    </style:style>
    <style:style style:name="T418" style:parent-style-name="Fuentedepárrafopredeter." style:family="text">
      <style:text-properties style:font-name="Arial" fo:letter-spacing="-0.0027in"/>
    </style:style>
    <style:style style:name="T419" style:parent-style-name="Fuentedepárrafopredeter." style:family="text">
      <style:text-properties style:font-name="Arial"/>
    </style:style>
    <style:style style:name="T420" style:parent-style-name="Fuentedepárrafopredeter." style:family="text">
      <style:text-properties style:font-name="Arial" fo:letter-spacing="-0.0034in"/>
    </style:style>
    <style:style style:name="T421" style:parent-style-name="Fuentedepárrafopredeter." style:family="text">
      <style:text-properties style:font-name="Arial"/>
    </style:style>
    <style:style style:name="T422" style:parent-style-name="Fuentedepárrafopredeter." style:family="text">
      <style:text-properties style:font-name="Arial" fo:letter-spacing="-0.0034in"/>
    </style:style>
    <style:style style:name="T423" style:parent-style-name="Fuentedepárrafopredeter." style:family="text">
      <style:text-properties style:font-name="Arial"/>
    </style:style>
    <style:style style:name="T424" style:parent-style-name="Fuentedepárrafopredeter." style:family="text">
      <style:text-properties style:font-name="Arial" fo:letter-spacing="-0.002in"/>
    </style:style>
    <style:style style:name="T425" style:parent-style-name="Fuentedepárrafopredeter." style:family="text">
      <style:text-properties style:font-name="Arial"/>
    </style:style>
    <style:style style:name="T426" style:parent-style-name="Fuentedepárrafopredeter." style:family="text">
      <style:text-properties style:font-name="Arial" fo:letter-spacing="-0.0041in"/>
    </style:style>
    <style:style style:name="T427" style:parent-style-name="Fuentedepárrafopredeter." style:family="text">
      <style:text-properties style:font-name="Arial"/>
    </style:style>
    <style:style style:name="P428" style:parent-style-name="Título1" style:family="paragraph">
      <style:paragraph-properties fo:margin-top="0.0743in" fo:margin-left="0.1465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42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30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43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32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43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34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43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36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43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38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43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40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44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42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44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44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44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46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44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48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44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50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45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52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453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54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455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56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457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58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459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460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46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P462" style:parent-style-name="Párrafodelista" style:family="paragraph">
      <style:paragraph-properties fo:margin-top="0.0763in" fo:margin-left="0.1472in" fo:margin-right="0.15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463" style:parent-style-name="Fuentedepárrafopredeter." style:family="text">
      <style:text-properties style:font-name="Arial"/>
    </style:style>
    <style:style style:name="T464" style:parent-style-name="Fuentedepárrafopredeter." style:family="text">
      <style:text-properties style:font-name="Arial" fo:letter-spacing="0.0034in"/>
    </style:style>
    <style:style style:name="T465" style:parent-style-name="Fuentedepárrafopredeter." style:family="text">
      <style:text-properties style:font-name="Arial"/>
    </style:style>
    <style:style style:name="T466" style:parent-style-name="Fuentedepárrafopredeter." style:family="text">
      <style:text-properties style:font-name="Arial" fo:letter-spacing="0.002in"/>
    </style:style>
    <style:style style:name="T467" style:parent-style-name="Fuentedepárrafopredeter." style:family="text">
      <style:text-properties style:font-name="Arial"/>
    </style:style>
    <style:style style:name="T468" style:parent-style-name="Fuentedepárrafopredeter." style:family="text">
      <style:text-properties style:font-name="Arial" fo:letter-spacing="0.0041in"/>
    </style:style>
    <style:style style:name="T469" style:parent-style-name="Fuentedepárrafopredeter." style:family="text">
      <style:text-properties style:font-name="Arial"/>
    </style:style>
    <style:style style:name="T470" style:parent-style-name="Fuentedepárrafopredeter." style:family="text">
      <style:text-properties style:font-name="Arial" fo:letter-spacing="0.0027in"/>
    </style:style>
    <style:style style:name="T471" style:parent-style-name="Fuentedepárrafopredeter." style:family="text">
      <style:text-properties style:font-name="Arial"/>
    </style:style>
    <style:style style:name="T472" style:parent-style-name="Fuentedepárrafopredeter." style:family="text">
      <style:text-properties style:font-name="Arial" fo:letter-spacing="0.0041in"/>
    </style:style>
    <style:style style:name="T473" style:parent-style-name="Fuentedepárrafopredeter." style:family="text">
      <style:text-properties style:font-name="Arial"/>
    </style:style>
    <style:style style:name="T474" style:parent-style-name="Fuentedepárrafopredeter." style:family="text">
      <style:text-properties style:font-name="Arial" fo:letter-spacing="0.0048in"/>
    </style:style>
    <style:style style:name="T475" style:parent-style-name="Fuentedepárrafopredeter." style:family="text">
      <style:text-properties style:font-name="Arial"/>
    </style:style>
    <style:style style:name="T476" style:parent-style-name="Fuentedepárrafopredeter." style:family="text">
      <style:text-properties style:font-name="Arial" fo:letter-spacing="0.002in"/>
    </style:style>
    <style:style style:name="T477" style:parent-style-name="Fuentedepárrafopredeter." style:family="text">
      <style:text-properties style:font-name="Arial"/>
    </style:style>
    <style:style style:name="T478" style:parent-style-name="Fuentedepárrafopredeter." style:family="text">
      <style:text-properties style:font-name="Arial" fo:letter-spacing="0.0034in"/>
    </style:style>
    <style:style style:name="T479" style:parent-style-name="Fuentedepárrafopredeter." style:family="text">
      <style:text-properties style:font-name="Arial"/>
    </style:style>
    <style:style style:name="T480" style:parent-style-name="Fuentedepárrafopredeter." style:family="text">
      <style:text-properties style:font-name="Arial" fo:letter-spacing="0.002in"/>
    </style:style>
    <style:style style:name="T481" style:parent-style-name="Fuentedepárrafopredeter." style:family="text">
      <style:text-properties style:font-name="Arial"/>
    </style:style>
    <style:style style:name="T482" style:parent-style-name="Fuentedepárrafopredeter." style:family="text">
      <style:text-properties style:font-name="Arial" fo:letter-spacing="0.0027in"/>
    </style:style>
    <style:style style:name="T483" style:parent-style-name="Fuentedepárrafopredeter." style:family="text">
      <style:text-properties style:font-name="Arial"/>
    </style:style>
    <style:style style:name="T484" style:parent-style-name="Fuentedepárrafopredeter." style:family="text">
      <style:text-properties style:font-name="Arial" fo:letter-spacing="0.0041in"/>
    </style:style>
    <style:style style:name="T485" style:parent-style-name="Fuentedepárrafopredeter." style:family="text">
      <style:text-properties style:font-name="Arial"/>
    </style:style>
    <style:style style:name="T486" style:parent-style-name="Fuentedepárrafopredeter." style:family="text">
      <style:text-properties style:font-name="Arial" fo:letter-spacing="0.0034in"/>
    </style:style>
    <style:style style:name="T487" style:parent-style-name="Fuentedepárrafopredeter." style:family="text">
      <style:text-properties style:font-name="Arial"/>
    </style:style>
    <style:style style:name="T488" style:parent-style-name="Fuentedepárrafopredeter." style:family="text">
      <style:text-properties style:font-name="Arial" fo:letter-spacing="0.0034in"/>
    </style:style>
    <style:style style:name="T489" style:parent-style-name="Fuentedepárrafopredeter." style:family="text">
      <style:text-properties style:font-name="Arial"/>
    </style:style>
    <style:style style:name="T490" style:parent-style-name="Fuentedepárrafopredeter." style:family="text">
      <style:text-properties style:font-name="Arial" fo:letter-spacing="0.0034in"/>
    </style:style>
    <style:style style:name="T491" style:parent-style-name="Fuentedepárrafopredeter." style:family="text">
      <style:text-properties style:font-name="Arial"/>
    </style:style>
    <style:style style:name="T492" style:parent-style-name="Fuentedepárrafopredeter." style:family="text">
      <style:text-properties style:font-name="Arial" fo:letter-spacing="0.0034in"/>
    </style:style>
    <style:style style:name="T493" style:parent-style-name="Fuentedepárrafopredeter." style:family="text">
      <style:text-properties style:font-name="Arial"/>
    </style:style>
    <style:style style:name="T494" style:parent-style-name="Fuentedepárrafopredeter." style:family="text">
      <style:text-properties style:font-name="Arial" fo:letter-spacing="0.0034in"/>
    </style:style>
    <style:style style:name="T495" style:parent-style-name="Fuentedepárrafopredeter." style:family="text">
      <style:text-properties style:font-name="Arial"/>
    </style:style>
    <style:style style:name="T496" style:parent-style-name="Fuentedepárrafopredeter." style:family="text">
      <style:text-properties style:font-name="Arial" fo:letter-spacing="0.0041in"/>
    </style:style>
    <style:style style:name="T497" style:parent-style-name="Fuentedepárrafopredeter." style:family="text">
      <style:text-properties style:font-name="Arial"/>
    </style:style>
    <style:style style:name="T498" style:parent-style-name="Fuentedepárrafopredeter." style:family="text">
      <style:text-properties style:font-name="Arial" fo:letter-spacing="0.002in"/>
    </style:style>
    <style:style style:name="T499" style:parent-style-name="Fuentedepárrafopredeter." style:family="text">
      <style:text-properties style:font-name="Arial"/>
    </style:style>
    <style:style style:name="T500" style:parent-style-name="Fuentedepárrafopredeter." style:family="text">
      <style:text-properties style:font-name="Arial" fo:letter-spacing="0.0034in"/>
    </style:style>
    <style:style style:name="T501" style:parent-style-name="Fuentedepárrafopredeter." style:family="text">
      <style:text-properties style:font-name="Arial"/>
    </style:style>
    <style:style style:name="T502" style:parent-style-name="Fuentedepárrafopredeter." style:family="text">
      <style:text-properties style:font-name="Arial" fo:letter-spacing="0.002in"/>
    </style:style>
    <style:style style:name="T503" style:parent-style-name="Fuentedepárrafopredeter." style:family="text">
      <style:text-properties style:font-name="Arial"/>
    </style:style>
    <style:style style:name="T504" style:parent-style-name="Fuentedepárrafopredeter." style:family="text">
      <style:text-properties style:font-name="Arial" fo:letter-spacing="0.0034in"/>
    </style:style>
    <style:style style:name="T505" style:parent-style-name="Fuentedepárrafopredeter." style:family="text">
      <style:text-properties style:font-name="Arial"/>
    </style:style>
    <style:style style:name="T506" style:parent-style-name="Fuentedepárrafopredeter." style:family="text">
      <style:text-properties style:font-name="Arial" fo:letter-spacing="0.002in"/>
    </style:style>
    <style:style style:name="T507" style:parent-style-name="Fuentedepárrafopredeter." style:family="text">
      <style:text-properties style:font-name="Arial"/>
    </style:style>
    <style:style style:name="T508" style:parent-style-name="Fuentedepárrafopredeter." style:family="text">
      <style:text-properties style:font-name="Arial" fo:letter-spacing="-0.0319in"/>
    </style:style>
    <style:style style:name="T509" style:parent-style-name="Fuentedepárrafopredeter." style:family="text">
      <style:text-properties style:font-name="Arial"/>
    </style:style>
    <style:style style:name="P510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511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12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513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14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515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16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517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18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519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20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521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22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523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24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525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26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527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28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529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30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531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32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533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34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535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536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537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38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39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40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41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42" style:parent-style-name="Título1" style:family="paragraph">
      <style:paragraph-properties fo:margin-top="0.0756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43" style:parent-style-name="Título1" style:family="paragraph">
      <style:paragraph-properties fo:margin-top="0.0756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44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45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46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47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48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49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50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51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52" style:parent-style-name="Título1" style:family="paragraph">
      <style:paragraph-properties fo:margin-top="0.0756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53" style:parent-style-name="Título1" style:family="paragraph">
      <style:paragraph-properties fo:margin-top="0.0756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54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55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56" style:parent-style-name="Título1" style:family="paragraph">
      <style:paragraph-properties fo:margin-top="0.0756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57" style:parent-style-name="Título1" style:family="paragraph">
      <style:paragraph-properties fo:margin-top="0.0756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58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59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60" style:parent-style-name="Título1" style:family="paragraph">
      <style:paragraph-properties fo:margin-top="0.0756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61" style:parent-style-name="Título1" style:family="paragraph">
      <style:paragraph-properties fo:margin-top="0.0756in" fo:margin-left="1.477in">
        <style:tab-stops>
          <style:tab-stop style:type="left" style:position="-0.9326in"/>
          <style:tab-stop style:type="left" style:position="-0.9319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62" style:parent-style-name="Título1" style:family="paragraph">
      <style:paragraph-properties fo:margin-top="0.0756in" fo:margin-left="1.477in">
        <style:tab-stops>
          <style:tab-stop style:type="left" style:position="-0.9326in"/>
          <style:tab-stop style:type="left" style:position="-0.9319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63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64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65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66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67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68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69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70" style:parent-style-name="Título1" style:family="paragraph">
      <style:paragraph-properties fo:margin-top="0.0756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571" style:parent-style-name="Título1" style:family="paragraph">
      <style:paragraph-properties fo:margin-top="0.0756in" fo:margin-left="0.1465in">
        <style:tab-stops>
          <style:tab-stop style:type="left" style:position="0.3979in"/>
          <style:tab-stop style:type="left" style:position="0.3986in"/>
        </style:tab-stops>
      </style:paragraph-properties>
      <style:text-properties style:font-name="Arial" fo:letter-spacing="-0.0013in" fo:font-size="12pt" style:font-size-asian="12pt" style:font-size-complex="12pt"/>
    </style:style>
    <style:style style:name="P572" style:parent-style-name="Párrafodelista" style:family="paragraph">
      <style:paragraph-properties fo:margin-top="0.0388in" fo:margin-left="0in" fo:text-indent="0in">
        <style:tab-stops>
          <style:tab-stop style:type="left" style:position="0.3013in"/>
        </style:tab-stops>
      </style:paragraph-properties>
    </style:style>
    <style:style style:name="T573" style:parent-style-name="Fuentedepárrafopredeter." style:family="text">
      <style:text-properties style:font-name="Arial" fo:font-weight="bold" style:font-weight-asian="bold"/>
    </style:style>
    <style:style style:name="T574" style:parent-style-name="Fuentedepárrafopredeter." style:family="text">
      <style:text-properties style:font-name="Arial" fo:font-weight="bold" style:font-weight-asian="bold" fo:letter-spacing="-0.0034in"/>
    </style:style>
    <style:style style:name="T575" style:parent-style-name="Fuentedepárrafopredeter." style:family="text">
      <style:text-properties style:font-name="Arial" fo:font-weight="bold" style:font-weight-asian="bold"/>
    </style:style>
    <style:style style:name="T576" style:parent-style-name="Fuentedepárrafopredeter." style:family="text">
      <style:text-properties style:font-name="Arial" fo:font-weight="bold" style:font-weight-asian="bold" fo:letter-spacing="-0.0006in"/>
    </style:style>
    <style:style style:name="T577" style:parent-style-name="Fuentedepárrafopredeter." style:family="text">
      <style:text-properties style:font-name="Arial" fo:font-weight="bold" style:font-weight-asian="bold"/>
    </style:style>
    <style:style style:name="T578" style:parent-style-name="Fuentedepárrafopredeter." style:family="text">
      <style:text-properties style:font-name="Arial" fo:font-weight="bold" style:font-weight-asian="bold" fo:letter-spacing="-0.0013in"/>
    </style:style>
    <style:style style:name="T579" style:parent-style-name="Fuentedepárrafopredeter." style:family="text">
      <style:text-properties style:font-name="Arial" fo:font-weight="bold" style:font-weight-asian="bold"/>
    </style:style>
    <style:style style:name="T580" style:parent-style-name="Fuentedepárrafopredeter." style:family="text">
      <style:text-properties style:font-name="Arial" fo:font-weight="bold" style:font-weight-asian="bold" fo:letter-spacing="-0.0027in"/>
    </style:style>
    <style:style style:name="T581" style:parent-style-name="Fuentedepárrafopredeter." style:family="text">
      <style:text-properties style:font-name="Arial" fo:font-weight="bold" style:font-weight-asian="bold"/>
    </style:style>
    <style:style style:name="T582" style:parent-style-name="Fuentedepárrafopredeter." style:family="text">
      <style:text-properties style:font-name="Arial" fo:font-weight="bold" style:font-weight-asian="bold" fo:letter-spacing="-0.0027in"/>
    </style:style>
    <style:style style:name="T583" style:parent-style-name="Fuentedepárrafopredeter." style:family="text">
      <style:text-properties style:font-name="Arial" fo:font-weight="bold" style:font-weight-asian="bold"/>
    </style:style>
    <style:style style:name="T584" style:parent-style-name="Fuentedepárrafopredeter." style:family="text">
      <style:text-properties style:font-name="Arial" fo:font-weight="bold" style:font-weight-asian="bold" fo:letter-spacing="-0.0013in"/>
    </style:style>
    <style:style style:name="T585" style:parent-style-name="Fuentedepárrafopredeter." style:family="text">
      <style:text-properties style:font-name="Arial" fo:font-weight="bold" style:font-weight-asian="bold"/>
    </style:style>
    <style:style style:name="T586" style:parent-style-name="Fuentedepárrafopredeter." style:family="text">
      <style:text-properties style:font-name="Arial" fo:font-weight="bold" style:font-weight-asian="bold" fo:letter-spacing="-0.002in"/>
    </style:style>
    <style:style style:name="T587" style:parent-style-name="Fuentedepárrafopredeter." style:family="text">
      <style:text-properties style:font-name="Arial" fo:font-weight="bold" style:font-weight-asian="bold"/>
    </style:style>
    <style:style style:name="T588" style:parent-style-name="Fuentedepárrafopredeter." style:family="text">
      <style:text-properties style:font-name="Arial" fo:font-weight="bold" style:font-weight-asian="bold" fo:letter-spacing="-0.0027in"/>
    </style:style>
    <style:style style:name="T589" style:parent-style-name="Fuentedepárrafopredeter." style:family="text">
      <style:text-properties style:font-name="Arial" fo:font-weight="bold" style:font-weight-asian="bold"/>
    </style:style>
    <style:style style:name="T590" style:parent-style-name="Fuentedepárrafopredeter." style:family="text">
      <style:text-properties style:font-name="Arial" fo:font-weight="bold" style:font-weight-asian="bold" fo:letter-spacing="-0.0034in"/>
    </style:style>
    <style:style style:name="T591" style:parent-style-name="Fuentedepárrafopredeter." style:family="text">
      <style:text-properties style:font-name="Arial" fo:font-weight="bold" style:font-weight-asian="bold"/>
    </style:style>
    <style:style style:name="T592" style:parent-style-name="Fuentedepárrafopredeter." style:family="text">
      <style:text-properties style:font-name="Arial" fo:font-weight="bold" style:font-weight-asian="bold" fo:letter-spacing="-0.0027in"/>
    </style:style>
    <style:style style:name="T593" style:parent-style-name="Fuentedepárrafopredeter." style:family="text">
      <style:text-properties style:font-name="Arial" fo:font-weight="bold" style:font-weight-asian="bold"/>
    </style:style>
    <style:style style:name="T594" style:parent-style-name="Fuentedepárrafopredeter." style:family="text">
      <style:text-properties style:font-name="Arial" fo:font-weight="bold" style:font-weight-asian="bold" fo:letter-spacing="-0.0027in"/>
    </style:style>
    <style:style style:name="T595" style:parent-style-name="Fuentedepárrafopredeter." style:family="text">
      <style:text-properties style:font-name="Arial" fo:font-weight="bold" style:font-weight-asian="bold"/>
    </style:style>
    <style:style style:name="P596" style:parent-style-name="Título1" style:family="paragraph">
      <style:paragraph-properties fo:margin-top="0.0763in" fo:margin-lef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597" style:parent-style-name="Fuentedepárrafopredeter." style:family="text">
      <style:text-properties style:font-name="Arial" fo:font-size="12pt" style:font-size-asian="12pt" style:font-size-complex="12pt"/>
    </style:style>
    <style:style style:name="T59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599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60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01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60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03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60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05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60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07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60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09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61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11" style:parent-style-name="Fuentedepárrafopredeter." style:family="text">
      <style:text-properties style:font-name="Arial" fo:font-weight="normal" style:font-weight-asian="normal" style:font-weight-complex="normal" fo:letter-spacing="0.0006in" fo:font-size="12pt" style:font-size-asian="12pt" style:font-size-complex="12pt"/>
    </style:style>
    <style:style style:name="T61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13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61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15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61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17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61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19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62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21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62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P623" style:parent-style-name="Párrafodelista" style:family="paragraph">
      <style:paragraph-properties fo:margin-top="0.0743in" fo:margin-left="0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624" style:parent-style-name="Fuentedepárrafopredeter." style:family="text">
      <style:text-properties style:font-name="Arial"/>
    </style:style>
    <style:style style:name="T625" style:parent-style-name="Fuentedepárrafopredeter." style:family="text">
      <style:text-properties style:font-name="Arial" fo:letter-spacing="-0.002in"/>
    </style:style>
    <style:style style:name="T626" style:parent-style-name="Fuentedepárrafopredeter." style:family="text">
      <style:text-properties style:font-name="Arial"/>
    </style:style>
    <style:style style:name="T627" style:parent-style-name="Fuentedepárrafopredeter." style:family="text">
      <style:text-properties style:font-name="Arial" fo:letter-spacing="-0.0027in"/>
    </style:style>
    <style:style style:name="T628" style:parent-style-name="Fuentedepárrafopredeter." style:family="text">
      <style:text-properties style:font-name="Arial"/>
    </style:style>
    <style:style style:name="T629" style:parent-style-name="Fuentedepárrafopredeter." style:family="text">
      <style:text-properties style:font-name="Arial" fo:letter-spacing="-0.002in"/>
    </style:style>
    <style:style style:name="T630" style:parent-style-name="Fuentedepárrafopredeter." style:family="text">
      <style:text-properties style:font-name="Arial"/>
    </style:style>
    <style:style style:name="T631" style:parent-style-name="Fuentedepárrafopredeter." style:family="text">
      <style:text-properties style:font-name="Arial" fo:letter-spacing="-0.0034in"/>
    </style:style>
    <style:style style:name="T632" style:parent-style-name="Fuentedepárrafopredeter." style:family="text">
      <style:text-properties style:font-name="Arial"/>
    </style:style>
    <style:style style:name="T633" style:parent-style-name="Fuentedepárrafopredeter." style:family="text">
      <style:text-properties style:font-name="Arial" fo:letter-spacing="-0.0027in"/>
    </style:style>
    <style:style style:name="T634" style:parent-style-name="Fuentedepárrafopredeter." style:family="text">
      <style:text-properties style:font-name="Arial"/>
    </style:style>
    <style:style style:name="T635" style:parent-style-name="Fuentedepárrafopredeter." style:family="text">
      <style:text-properties style:font-name="Arial" fo:letter-spacing="-0.0027in"/>
    </style:style>
    <style:style style:name="T636" style:parent-style-name="Fuentedepárrafopredeter." style:family="text">
      <style:text-properties style:font-name="Arial"/>
    </style:style>
    <style:style style:name="T637" style:parent-style-name="Fuentedepárrafopredeter." style:family="text">
      <style:text-properties style:font-name="Arial" fo:letter-spacing="-0.0027in"/>
    </style:style>
    <style:style style:name="T638" style:parent-style-name="Fuentedepárrafopredeter." style:family="text">
      <style:text-properties style:font-name="Arial"/>
    </style:style>
    <style:style style:name="T639" style:parent-style-name="Fuentedepárrafopredeter." style:family="text">
      <style:text-properties style:font-name="Arial" fo:letter-spacing="-0.0041in"/>
    </style:style>
    <style:style style:name="T640" style:parent-style-name="Fuentedepárrafopredeter." style:family="text">
      <style:text-properties style:font-name="Arial"/>
    </style:style>
    <style:style style:name="T641" style:parent-style-name="Fuentedepárrafopredeter." style:family="text">
      <style:text-properties style:font-name="Arial" fo:letter-spacing="-0.0027in"/>
    </style:style>
    <style:style style:name="T642" style:parent-style-name="Fuentedepárrafopredeter." style:family="text">
      <style:text-properties style:font-name="Arial"/>
    </style:style>
    <style:style style:name="T643" style:parent-style-name="Fuentedepárrafopredeter." style:family="text">
      <style:text-properties style:font-name="Arial" fo:letter-spacing="-0.0027in"/>
    </style:style>
    <style:style style:name="T644" style:parent-style-name="Fuentedepárrafopredeter." style:family="text">
      <style:text-properties style:font-name="Arial"/>
    </style:style>
    <style:style style:name="T645" style:parent-style-name="Fuentedepárrafopredeter." style:family="text">
      <style:text-properties style:font-name="Arial" fo:letter-spacing="-0.0048in"/>
    </style:style>
    <style:style style:name="T646" style:parent-style-name="Fuentedepárrafopredeter." style:family="text">
      <style:text-properties style:font-name="Arial"/>
    </style:style>
    <style:style style:name="T647" style:parent-style-name="Fuentedepárrafopredeter." style:family="text">
      <style:text-properties style:font-name="Arial" fo:letter-spacing="-0.0027in"/>
    </style:style>
    <style:style style:name="T648" style:parent-style-name="Fuentedepárrafopredeter." style:family="text">
      <style:text-properties style:font-name="Arial"/>
    </style:style>
    <style:style style:name="T649" style:parent-style-name="Fuentedepárrafopredeter." style:family="text">
      <style:text-properties style:font-name="Arial" fo:letter-spacing="-0.0034in"/>
    </style:style>
    <style:style style:name="T650" style:parent-style-name="Fuentedepárrafopredeter." style:family="text">
      <style:text-properties style:font-name="Arial"/>
    </style:style>
    <style:style style:name="T651" style:parent-style-name="Fuentedepárrafopredeter." style:family="text">
      <style:text-properties style:font-name="Arial" fo:letter-spacing="-0.0027in"/>
    </style:style>
    <style:style style:name="T652" style:parent-style-name="Fuentedepárrafopredeter." style:family="text">
      <style:text-properties style:font-name="Arial"/>
    </style:style>
    <style:style style:name="T653" style:parent-style-name="Fuentedepárrafopredeter." style:family="text">
      <style:text-properties style:font-name="Arial" fo:letter-spacing="-0.0034in"/>
    </style:style>
    <style:style style:name="T654" style:parent-style-name="Fuentedepárrafopredeter." style:family="text">
      <style:text-properties style:font-name="Arial"/>
    </style:style>
    <style:style style:name="T655" style:parent-style-name="Fuentedepárrafopredeter." style:family="text">
      <style:text-properties style:font-name="Arial" fo:letter-spacing="-0.0027in"/>
    </style:style>
    <style:style style:name="T656" style:parent-style-name="Fuentedepárrafopredeter." style:family="text">
      <style:text-properties style:font-name="Arial"/>
    </style:style>
    <style:style style:name="T657" style:parent-style-name="Fuentedepárrafopredeter." style:family="text">
      <style:text-properties style:font-name="Arial" fo:letter-spacing="-0.0027in"/>
    </style:style>
    <style:style style:name="T658" style:parent-style-name="Fuentedepárrafopredeter." style:family="text">
      <style:text-properties style:font-name="Arial"/>
    </style:style>
    <style:style style:name="T659" style:parent-style-name="Fuentedepárrafopredeter." style:family="text">
      <style:text-properties style:font-name="Arial" fo:letter-spacing="-0.0048in"/>
    </style:style>
    <style:style style:name="T660" style:parent-style-name="Fuentedepárrafopredeter." style:family="text">
      <style:text-properties style:font-name="Arial"/>
    </style:style>
    <style:style style:name="P661" style:parent-style-name="Título1" style:family="paragraph">
      <style:paragraph-properties fo:margin-top="0.0756in" fo:margin-lef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66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63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66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65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66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67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66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69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67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71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67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73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67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75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67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77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67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79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68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81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68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83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68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85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68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P687" style:parent-style-name="Título1" style:family="paragraph">
      <style:paragraph-properties fo:margin-top="0.0756in" fo:margin-lef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68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89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69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691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69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P693" style:parent-style-name="Párrafodelista" style:family="paragraph">
      <style:paragraph-properties fo:margin-top="0.0763in" fo:margin-left="0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694" style:parent-style-name="Fuentedepárrafopredeter." style:family="text">
      <style:text-properties style:font-name="Arial"/>
    </style:style>
    <style:style style:name="T695" style:parent-style-name="Fuentedepárrafopredeter." style:family="text">
      <style:text-properties style:font-name="Arial" fo:letter-spacing="-0.0062in"/>
    </style:style>
    <style:style style:name="T696" style:parent-style-name="Fuentedepárrafopredeter." style:family="text">
      <style:text-properties style:font-name="Arial"/>
    </style:style>
    <style:style style:name="T697" style:parent-style-name="Fuentedepárrafopredeter." style:family="text">
      <style:text-properties style:font-name="Arial" fo:letter-spacing="-0.0055in"/>
    </style:style>
    <style:style style:name="T698" style:parent-style-name="Fuentedepárrafopredeter." style:family="text">
      <style:text-properties style:font-name="Arial"/>
    </style:style>
    <style:style style:name="T699" style:parent-style-name="Fuentedepárrafopredeter." style:family="text">
      <style:text-properties style:font-name="Arial" fo:letter-spacing="-0.0048in"/>
    </style:style>
    <style:style style:name="T700" style:parent-style-name="Fuentedepárrafopredeter." style:family="text">
      <style:text-properties style:font-name="Arial"/>
    </style:style>
    <style:style style:name="T701" style:parent-style-name="Fuentedepárrafopredeter." style:family="text">
      <style:text-properties style:font-name="Arial" fo:letter-spacing="-0.0055in"/>
    </style:style>
    <style:style style:name="T702" style:parent-style-name="Fuentedepárrafopredeter." style:family="text">
      <style:text-properties style:font-name="Arial"/>
    </style:style>
    <style:style style:name="T703" style:parent-style-name="Fuentedepárrafopredeter." style:family="text">
      <style:text-properties style:font-name="Arial" fo:letter-spacing="-0.0062in"/>
    </style:style>
    <style:style style:name="T704" style:parent-style-name="Fuentedepárrafopredeter." style:family="text">
      <style:text-properties style:font-name="Arial"/>
    </style:style>
    <style:style style:name="T705" style:parent-style-name="Fuentedepárrafopredeter." style:family="text">
      <style:text-properties style:font-name="Arial" fo:letter-spacing="-0.0048in"/>
    </style:style>
    <style:style style:name="T706" style:parent-style-name="Fuentedepárrafopredeter." style:family="text">
      <style:text-properties style:font-name="Arial"/>
    </style:style>
    <style:style style:name="T707" style:parent-style-name="Fuentedepárrafopredeter." style:family="text">
      <style:text-properties style:font-name="Arial" fo:letter-spacing="-0.0062in"/>
    </style:style>
    <style:style style:name="T708" style:parent-style-name="Fuentedepárrafopredeter." style:family="text">
      <style:text-properties style:font-name="Arial"/>
    </style:style>
    <style:style style:name="T709" style:parent-style-name="Fuentedepárrafopredeter." style:family="text">
      <style:text-properties style:font-name="Arial" fo:letter-spacing="-0.0062in"/>
    </style:style>
    <style:style style:name="T710" style:parent-style-name="Fuentedepárrafopredeter." style:family="text">
      <style:text-properties style:font-name="Arial"/>
    </style:style>
    <style:style style:name="T711" style:parent-style-name="Fuentedepárrafopredeter." style:family="text">
      <style:text-properties style:font-name="Arial" fo:letter-spacing="-0.0062in"/>
    </style:style>
    <style:style style:name="T712" style:parent-style-name="Fuentedepárrafopredeter." style:family="text">
      <style:text-properties style:font-name="Arial"/>
    </style:style>
    <style:style style:name="T713" style:parent-style-name="Fuentedepárrafopredeter." style:family="text">
      <style:text-properties style:font-name="Arial" fo:letter-spacing="-0.0048in"/>
    </style:style>
    <style:style style:name="T714" style:parent-style-name="Fuentedepárrafopredeter." style:family="text">
      <style:text-properties style:font-name="Arial"/>
    </style:style>
    <style:style style:name="T715" style:parent-style-name="Fuentedepárrafopredeter." style:family="text">
      <style:text-properties style:font-name="Arial" fo:letter-spacing="-0.0062in"/>
    </style:style>
    <style:style style:name="T716" style:parent-style-name="Fuentedepárrafopredeter." style:family="text">
      <style:text-properties style:font-name="Arial"/>
    </style:style>
    <style:style style:name="P717" style:parent-style-name="Título1" style:family="paragraph">
      <style:paragraph-properties fo:margin-top="0.0763in" fo:margin-lef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71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19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72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21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72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23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72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25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72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27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72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29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73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31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73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33" style:parent-style-name="Fuentedepárrafopredeter." style:family="text">
      <style:text-properties style:font-name="Arial" fo:font-weight="normal" style:font-weight-asian="normal" style:font-weight-complex="normal" fo:letter-spacing="-0.0055in" fo:font-size="12pt" style:font-size-asian="12pt" style:font-size-complex="12pt"/>
    </style:style>
    <style:style style:name="T73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35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73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37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73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39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74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41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74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43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74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45" style:parent-style-name="Fuentedepárrafopredeter." style:family="text">
      <style:text-properties style:font-name="Arial" fo:font-weight="normal" style:font-weight-asian="normal" style:font-weight-complex="normal" fo:letter-spacing="-0.0055in" fo:font-size="12pt" style:font-size-asian="12pt" style:font-size-complex="12pt"/>
    </style:style>
    <style:style style:name="T74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47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74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49" style:parent-style-name="Fuentedepárrafopredeter." style:family="text">
      <style:text-properties style:font-name="Arial" fo:font-weight="normal" style:font-weight-asian="normal" style:font-weight-complex="normal" fo:letter-spacing="-0.0055in" fo:font-size="12pt" style:font-size-asian="12pt" style:font-size-complex="12pt"/>
    </style:style>
    <style:style style:name="T75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51" style:parent-style-name="Fuentedepárrafopredeter." style:family="text">
      <style:text-properties style:font-name="Arial" fo:font-weight="normal" style:font-weight-asian="normal" style:font-weight-complex="normal" fo:letter-spacing="-0.0055in" fo:font-size="12pt" style:font-size-asian="12pt" style:font-size-complex="12pt"/>
    </style:style>
    <style:style style:name="T75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753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75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P755" style:parent-style-name="Párrafodelista" style:family="paragraph">
      <style:paragraph-properties fo:margin-top="0.0756in" fo:margin-left="0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756" style:parent-style-name="Fuentedepárrafopredeter." style:family="text">
      <style:text-properties style:font-name="Arial"/>
    </style:style>
    <style:style style:name="T757" style:parent-style-name="Fuentedepárrafopredeter." style:family="text">
      <style:text-properties style:font-name="Arial" fo:letter-spacing="0.0041in"/>
    </style:style>
    <style:style style:name="T758" style:parent-style-name="Fuentedepárrafopredeter." style:family="text">
      <style:text-properties style:font-name="Arial"/>
    </style:style>
    <style:style style:name="T759" style:parent-style-name="Fuentedepárrafopredeter." style:family="text">
      <style:text-properties style:font-name="Arial" fo:letter-spacing="0.0069in"/>
    </style:style>
    <style:style style:name="T760" style:parent-style-name="Fuentedepárrafopredeter." style:family="text">
      <style:text-properties style:font-name="Arial"/>
    </style:style>
    <style:style style:name="T761" style:parent-style-name="Fuentedepárrafopredeter." style:family="text">
      <style:text-properties style:font-name="Arial" fo:letter-spacing="0.0041in"/>
    </style:style>
    <style:style style:name="T762" style:parent-style-name="Fuentedepárrafopredeter." style:family="text">
      <style:text-properties style:font-name="Arial"/>
    </style:style>
    <style:style style:name="T763" style:parent-style-name="Fuentedepárrafopredeter." style:family="text">
      <style:text-properties style:font-name="Arial" fo:letter-spacing="0.0069in"/>
    </style:style>
    <style:style style:name="T764" style:parent-style-name="Fuentedepárrafopredeter." style:family="text">
      <style:text-properties style:font-name="Arial"/>
    </style:style>
    <style:style style:name="T765" style:parent-style-name="Fuentedepárrafopredeter." style:family="text">
      <style:text-properties style:font-name="Arial" fo:letter-spacing="0.0062in"/>
    </style:style>
    <style:style style:name="T766" style:parent-style-name="Fuentedepárrafopredeter." style:family="text">
      <style:text-properties style:font-name="Arial"/>
    </style:style>
    <style:style style:name="T767" style:parent-style-name="Fuentedepárrafopredeter." style:family="text">
      <style:text-properties style:font-name="Arial" fo:letter-spacing="0.0055in"/>
    </style:style>
    <style:style style:name="T768" style:parent-style-name="Fuentedepárrafopredeter." style:family="text">
      <style:text-properties style:font-name="Arial"/>
    </style:style>
    <style:style style:name="T769" style:parent-style-name="Fuentedepárrafopredeter." style:family="text">
      <style:text-properties style:font-name="Arial" fo:letter-spacing="0.0069in"/>
    </style:style>
    <style:style style:name="T770" style:parent-style-name="Fuentedepárrafopredeter." style:family="text">
      <style:text-properties style:font-name="Arial"/>
    </style:style>
    <style:style style:name="T771" style:parent-style-name="Fuentedepárrafopredeter." style:family="text">
      <style:text-properties style:font-name="Arial" fo:letter-spacing="0.0055in"/>
    </style:style>
    <style:style style:name="T772" style:parent-style-name="Fuentedepárrafopredeter." style:family="text">
      <style:text-properties style:font-name="Arial"/>
    </style:style>
    <style:style style:name="T773" style:parent-style-name="Fuentedepárrafopredeter." style:family="text">
      <style:text-properties style:font-name="Arial" fo:letter-spacing="0.0048in"/>
    </style:style>
    <style:style style:name="T774" style:parent-style-name="Fuentedepárrafopredeter." style:family="text">
      <style:text-properties style:font-name="Arial"/>
    </style:style>
    <style:style style:name="T775" style:parent-style-name="Fuentedepárrafopredeter." style:family="text">
      <style:text-properties style:font-name="Arial" fo:letter-spacing="0.0055in"/>
    </style:style>
    <style:style style:name="T776" style:parent-style-name="Fuentedepárrafopredeter." style:family="text">
      <style:text-properties style:font-name="Arial"/>
    </style:style>
    <style:style style:name="T777" style:parent-style-name="Fuentedepárrafopredeter." style:family="text">
      <style:text-properties style:font-name="Arial" fo:letter-spacing="0.0055in"/>
    </style:style>
    <style:style style:name="T778" style:parent-style-name="Fuentedepárrafopredeter." style:family="text">
      <style:text-properties style:font-name="Arial"/>
    </style:style>
    <style:style style:name="T779" style:parent-style-name="Fuentedepárrafopredeter." style:family="text">
      <style:text-properties style:font-name="Arial" fo:letter-spacing="0.0048in"/>
    </style:style>
    <style:style style:name="T780" style:parent-style-name="Fuentedepárrafopredeter." style:family="text">
      <style:text-properties style:font-name="Arial"/>
    </style:style>
    <style:style style:name="T781" style:parent-style-name="Fuentedepárrafopredeter." style:family="text">
      <style:text-properties style:font-name="Arial" fo:letter-spacing="0.0048in"/>
    </style:style>
    <style:style style:name="T782" style:parent-style-name="Fuentedepárrafopredeter." style:family="text">
      <style:text-properties style:font-name="Arial"/>
    </style:style>
    <style:style style:name="T783" style:parent-style-name="Fuentedepárrafopredeter." style:family="text">
      <style:text-properties style:font-name="Arial" fo:letter-spacing="0.0055in"/>
    </style:style>
    <style:style style:name="T784" style:parent-style-name="Fuentedepárrafopredeter." style:family="text">
      <style:text-properties style:font-name="Arial"/>
    </style:style>
    <style:style style:name="T785" style:parent-style-name="Fuentedepárrafopredeter." style:family="text">
      <style:text-properties style:font-name="Arial" fo:letter-spacing="0.0055in"/>
    </style:style>
    <style:style style:name="T786" style:parent-style-name="Fuentedepárrafopredeter." style:family="text">
      <style:text-properties style:font-name="Arial"/>
    </style:style>
    <style:style style:name="T787" style:parent-style-name="Fuentedepárrafopredeter." style:family="text">
      <style:text-properties style:font-name="Arial" fo:letter-spacing="0.0062in"/>
    </style:style>
    <style:style style:name="T788" style:parent-style-name="Fuentedepárrafopredeter." style:family="text">
      <style:text-properties style:font-name="Arial"/>
    </style:style>
    <style:style style:name="T789" style:parent-style-name="Fuentedepárrafopredeter." style:family="text">
      <style:text-properties style:font-name="Arial" fo:letter-spacing="0.0055in"/>
    </style:style>
    <style:style style:name="T790" style:parent-style-name="Fuentedepárrafopredeter." style:family="text">
      <style:text-properties style:font-name="Arial"/>
    </style:style>
    <style:style style:name="T791" style:parent-style-name="Fuentedepárrafopredeter." style:family="text">
      <style:text-properties style:font-name="Arial" fo:letter-spacing="0.0062in"/>
    </style:style>
    <style:style style:name="T792" style:parent-style-name="Fuentedepárrafopredeter." style:family="text">
      <style:text-properties style:font-name="Arial"/>
    </style:style>
    <style:style style:name="T793" style:parent-style-name="Fuentedepárrafopredeter." style:family="text">
      <style:text-properties style:font-name="Arial" fo:letter-spacing="0.0055in"/>
    </style:style>
    <style:style style:name="T794" style:parent-style-name="Fuentedepárrafopredeter." style:family="text">
      <style:text-properties style:font-name="Arial"/>
    </style:style>
    <style:style style:name="T795" style:parent-style-name="Fuentedepárrafopredeter." style:family="text">
      <style:text-properties style:font-name="Arial" fo:letter-spacing="0.0062in"/>
    </style:style>
    <style:style style:name="T796" style:parent-style-name="Fuentedepárrafopredeter." style:family="text">
      <style:text-properties style:font-name="Arial"/>
    </style:style>
    <style:style style:name="T797" style:parent-style-name="Fuentedepárrafopredeter." style:family="text">
      <style:text-properties style:font-name="Arial" fo:letter-spacing="-0.0326in"/>
    </style:style>
    <style:style style:name="T798" style:parent-style-name="Fuentedepárrafopredeter." style:family="text">
      <style:text-properties style:font-name="Arial"/>
    </style:style>
    <style:style style:name="T799" style:parent-style-name="Fuentedepárrafopredeter." style:family="text">
      <style:text-properties style:font-name="Arial" fo:letter-spacing="-0.0006in"/>
    </style:style>
    <style:style style:name="T800" style:parent-style-name="Fuentedepárrafopredeter." style:family="text">
      <style:text-properties style:font-name="Arial"/>
    </style:style>
    <style:style style:name="P801" style:parent-style-name="Título1" style:family="paragraph">
      <style:paragraph-properties fo:margin-top="0.0763in" fo:margin-lef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80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03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80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05" style:parent-style-name="Fuentedepárrafopredeter." style:family="text">
      <style:text-properties style:font-name="Arial" fo:font-weight="normal" style:font-weight-asian="normal" style:font-weight-complex="normal" fo:letter-spacing="-0.0048in" fo:font-size="12pt" style:font-size-asian="12pt" style:font-size-complex="12pt"/>
    </style:style>
    <style:style style:name="T80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07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80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09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81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11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81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13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81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15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81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17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81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19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82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21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82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23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82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25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82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27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82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29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83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31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83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33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83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P835" style:parent-style-name="Párrafodelista" style:family="paragraph">
      <style:paragraph-properties fo:margin-top="0.0763in" fo:margin-left="0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836" style:parent-style-name="Fuentedepárrafopredeter." style:family="text">
      <style:text-properties style:font-name="Arial"/>
    </style:style>
    <style:style style:name="T837" style:parent-style-name="Fuentedepárrafopredeter." style:family="text">
      <style:text-properties style:font-name="Arial" fo:letter-spacing="-0.0041in"/>
    </style:style>
    <style:style style:name="T838" style:parent-style-name="Fuentedepárrafopredeter." style:family="text">
      <style:text-properties style:font-name="Arial"/>
    </style:style>
    <style:style style:name="T839" style:parent-style-name="Fuentedepárrafopredeter." style:family="text">
      <style:text-properties style:font-name="Arial" fo:letter-spacing="-0.0034in"/>
    </style:style>
    <style:style style:name="T840" style:parent-style-name="Fuentedepárrafopredeter." style:family="text">
      <style:text-properties style:font-name="Arial"/>
    </style:style>
    <style:style style:name="T841" style:parent-style-name="Fuentedepárrafopredeter." style:family="text">
      <style:text-properties style:font-name="Arial" fo:letter-spacing="-0.0027in"/>
    </style:style>
    <style:style style:name="T842" style:parent-style-name="Fuentedepárrafopredeter." style:family="text">
      <style:text-properties style:font-name="Arial"/>
    </style:style>
    <style:style style:name="T843" style:parent-style-name="Fuentedepárrafopredeter." style:family="text">
      <style:text-properties style:font-name="Arial" fo:letter-spacing="-0.0027in"/>
    </style:style>
    <style:style style:name="T844" style:parent-style-name="Fuentedepárrafopredeter." style:family="text">
      <style:text-properties style:font-name="Arial"/>
    </style:style>
    <style:style style:name="T845" style:parent-style-name="Fuentedepárrafopredeter." style:family="text">
      <style:text-properties style:font-name="Arial" fo:letter-spacing="-0.0048in"/>
    </style:style>
    <style:style style:name="T846" style:parent-style-name="Fuentedepárrafopredeter." style:family="text">
      <style:text-properties style:font-name="Arial"/>
    </style:style>
    <style:style style:name="T847" style:parent-style-name="Fuentedepárrafopredeter." style:family="text">
      <style:text-properties style:font-name="Arial" fo:letter-spacing="-0.0041in"/>
    </style:style>
    <style:style style:name="T848" style:parent-style-name="Fuentedepárrafopredeter." style:family="text">
      <style:text-properties style:font-name="Arial"/>
    </style:style>
    <style:style style:name="T849" style:parent-style-name="Fuentedepárrafopredeter." style:family="text">
      <style:text-properties style:font-name="Arial" fo:letter-spacing="-0.0034in"/>
    </style:style>
    <style:style style:name="T850" style:parent-style-name="Fuentedepárrafopredeter." style:family="text">
      <style:text-properties style:font-name="Arial"/>
    </style:style>
    <style:style style:name="T851" style:parent-style-name="Fuentedepárrafopredeter." style:family="text">
      <style:text-properties style:font-name="Arial" fo:letter-spacing="-0.0027in"/>
    </style:style>
    <style:style style:name="T852" style:parent-style-name="Fuentedepárrafopredeter." style:family="text">
      <style:text-properties style:font-name="Arial"/>
    </style:style>
    <style:style style:name="T853" style:parent-style-name="Fuentedepárrafopredeter." style:family="text">
      <style:text-properties style:font-name="Arial" fo:letter-spacing="-0.0034in"/>
    </style:style>
    <style:style style:name="T854" style:parent-style-name="Fuentedepárrafopredeter." style:family="text">
      <style:text-properties style:font-name="Arial"/>
    </style:style>
    <style:style style:name="T855" style:parent-style-name="Fuentedepárrafopredeter." style:family="text">
      <style:text-properties style:font-name="Arial" fo:letter-spacing="-0.0048in"/>
    </style:style>
    <style:style style:name="T856" style:parent-style-name="Fuentedepárrafopredeter." style:family="text">
      <style:text-properties style:font-name="Arial"/>
    </style:style>
    <style:style style:name="T857" style:parent-style-name="Fuentedepárrafopredeter." style:family="text">
      <style:text-properties style:font-name="Arial" fo:letter-spacing="-0.0027in"/>
    </style:style>
    <style:style style:name="T858" style:parent-style-name="Fuentedepárrafopredeter." style:family="text">
      <style:text-properties style:font-name="Arial"/>
    </style:style>
    <style:style style:name="P859" style:parent-style-name="Título1" style:family="paragraph">
      <style:paragraph-properties fo:margin-top="0.0763in" fo:margin-lef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86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61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86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63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86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65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86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67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86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69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87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71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87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73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87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75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87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77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87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79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88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81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88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83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88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85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886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87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888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89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890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91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89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893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894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P895" style:parent-style-name="Párrafodelista" style:family="paragraph">
      <style:paragraph-properties fo:margin-top="0.0756in" fo:margin-left="0in" fo:text-inden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896" style:parent-style-name="Fuentedepárrafopredeter." style:family="text">
      <style:text-properties style:font-name="Arial"/>
    </style:style>
    <style:style style:name="T897" style:parent-style-name="Fuentedepárrafopredeter." style:family="text">
      <style:text-properties style:font-name="Arial" fo:letter-spacing="-0.0027in"/>
    </style:style>
    <style:style style:name="T898" style:parent-style-name="Fuentedepárrafopredeter." style:family="text">
      <style:text-properties style:font-name="Arial"/>
    </style:style>
    <style:style style:name="T899" style:parent-style-name="Fuentedepárrafopredeter." style:family="text">
      <style:text-properties style:font-name="Arial" fo:letter-spacing="-0.0027in"/>
    </style:style>
    <style:style style:name="T900" style:parent-style-name="Fuentedepárrafopredeter." style:family="text">
      <style:text-properties style:font-name="Arial"/>
    </style:style>
    <style:style style:name="T901" style:parent-style-name="Fuentedepárrafopredeter." style:family="text">
      <style:text-properties style:font-name="Arial" fo:letter-spacing="-0.002in"/>
    </style:style>
    <style:style style:name="T902" style:parent-style-name="Fuentedepárrafopredeter." style:family="text">
      <style:text-properties style:font-name="Arial"/>
    </style:style>
    <style:style style:name="T903" style:parent-style-name="Fuentedepárrafopredeter." style:family="text">
      <style:text-properties style:font-name="Arial" fo:letter-spacing="-0.002in"/>
    </style:style>
    <style:style style:name="T904" style:parent-style-name="Fuentedepárrafopredeter." style:family="text">
      <style:text-properties style:font-name="Arial"/>
    </style:style>
    <style:style style:name="T905" style:parent-style-name="Fuentedepárrafopredeter." style:family="text">
      <style:text-properties style:font-name="Arial" fo:letter-spacing="-0.0027in"/>
    </style:style>
    <style:style style:name="T906" style:parent-style-name="Fuentedepárrafopredeter." style:family="text">
      <style:text-properties style:font-name="Arial"/>
    </style:style>
    <style:style style:name="T907" style:parent-style-name="Fuentedepárrafopredeter." style:family="text">
      <style:text-properties style:font-name="Arial" fo:letter-spacing="-0.002in"/>
    </style:style>
    <style:style style:name="T908" style:parent-style-name="Fuentedepárrafopredeter." style:family="text">
      <style:text-properties style:font-name="Arial"/>
    </style:style>
    <style:style style:name="T909" style:parent-style-name="Fuentedepárrafopredeter." style:family="text">
      <style:text-properties style:font-name="Arial" fo:letter-spacing="-0.0013in"/>
    </style:style>
    <style:style style:name="T910" style:parent-style-name="Fuentedepárrafopredeter." style:family="text">
      <style:text-properties style:font-name="Arial"/>
    </style:style>
    <style:style style:name="T911" style:parent-style-name="Fuentedepárrafopredeter." style:family="text">
      <style:text-properties style:font-name="Arial" fo:letter-spacing="-0.0027in"/>
    </style:style>
    <style:style style:name="T912" style:parent-style-name="Fuentedepárrafopredeter." style:family="text">
      <style:text-properties style:font-name="Arial"/>
    </style:style>
    <style:style style:name="T913" style:parent-style-name="Fuentedepárrafopredeter." style:family="text">
      <style:text-properties style:font-name="Arial" fo:letter-spacing="-0.0013in"/>
    </style:style>
    <style:style style:name="T914" style:parent-style-name="Fuentedepárrafopredeter." style:family="text">
      <style:text-properties style:font-name="Arial"/>
    </style:style>
    <style:style style:name="T915" style:parent-style-name="Fuentedepárrafopredeter." style:family="text">
      <style:text-properties style:font-name="Arial" fo:letter-spacing="-0.002in"/>
    </style:style>
    <style:style style:name="T916" style:parent-style-name="Fuentedepárrafopredeter." style:family="text">
      <style:text-properties style:font-name="Arial"/>
    </style:style>
    <style:style style:name="T917" style:parent-style-name="Fuentedepárrafopredeter." style:family="text">
      <style:text-properties style:font-name="Arial" fo:letter-spacing="-0.0034in"/>
    </style:style>
    <style:style style:name="T918" style:parent-style-name="Fuentedepárrafopredeter." style:family="text">
      <style:text-properties style:font-name="Arial"/>
    </style:style>
    <style:style style:name="T919" style:parent-style-name="Fuentedepárrafopredeter." style:family="text">
      <style:text-properties style:font-name="Arial" fo:letter-spacing="-0.0027in"/>
    </style:style>
    <style:style style:name="T920" style:parent-style-name="Fuentedepárrafopredeter." style:family="text">
      <style:text-properties style:font-name="Arial"/>
    </style:style>
    <style:style style:name="T921" style:parent-style-name="Fuentedepárrafopredeter." style:family="text">
      <style:text-properties style:font-name="Arial" fo:letter-spacing="-0.0013in"/>
    </style:style>
    <style:style style:name="T922" style:parent-style-name="Fuentedepárrafopredeter." style:family="text">
      <style:text-properties style:font-name="Arial"/>
    </style:style>
    <style:style style:name="T923" style:parent-style-name="Fuentedepárrafopredeter." style:family="text">
      <style:text-properties style:font-name="Arial" fo:letter-spacing="-0.0034in"/>
    </style:style>
    <style:style style:name="T924" style:parent-style-name="Fuentedepárrafopredeter." style:family="text">
      <style:text-properties style:font-name="Arial"/>
    </style:style>
    <style:style style:name="T925" style:parent-style-name="Fuentedepárrafopredeter." style:family="text">
      <style:text-properties style:font-name="Arial" fo:letter-spacing="-0.0013in"/>
    </style:style>
    <style:style style:name="T926" style:parent-style-name="Fuentedepárrafopredeter." style:family="text">
      <style:text-properties style:font-name="Arial"/>
    </style:style>
    <style:style style:name="T927" style:parent-style-name="Fuentedepárrafopredeter." style:family="text">
      <style:text-properties style:font-name="Arial" fo:letter-spacing="-0.002in"/>
    </style:style>
    <style:style style:name="T928" style:parent-style-name="Fuentedepárrafopredeter." style:family="text">
      <style:text-properties style:font-name="Arial"/>
    </style:style>
    <style:style style:name="T929" style:parent-style-name="Fuentedepárrafopredeter." style:family="text">
      <style:text-properties style:font-name="Arial" fo:letter-spacing="-0.0013in"/>
    </style:style>
    <style:style style:name="T930" style:parent-style-name="Fuentedepárrafopredeter." style:family="text">
      <style:text-properties style:font-name="Arial"/>
    </style:style>
    <style:style style:name="T931" style:parent-style-name="Fuentedepárrafopredeter." style:family="text">
      <style:text-properties style:font-name="Arial" fo:letter-spacing="-0.002in"/>
    </style:style>
    <style:style style:name="T932" style:parent-style-name="Fuentedepárrafopredeter." style:family="text">
      <style:text-properties style:font-name="Arial"/>
    </style:style>
    <style:style style:name="T933" style:parent-style-name="Fuentedepárrafopredeter." style:family="text">
      <style:text-properties style:font-name="Arial" fo:letter-spacing="-0.002in"/>
    </style:style>
    <style:style style:name="T934" style:parent-style-name="Fuentedepárrafopredeter." style:family="text">
      <style:text-properties style:font-name="Arial"/>
    </style:style>
    <style:style style:name="T935" style:parent-style-name="Fuentedepárrafopredeter." style:family="text">
      <style:text-properties style:font-name="Arial" fo:letter-spacing="-0.0013in"/>
    </style:style>
    <style:style style:name="T936" style:parent-style-name="Fuentedepárrafopredeter." style:family="text">
      <style:text-properties style:font-name="Arial"/>
    </style:style>
    <style:style style:name="T937" style:parent-style-name="Fuentedepárrafopredeter." style:family="text">
      <style:text-properties style:font-name="Arial" fo:letter-spacing="-0.0027in"/>
    </style:style>
    <style:style style:name="T938" style:parent-style-name="Fuentedepárrafopredeter." style:family="text">
      <style:text-properties style:font-name="Arial"/>
    </style:style>
    <style:style style:name="T939" style:parent-style-name="Fuentedepárrafopredeter." style:family="text">
      <style:text-properties style:font-name="Arial" fo:letter-spacing="-0.0013in"/>
    </style:style>
    <style:style style:name="T940" style:parent-style-name="Fuentedepárrafopredeter." style:family="text">
      <style:text-properties style:font-name="Arial"/>
    </style:style>
    <style:style style:name="P941" style:parent-style-name="Título1" style:family="paragraph">
      <style:paragraph-properties fo:margin-top="0.0743in" fo:margin-left="0in">
        <style:tab-stops>
          <style:tab-stop style:type="left" style:position="0.3979in"/>
          <style:tab-stop style:type="left" style:position="0.3986in"/>
        </style:tab-stops>
      </style:paragraph-properties>
    </style:style>
    <style:style style:name="T942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43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944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45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946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47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948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49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950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51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952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53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954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55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956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57" style:parent-style-name="Fuentedepárrafopredeter." style:family="text">
      <style:text-properties style:font-name="Arial" fo:font-weight="normal" style:font-weight-asian="normal" style:font-weight-complex="normal" fo:letter-spacing="-0.002in" fo:font-size="12pt" style:font-size-asian="12pt" style:font-size-complex="12pt"/>
    </style:style>
    <style:style style:name="T958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59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960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61" style:parent-style-name="Fuentedepárrafopredeter." style:family="text">
      <style:text-properties style:font-name="Arial" fo:font-weight="normal" style:font-weight-asian="normal" style:font-weight-complex="normal" fo:letter-spacing="-0.0027in" fo:font-size="12pt" style:font-size-asian="12pt" style:font-size-complex="12pt"/>
    </style:style>
    <style:style style:name="T962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63" style:parent-style-name="Fuentedepárrafopredeter." style:family="text">
      <style:text-properties style:font-name="Arial" fo:font-weight="normal" style:font-weight-asian="normal" style:font-weight-complex="normal" fo:letter-spacing="-0.0041in" fo:font-size="12pt" style:font-size-asian="12pt" style:font-size-complex="12pt"/>
    </style:style>
    <style:style style:name="T964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65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966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T967" style:parent-style-name="Fuentedepárrafopredeter." style:family="text">
      <style:text-properties style:font-name="Arial" fo:font-weight="normal" style:font-weight-asian="normal" style:font-weight-complex="normal" fo:letter-spacing="-0.0034in" fo:font-size="12pt" style:font-size-asian="12pt" style:font-size-complex="12pt"/>
    </style:style>
    <style:style style:name="T968" style:parent-style-name="Fuentedepárrafopredeter." style:family="text">
      <style:text-properties style:font-name="Arial" fo:font-weight="normal" style:font-weight-asian="normal" style:font-weight-complex="normal" fo:letter-spacing="-0.0013in" fo:font-size="12pt" style:font-size-asian="12pt" style:font-size-complex="12pt"/>
    </style:style>
    <style:style style:name="P969" style:parent-style-name="Normal" style:family="paragraph">
      <style:paragraph-properties fo:margin-top="0.0763in">
        <style:tab-stops>
          <style:tab-stop style:type="left" style:position="0.5444in"/>
          <style:tab-stop style:type="left" style:position="0.5451in"/>
        </style:tab-stops>
      </style:paragraph-properties>
      <style:text-properties style:font-name="Arial" fo:font-weight="bold" style:font-weight-asian="bold" fo:letter-spacing="-0.0013in"/>
    </style:style>
    <style:style style:name="P970" style:parent-style-name="Normal" style:family="paragraph">
      <style:paragraph-properties fo:margin-top="0.0763in">
        <style:tab-stops>
          <style:tab-stop style:type="left" style:position="0.5444in"/>
          <style:tab-stop style:type="left" style:position="0.5451in"/>
        </style:tab-stops>
      </style:paragraph-properties>
      <style:text-properties style:font-name="Arial" style:font-weight-complex="bold" fo:letter-spacing="-0.0013in"/>
    </style:style>
    <style:style style:name="P971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72" style:parent-style-name="Normal" style:family="paragraph">
      <style:paragraph-properties fo:margin-top="0.0763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style:font-weight-complex="bold" fo:letter-spacing="-0.0013in"/>
    </style:style>
    <style:style style:name="P973" style:parent-style-name="Normal" style:family="paragraph">
      <style:paragraph-properties fo:margin-top="0.0763in" fo:margin-left="1.477in">
        <style:tab-stops>
          <style:tab-stop style:type="left" style:position="-0.9326in"/>
          <style:tab-stop style:type="left" style:position="-0.9319in"/>
        </style:tab-stops>
      </style:paragraph-properties>
      <style:text-properties style:font-name="Arial" style:font-weight-complex="bold" fo:letter-spacing="-0.0013in"/>
    </style:style>
    <style:style style:name="P974" style:parent-style-name="Normal" style:family="paragraph">
      <style:paragraph-properties fo:margin-top="0.0763in" fo:margin-left="1.477in">
        <style:tab-stops>
          <style:tab-stop style:type="left" style:position="-0.9326in"/>
          <style:tab-stop style:type="left" style:position="-0.9319in"/>
        </style:tab-stops>
      </style:paragraph-properties>
      <style:text-properties style:font-name="Arial" style:font-weight-complex="bold" fo:letter-spacing="-0.0013in"/>
    </style:style>
    <style:style style:name="P975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76" style:parent-style-name="Normal" style:family="paragraph">
      <style:paragraph-properties fo:margin-top="0.0763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style:font-weight-complex="bold" fo:letter-spacing="-0.0013in"/>
    </style:style>
    <style:style style:name="P977" style:parent-style-name="Normal" style:family="paragraph">
      <style:paragraph-properties fo:margin-top="0.0763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style:font-weight-complex="bold" fo:letter-spacing="-0.0013in"/>
    </style:style>
    <style:style style:name="P978" style:parent-style-name="Normal" style:family="paragraph">
      <style:paragraph-properties fo:margin-top="0.0763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style:font-weight-complex="bold" fo:letter-spacing="-0.0013in"/>
    </style:style>
    <style:style style:name="P979" style:parent-style-name="Normal" style:family="paragraph">
      <style:paragraph-properties fo:margin-top="0.0763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style:font-weight-complex="bold" fo:letter-spacing="-0.0013in"/>
    </style:style>
    <style:style style:name="P980" style:parent-style-name="Normal" style:family="paragraph">
      <style:paragraph-properties fo:margin-top="0.0763in" fo:margin-left="1.477in">
        <style:tab-stops>
          <style:tab-stop style:type="left" style:position="-0.9326in"/>
          <style:tab-stop style:type="left" style:position="-0.9319in"/>
        </style:tab-stops>
      </style:paragraph-properties>
      <style:text-properties style:font-name="Arial" style:font-weight-complex="bold" fo:letter-spacing="-0.0013in"/>
    </style:style>
    <style:style style:name="P981" style:parent-style-name="Normal" style:family="paragraph">
      <style:paragraph-properties fo:margin-top="0.0763in" fo:margin-left="1.477in">
        <style:tab-stops>
          <style:tab-stop style:type="left" style:position="-0.9326in"/>
          <style:tab-stop style:type="left" style:position="-0.9319in"/>
        </style:tab-stops>
      </style:paragraph-properties>
      <style:text-properties style:font-name="Arial" style:font-weight-complex="bold" fo:letter-spacing="-0.0013in"/>
    </style:style>
    <style:style style:name="P982" style:parent-style-name="Normal" style:family="paragraph">
      <style:paragraph-properties fo:margin-top="0.0763in">
        <style:tab-stops>
          <style:tab-stop style:type="left" style:position="0.5444in"/>
          <style:tab-stop style:type="left" style:position="0.5451in"/>
        </style:tab-stops>
      </style:paragraph-properties>
      <style:text-properties style:font-name="Arial" style:font-weight-complex="bold" fo:letter-spacing="-0.0013in"/>
    </style:style>
    <style:style style:name="P983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84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85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86" style:parent-style-name="Normal" style:family="paragraph">
      <style:paragraph-properties fo:margin-top="0.0763in" fo:margin-left="0.9847in">
        <style:tab-stops>
          <style:tab-stop style:type="left" style:position="-0.4402in"/>
          <style:tab-stop style:type="left" style:position="-0.4395in"/>
        </style:tab-stops>
      </style:paragraph-properties>
      <style:text-properties style:font-name="Arial" style:font-weight-complex="bold" fo:letter-spacing="-0.0013in"/>
    </style:style>
    <style:style style:name="P987" style:parent-style-name="Normal" style:family="paragraph">
      <style:paragraph-properties fo:margin-top="0.0763in" fo:margin-left="1.477in">
        <style:tab-stops>
          <style:tab-stop style:type="left" style:position="-0.9326in"/>
          <style:tab-stop style:type="left" style:position="-0.9319in"/>
        </style:tab-stops>
      </style:paragraph-properties>
      <style:text-properties style:font-name="Arial" style:font-weight-complex="bold" fo:letter-spacing="-0.0013in"/>
    </style:style>
    <style:style style:name="P988" style:parent-style-name="Normal" style:family="paragraph">
      <style:paragraph-properties fo:margin-top="0.0763in" fo:margin-left="1.477in">
        <style:tab-stops>
          <style:tab-stop style:type="left" style:position="-0.9326in"/>
          <style:tab-stop style:type="left" style:position="-0.9319in"/>
        </style:tab-stops>
      </style:paragraph-properties>
      <style:text-properties style:font-name="Arial" style:font-weight-complex="bold" fo:letter-spacing="-0.0013in"/>
    </style:style>
    <style:style style:name="P989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90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91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92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93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94" style:parent-style-name="Normal" style:family="paragraph">
      <style:paragraph-properties fo:margin-top="0.0763in">
        <style:tab-stops>
          <style:tab-stop style:type="left" style:position="0.5444in"/>
          <style:tab-stop style:type="left" style:position="0.5451in"/>
        </style:tab-stops>
      </style:paragraph-properties>
      <style:text-properties style:font-name="Arial" style:font-weight-complex="bold" fo:letter-spacing="-0.0013in"/>
    </style:style>
    <style:style style:name="P995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96" style:parent-style-name="Normal" style:family="paragraph">
      <style:paragraph-properties fo:margin-top="0.0763in" fo:margin-left="0.4923in">
        <style:tab-stops>
          <style:tab-stop style:type="left" style:position="0.052in"/>
          <style:tab-stop style:type="left" style:position="0.0527in"/>
        </style:tab-stops>
      </style:paragraph-properties>
      <style:text-properties style:font-name="Arial" style:font-weight-complex="bold" fo:letter-spacing="-0.0013in"/>
    </style:style>
    <style:style style:name="P997" style:parent-style-name="Textbody" style:family="paragraph">
      <style:text-properties style:font-name="Arial"/>
    </style:style>
  </office:automatic-styles>
  <office:body>
    <office:text text:use-soft-page-breaks="true">
      <text:h text:style-name="P1" text:outline-level="1">Andreu Sanz Sanz | 2DAM</text:h>
      <text:h text:style-name="P2" text:outline-level="1"><text:span text:style-name="T3">1 Classifica</text:span><text:span text:style-name="T4"><text:s/></text:span><text:span text:style-name="T5">els</text:span><text:span text:style-name="T6"><text:s/></text:span><text:span text:style-name="T7">elements</text:span><text:span text:style-name="T8"><text:s/></text:span><text:span text:style-name="T9">patrimonials</text:span><text:span text:style-name="T10"><text:s/></text:span><text:span text:style-name="T11">següents:</text:span></text:h>
      <text:h text:style-name="P12" text:outline-level="1"><text:span text:style-name="T13">Actiu</text:span><text:span text:style-name="T14"><text:s/>/<text:s/></text:span><text:span text:style-name="T15">Passiu</text:span></text:h>
      <text:p text:style-name="P16"><text:span text:style-name="T17">-<text:s/></text:span><text:span text:style-name="T18">Reserves.</text:span></text:p>
      <text:p text:style-name="P19"><text:span text:style-name="T20">-<text:s/></text:span><text:span text:style-name="T21">Deutes</text:span><text:span text:style-name="T22"><text:s/></text:span><text:span text:style-name="T23">a</text:span><text:span text:style-name="T24"><text:s/></text:span><text:span text:style-name="T25">llarg</text:span><text:span text:style-name="T26"><text:s/></text:span><text:span text:style-name="T27">termini</text:span><text:span text:style-name="T28">.</text:span></text:p>
      <text:p text:style-name="P29"><text:span text:style-name="T30">-<text:s/></text:span><text:span text:style-name="T31">Proveïdor</text:span><text:span text:style-name="T32">s.</text:span></text:p>
      <text:p text:style-name="P33"><text:span text:style-name="T34">-<text:s/></text:span><text:span text:style-name="T35">Immobilitzat</text:span><text:span text:style-name="T36"><text:s/></text:span><text:span text:style-name="T37">intangible.</text:span></text:p>
      <text:p text:style-name="P38"><text:span text:style-name="T39">-<text:s/></text:span><text:span text:style-name="T40">Clients.</text:span></text:p>
      <text:p text:style-name="P41"><text:span text:style-name="T42">-<text:s/></text:span><text:span text:style-name="T43">Existències</text:span><text:span text:style-name="T44">.</text:span></text:p>
      <text:p text:style-name="P45"><text:span text:style-name="T46">-<text:s/></text:span><text:span text:style-name="T47">Capital</text:span><text:span text:style-name="T48"><text:s/></text:span><text:span text:style-name="T49">social.</text:span></text:p>
      <text:p text:style-name="P50"><text:span text:style-name="T51">-<text:s/></text:span><text:span text:style-name="T52">Deutes</text:span><text:span text:style-name="T53"><text:s/></text:span><text:span text:style-name="T54">a</text:span><text:span text:style-name="T55"><text:s/></text:span><text:span text:style-name="T56">curt</text:span><text:span text:style-name="T57"><text:s/></text:span><text:span text:style-name="T58">termini</text:span><text:span text:style-name="T59">.</text:span></text:p>
      <text:p text:style-name="P60"><text:span text:style-name="T61">-<text:s/></text:span><text:span text:style-name="T62">Diners en compte corrent</text:span></text:p>
      <text:p text:style-name="P63"/>
      <text:p text:style-name="P64">2 Fes un esquema de les diferents masses patrimonials que integren l’actiu i el passiu d’un balanç.</text:p>
      <text:p text:style-name="P65">Actiu:</text:p>
      <text:p text:style-name="P66">Actiu No Corrent:</text:p>
      <text:p text:style-name="P67">Immobilitzat Intangible.</text:p>
      <text:p text:style-name="P68">Immobilitzat Material.</text:p>
      <text:p text:style-name="P69">Immobilitzat Financer.</text:p>
      <text:p text:style-name="P70"><text:span text:style-name="T71">Actiu Corren</text:span><text:span text:style-name="T72">t:</text:span></text:p>
      <text:p text:style-name="P73">Existències.</text:p>
      <text:p text:style-name="P74">Deutors.</text:p>
      <text:p text:style-name="P75">Diners en compte corrent.</text:p>
      <text:p text:style-name="P76"><text:span text:style-name="T77">Passiu</text:span><text:span text:style-name="T78">:</text:span></text:p>
      <text:p text:style-name="P79">Fons Propis:</text:p>
      <text:p text:style-name="P80">Capital Social.</text:p>
      <text:p text:style-name="P81">Reserves.</text:p>
      <text:p text:style-name="P82">Passiu No Corrent:</text:p>
      <text:p text:style-name="P83">Deutes a Llarg Termini.</text:p>
      <text:p text:style-name="P84">Altres passius no corrents.</text:p>
      <text:p text:style-name="P85"><text:span text:style-name="T86"><text:tab/></text:span><text:span text:style-name="T87">Passiu Corrent</text:span><text:span text:style-name="T88">:</text:span></text:p>
      <text:p text:style-name="P89">Deutes a Curt Termini.</text:p>
      <text:p text:style-name="P90">Altres passius corrents.</text:p>
      <text:p text:style-name="P91"/>
      <text:p text:style-name="P92">3 Busca informació sobre l’amortització, que és, on s’ubica en el balanç</text:p>
      <text:p text:style-name="P93"><text:span text:style-name="T94">Amortització</text:span><text:span text:style-name="T95">: Procés de distribució del cost d'un actiu al llarg del temps.</text:span></text:p>
      <text:p text:style-name="P96">Ubicació en el Balanç:</text:p>
      <text:p text:style-name="P97">Immobilitzat Material:</text:p>
      <text:p text:style-name="P98">Maquinària, vehicles.</text:p>
      <text:p text:style-name="P99">Amortització acumulada.</text:p>
      <text:p text:style-name="P100"/>
      <text:p text:style-name="P101"><text:span text:style-name="T102">Immobilitzat Intangible</text:span><text:span text:style-name="T103">:</text:span></text:p>
      <text:p text:style-name="P104">Patents, marques, software.</text:p>
      <text:p text:style-name="P105">Amortització acumulada.</text:p>
      <text:p text:style-name="P106">La "Amortització Acumulada" apareix al costat del valor original de l'actiu al balanç, indicant la quantitat amortitzada fins a la data actual.</text:p>
      <text:p text:style-name="P107"/>
      <text:p text:style-name="P108"><text:span text:style-name="T109">4 Elabora</text:span><text:span text:style-name="T110"><text:s/></text:span><text:span text:style-name="T111">el</text:span><text:span text:style-name="T112"><text:s/></text:span><text:span text:style-name="T113">balanç de</text:span><text:span text:style-name="T114"><text:s/></text:span><text:span text:style-name="T115">l'empresa</text:span><text:span text:style-name="T116"><text:s/></text:span><text:span text:style-name="T117">Bales,</text:span><text:span text:style-name="T118"><text:s/></text:span><text:span text:style-name="T119">SL, a</text:span><text:span text:style-name="T120"><text:s/></text:span><text:span text:style-name="T121">partir</text:span><text:span text:style-name="T122"><text:s/></text:span><text:span text:style-name="T123">de</text:span><text:span text:style-name="T124"><text:s/></text:span><text:span text:style-name="T125">la</text:span><text:span text:style-name="T126"><text:s/></text:span><text:span text:style-name="T127">informació següent:</text:span></text:p>
      <text:p text:style-name="P128"><text:span text:style-name="T129">- L’aportació</text:span><text:span text:style-name="T130"><text:s/></text:span><text:span text:style-name="T131">inicial</text:span><text:span text:style-name="T132"><text:s/></text:span><text:span text:style-name="T133">que</text:span><text:span text:style-name="T134"><text:s/></text:span><text:span text:style-name="T135">van</text:span><text:span text:style-name="T136"><text:s/></text:span><text:span text:style-name="T137">dur</text:span><text:span text:style-name="T138"><text:s/></text:span><text:span text:style-name="T139">a</text:span><text:span text:style-name="T140"><text:s/></text:span><text:span text:style-name="T141">terme</text:span><text:span text:style-name="T142"><text:s/></text:span><text:span text:style-name="T143">els</text:span><text:span text:style-name="T144"><text:s/></text:span><text:span text:style-name="T145">seus</text:span><text:span text:style-name="T146"><text:s/></text:span><text:span text:style-name="T147">socis</text:span><text:span text:style-name="T148"><text:s/></text:span><text:span text:style-name="T149">va</text:span><text:span text:style-name="T150"><text:s/></text:span><text:span text:style-name="T151">ser</text:span><text:span text:style-name="T152"><text:s/></text:span><text:span text:style-name="T153">de</text:span><text:span text:style-name="T154"><text:s/></text:span><text:span text:style-name="T155">70</text:span><text:span text:style-name="T156"><text:s/></text:span><text:span text:style-name="T157">000</text:span><text:span text:style-name="T158"><text:s/></text:span><text:span text:style-name="T159">€.</text:span></text:p>
      <text:h text:style-name="P160" text:outline-level="1"><text:span text:style-name="T161">- El</text:span><text:span text:style-name="T162"><text:s/></text:span><text:span text:style-name="T163">deute</text:span><text:span text:style-name="T164"><text:s/></text:span><text:span text:style-name="T165">dels</text:span><text:span text:style-name="T166"><text:s/></text:span><text:span text:style-name="T167">clients</text:span><text:span text:style-name="T168"><text:s/></text:span><text:span text:style-name="T169">amb</text:span><text:span text:style-name="T170"><text:s/></text:span><text:span text:style-name="T171">l’empresa</text:span><text:span text:style-name="T172"><text:s/></text:span><text:span text:style-name="T173">puja</text:span><text:span text:style-name="T174"><text:s/></text:span><text:span text:style-name="T175">a</text:span><text:span text:style-name="T176"><text:s/></text:span><text:span text:style-name="T177">la</text:span><text:span text:style-name="T178"><text:s/></text:span><text:span text:style-name="T179">suma</text:span><text:span text:style-name="T180"><text:s/></text:span><text:span text:style-name="T181">de</text:span><text:span text:style-name="T182"><text:s/></text:span><text:span text:style-name="T183">4</text:span><text:span text:style-name="T184"><text:s/></text:span><text:span text:style-name="T185">400</text:span><text:span text:style-name="T186"><text:s/></text:span><text:span text:style-name="T187">€;</text:span><text:span text:style-name="T188"><text:s/></text:span><text:span text:style-name="T189">es</text:span><text:span text:style-name="T190"><text:s/></text:span><text:span text:style-name="T191">cobrarà</text:span><text:span text:style-name="T192"><text:s/></text:span><text:span text:style-name="T193">en</text:span><text:span text:style-name="T194"><text:s/></text:span><text:span text:style-name="T195">60</text:span><text:span text:style-name="T196"><text:s/></text:span><text:span text:style-name="T197">dies.</text:span></text:h>
      <text:p text:style-name="P198"><text:span text:style-name="T199">- Enguany</text:span><text:span text:style-name="T200"><text:s/></text:span><text:span text:style-name="T201">l’empresa</text:span><text:span text:style-name="T202"><text:s/></text:span><text:span text:style-name="T203">ha</text:span><text:span text:style-name="T204"><text:s/></text:span><text:span text:style-name="T205">dotat</text:span><text:span text:style-name="T206"><text:s/></text:span><text:span text:style-name="T207">la</text:span><text:span text:style-name="T208"><text:s/></text:span><text:span text:style-name="T209">reserva</text:span><text:span text:style-name="T210"><text:s/></text:span><text:span text:style-name="T211">legal</text:span><text:span text:style-name="T212"><text:s/></text:span><text:span text:style-name="T213">amb</text:span><text:span text:style-name="T214"><text:s/></text:span><text:span text:style-name="T215">un</text:span><text:span text:style-name="T216"><text:s/></text:span><text:span text:style-name="T217">total</text:span><text:span text:style-name="T218"><text:s/></text:span><text:span text:style-name="T219">de</text:span><text:span text:style-name="T220"><text:s/></text:span><text:span text:style-name="T221">15</text:span><text:span text:style-name="T222"><text:s/></text:span><text:span text:style-name="T223">000</text:span><text:span text:style-name="T224"><text:s/></text:span><text:span text:style-name="T225">€.</text:span></text:p>
      <text:h text:style-name="P226" text:outline-level="1"><text:span text:style-name="T227">- Deu</text:span><text:span text:style-name="T228"><text:s/></text:span><text:span text:style-name="T229">1</text:span><text:span text:style-name="T230"><text:s/></text:span><text:span text:style-name="T231">500</text:span><text:span text:style-name="T232"><text:s/></text:span><text:span text:style-name="T233">€</text:span><text:span text:style-name="T234"><text:s/></text:span><text:span text:style-name="T235">als</text:span><text:span text:style-name="T236"><text:s/></text:span><text:span text:style-name="T237">seus</text:span><text:span text:style-name="T238"><text:s/></text:span><text:span text:style-name="T239">proveïdors,</text:span><text:span text:style-name="T240"><text:s/></text:span><text:span text:style-name="T241">dels</text:span><text:span text:style-name="T242"><text:s/></text:span><text:span text:style-name="T243">quals</text:span><text:span text:style-name="T244"><text:s/></text:span><text:span text:style-name="T245">ha</text:span><text:span text:style-name="T246"><text:s/></text:span><text:span text:style-name="T247">anticipat</text:span><text:span text:style-name="T248"><text:s/></text:span><text:span text:style-name="T249">300</text:span><text:span text:style-name="T250"><text:s/></text:span><text:span text:style-name="T251">€;</text:span><text:span text:style-name="T252"><text:s/></text:span><text:span text:style-name="T253">la</text:span><text:span text:style-name="T254"><text:s/></text:span><text:span text:style-name="T255">resta</text:span><text:span text:style-name="T256"><text:s/></text:span><text:span text:style-name="T257">del</text:span><text:span text:style-name="T258"><text:s/></text:span><text:span text:style-name="T259">deute</text:span><text:span text:style-name="T260"><text:s/></text:span><text:span text:style-name="T261">venç</text:span><text:span text:style-name="T262"><text:s/></text:span><text:span text:style-name="T263">en</text:span><text:span text:style-name="T264"><text:s/></text:span><text:span text:style-name="T265">els</text:span><text:span text:style-name="T266"><text:s/></text:span><text:span text:style-name="T267">propers</text:span><text:span text:style-name="T268"><text:s/></text:span><text:span text:style-name="T269">90</text:span><text:span text:style-name="T270"><text:s/></text:span><text:span text:style-name="T271">dies.</text:span></text:h>
      <text:p text:style-name="P272"><text:span text:style-name="T273">- L’empresa</text:span><text:span text:style-name="T274"><text:s/></text:span><text:span text:style-name="T275">té</text:span><text:span text:style-name="T276"><text:s/></text:span><text:span text:style-name="T277">una</text:span><text:span text:style-name="T278"><text:s/></text:span><text:span text:style-name="T279">flota</text:span><text:span text:style-name="T280"><text:s/></text:span><text:span text:style-name="T281">de</text:span><text:span text:style-name="T282"><text:s/></text:span><text:span text:style-name="T283">camions</text:span><text:span text:style-name="T284"><text:s/></text:span><text:span text:style-name="T285">per</text:span><text:span text:style-name="T286"><text:s/></text:span><text:span text:style-name="T287">transportar-hi</text:span><text:span text:style-name="T288"><text:s/></text:span><text:span text:style-name="T289">els</text:span><text:span text:style-name="T290"><text:s/></text:span><text:span text:style-name="T291">productes</text:span><text:span text:style-name="T292"><text:s/></text:span><text:span text:style-name="T293">valorada</text:span><text:span text:style-name="T294"><text:s/></text:span><text:span text:style-name="T295">en</text:span><text:span text:style-name="T296"><text:s/></text:span><text:span text:style-name="T297">57</text:span><text:span text:style-name="T298"><text:s/></text:span><text:span text:style-name="T299">500</text:span><text:span text:style-name="T300"><text:s/></text:span><text:span text:style-name="T301">€.</text:span></text:p>
      <text:h text:style-name="P302" text:outline-level="1"><text:span text:style-name="T303">- Bales,</text:span><text:span text:style-name="T304"><text:s/></text:span><text:span text:style-name="T305">SL,</text:span><text:span text:style-name="T306"><text:s/></text:span><text:span text:style-name="T307">té</text:span><text:span text:style-name="T308"><text:s/></text:span><text:span text:style-name="T309">una</text:span><text:span text:style-name="T310"><text:s/></text:span><text:span text:style-name="T311">patent</text:span><text:span text:style-name="T312"><text:s/></text:span><text:span text:style-name="T313">per</text:span><text:span text:style-name="T314"><text:s/></text:span><text:span text:style-name="T315">fabricar</text:span><text:span text:style-name="T316"><text:s/></text:span><text:span text:style-name="T317">els</text:span><text:span text:style-name="T318"><text:s/></text:span><text:span text:style-name="T319">seus</text:span><text:span text:style-name="T320"><text:s/></text:span><text:span text:style-name="T321">productes</text:span><text:span text:style-name="T322"><text:s/></text:span><text:span text:style-name="T323">valorada</text:span><text:span text:style-name="T324"><text:s/></text:span><text:span text:style-name="T325">en</text:span><text:span text:style-name="T326"><text:s/></text:span><text:span text:style-name="T327">10</text:span><text:span text:style-name="T328"><text:s/></text:span><text:span text:style-name="T329">000</text:span><text:span text:style-name="T330"><text:s/></text:span><text:span text:style-name="T331">€.</text:span></text:h>
      <text:p text:style-name="P332"><text:span text:style-name="T333">- El</text:span><text:span text:style-name="T334"><text:s/></text:span><text:span text:style-name="T335">local</text:span><text:span text:style-name="T336"><text:s/></text:span><text:span text:style-name="T337">on</text:span><text:span text:style-name="T338"><text:s/></text:span><text:span text:style-name="T339">l’empresa</text:span><text:span text:style-name="T340"><text:s/></text:span><text:span text:style-name="T341">realitza</text:span><text:span text:style-name="T342"><text:s/></text:span><text:span text:style-name="T343">l’activitat</text:span><text:span text:style-name="T344"><text:s/></text:span><text:span text:style-name="T345">productiva</text:span><text:span text:style-name="T346"><text:s/></text:span><text:span text:style-name="T347">és</text:span><text:span text:style-name="T348"><text:s/></text:span><text:span text:style-name="T349">de</text:span><text:span text:style-name="T350"><text:s/></text:span><text:span text:style-name="T351">la</text:span><text:span text:style-name="T352"><text:s/></text:span><text:span text:style-name="T353">seva</text:span><text:span text:style-name="T354"><text:s/></text:span><text:span text:style-name="T355">propietat</text:span><text:span text:style-name="T356"><text:s/></text:span><text:span text:style-name="T357">i</text:span><text:span text:style-name="T358"><text:s/></text:span><text:span text:style-name="T359">està</text:span><text:span text:style-name="T360"><text:s/></text:span><text:span text:style-name="T361">valorat</text:span><text:span text:style-name="T362"><text:s/></text:span><text:span text:style-name="T363">en</text:span><text:span text:style-name="T364"><text:s/></text:span><text:span text:style-name="T365">120</text:span><text:span text:style-name="T366"><text:s/></text:span><text:span text:style-name="T367">000</text:span><text:span text:style-name="T368"><text:s/></text:span><text:span text:style-name="T369">€.</text:span></text:p>
      <text:h text:style-name="P370" text:outline-level="1"><text:span text:style-name="T371">- L’empresa</text:span><text:span text:style-name="T372"><text:s/></text:span><text:span text:style-name="T373">ha</text:span><text:span text:style-name="T374"><text:s/></text:span><text:span text:style-name="T375">subscrit</text:span><text:span text:style-name="T376"><text:s/></text:span><text:span text:style-name="T377">un</text:span><text:span text:style-name="T378"><text:s/></text:span><text:span text:style-name="T379">préstec</text:span><text:span text:style-name="T380"><text:s/></text:span><text:span text:style-name="T381">amb</text:span><text:span text:style-name="T382"><text:s/></text:span><text:span text:style-name="T383">una</text:span><text:span text:style-name="T384"><text:s/></text:span><text:span text:style-name="T385">entitat</text:span><text:span text:style-name="T386"><text:s/></text:span><text:span text:style-name="T387">de</text:span><text:span text:style-name="T388"><text:s/></text:span><text:span text:style-name="T389">crèdit</text:span><text:span text:style-name="T390"><text:s/></text:span><text:span text:style-name="T391">de</text:span><text:span text:style-name="T392"><text:s/></text:span><text:span text:style-name="T393">100</text:span><text:span text:style-name="T394"><text:s/></text:span><text:span text:style-name="T395">000</text:span><text:span text:style-name="T396"><text:s/></text:span><text:span text:style-name="T397">€</text:span><text:span text:style-name="T398"><text:s/></text:span><text:span text:style-name="T399">a</text:span><text:span text:style-name="T400"><text:s/></text:span><text:span text:style-name="T401">10</text:span><text:span text:style-name="T402"><text:s/></text:span><text:span text:style-name="T403">anys.</text:span></text:h>
      <text:p text:style-name="P404"><text:span text:style-name="T405">- Actualment,</text:span><text:span text:style-name="T406"><text:s/></text:span><text:span text:style-name="T407">té</text:span><text:span text:style-name="T408"><text:s/></text:span><text:span text:style-name="T409">mercaderies</text:span><text:span text:style-name="T410"><text:s/></text:span><text:span text:style-name="T411">per</text:span><text:span text:style-name="T412"><text:s/></text:span><text:span text:style-name="T413">un</text:span><text:span text:style-name="T414"><text:s/></text:span><text:span text:style-name="T415">valor</text:span><text:span text:style-name="T416"><text:s/></text:span><text:span text:style-name="T417">de</text:span><text:span text:style-name="T418"><text:s/></text:span><text:span text:style-name="T419">5</text:span><text:span text:style-name="T420"><text:s/></text:span><text:span text:style-name="T421">000</text:span><text:span text:style-name="T422"><text:s/></text:span><text:span text:style-name="T423">€</text:span><text:span text:style-name="T424"><text:s/></text:span><text:span text:style-name="T425">al</text:span><text:span text:style-name="T426"><text:s/></text:span><text:span text:style-name="T427">magatzem.</text:span></text:p>
      <text:h text:style-name="P428" text:outline-level="1"><text:span text:style-name="T429">- En</text:span><text:span text:style-name="T430"><text:s/></text:span><text:span text:style-name="T431">el</text:span><text:span text:style-name="T432"><text:s/></text:span><text:span text:style-name="T433">compte</text:span><text:span text:style-name="T434"><text:s/></text:span><text:span text:style-name="T435">corrent</text:span><text:span text:style-name="T436"><text:s/></text:span><text:span text:style-name="T437">de</text:span><text:span text:style-name="T438"><text:s/></text:span><text:span text:style-name="T439">l’empresa</text:span><text:span text:style-name="T440"><text:s/></text:span><text:span text:style-name="T441">hi</text:span><text:span text:style-name="T442"><text:s/></text:span><text:span text:style-name="T443">ha</text:span><text:span text:style-name="T444"><text:s/></text:span><text:span text:style-name="T445">2</text:span><text:span text:style-name="T446"><text:s/></text:span><text:span text:style-name="T447">500</text:span><text:span text:style-name="T448"><text:s/></text:span><text:span text:style-name="T449">€</text:span><text:span text:style-name="T450"><text:s/></text:span><text:span text:style-name="T451">i</text:span><text:span text:style-name="T452"><text:s/></text:span><text:span text:style-name="T453">en</text:span><text:span text:style-name="T454"><text:s/></text:span><text:span text:style-name="T455">caixa</text:span><text:span text:style-name="T456"><text:s/></text:span><text:span text:style-name="T457">guarden</text:span><text:span text:style-name="T458"><text:s/></text:span><text:span text:style-name="T459">800</text:span><text:span text:style-name="T460"><text:s/></text:span><text:span text:style-name="T461">€.</text:span></text:h>
      <text:p text:style-name="P462"><text:span text:style-name="T463">- Té</text:span><text:span text:style-name="T464"><text:s/></text:span><text:span text:style-name="T465">un</text:span><text:span text:style-name="T466"><text:s/></text:span><text:span text:style-name="T467">deute</text:span><text:span text:style-name="T468"><text:s/></text:span><text:span text:style-name="T469">amb</text:span><text:span text:style-name="T470"><text:s/></text:span><text:span text:style-name="T471">una</text:span><text:span text:style-name="T472"><text:s/></text:span><text:span text:style-name="T473">entitat</text:span><text:span text:style-name="T474"><text:s/></text:span><text:span text:style-name="T475">financera</text:span><text:span text:style-name="T476"><text:s/></text:span><text:span text:style-name="T477">per</text:span><text:span text:style-name="T478"><text:s/></text:span><text:span text:style-name="T479">un</text:span><text:span text:style-name="T480"><text:s/></text:span><text:span text:style-name="T481">valor</text:span><text:span text:style-name="T482"><text:s/></text:span><text:span text:style-name="T483">de</text:span><text:span text:style-name="T484"><text:s/></text:span><text:span text:style-name="T485">5</text:span><text:span text:style-name="T486"><text:s/></text:span><text:span text:style-name="T487">000</text:span><text:span text:style-name="T488"><text:s/></text:span><text:span text:style-name="T489">€,</text:span><text:span text:style-name="T490"><text:s/></text:span><text:span text:style-name="T491">i</text:span><text:span text:style-name="T492"><text:s/></text:span><text:span text:style-name="T493">el</text:span><text:span text:style-name="T494"><text:s/></text:span><text:span text:style-name="T495">seu</text:span><text:span text:style-name="T496"><text:s/></text:span><text:span text:style-name="T497">termini</text:span><text:span text:style-name="T498"><text:s/></text:span><text:span text:style-name="T499">de</text:span><text:span text:style-name="T500"><text:s/></text:span><text:span text:style-name="T501">devolució</text:span><text:span text:style-name="T502"><text:s/></text:span><text:span text:style-name="T503">és</text:span><text:span text:style-name="T504"><text:s/></text:span><text:span text:style-name="T505">de</text:span><text:span text:style-name="T506"><text:s/></text:span><text:span text:style-name="T507">10</text:span><text:span text:style-name="T508"><text:s/></text:span><text:span text:style-name="T509">mesos.</text:span></text:p>
      <text:h text:style-name="P510" text:outline-level="1"><text:span text:style-name="T511">- S’estima</text:span><text:span text:style-name="T512"><text:s/></text:span><text:span text:style-name="T513">que</text:span><text:span text:style-name="T514"><text:s/></text:span><text:span text:style-name="T515">la</text:span><text:span text:style-name="T516"><text:s/></text:span><text:span text:style-name="T517">pèrdua</text:span><text:span text:style-name="T518"><text:s/></text:span><text:span text:style-name="T519">de</text:span><text:span text:style-name="T520"><text:s/></text:span><text:span text:style-name="T521">valor</text:span><text:span text:style-name="T522"><text:s/></text:span><text:span text:style-name="T523">de</text:span><text:span text:style-name="T524"><text:s/></text:span><text:span text:style-name="T525">l’immobilitzat</text:span><text:span text:style-name="T526"><text:s/></text:span><text:span text:style-name="T527">material</text:span><text:span text:style-name="T528"><text:s/></text:span><text:span text:style-name="T529">és</text:span><text:span text:style-name="T530"><text:s/></text:span><text:span text:style-name="T531">de</text:span><text:span text:style-name="T532"><text:s/></text:span><text:span text:style-name="T533">9</text:span><text:span text:style-name="T534"><text:s/></text:span><text:span text:style-name="T535">000</text:span><text:span text:style-name="T536"><text:s/></text:span><text:span text:style-name="T537">€.</text:span></text:h>
      <text:h text:style-name="P538" text:outline-level="1"/>
      <text:h text:style-name="P539" text:outline-level="1">Actiu:</text:h>
      <text:h text:style-name="P540" text:outline-level="1">Actiu No Corrent:</text:h>
      <text:h text:style-name="P541" text:outline-level="1">Immobilitzat Material:</text:h>
      <text:h text:style-name="P542" text:outline-level="1">Flota de camions: 57.500 €</text:h>
      <text:h text:style-name="P543" text:outline-level="1">Local: 120.000 €</text:h>
      <text:h text:style-name="P544" text:outline-level="1">Immobilitzat Intangible:</text:h>
      <text:h text:style-name="P545" text:outline-level="1"><text:tab/><text:tab/><text:tab/>Patent: 10.000 €</text:h>
      <text:h text:style-name="P546" text:outline-level="1"/>
      <text:h text:style-name="P547" text:outline-level="1">Actiu Corrent:</text:h>
      <text:h text:style-name="P548" text:outline-level="1">Existències (Mercaderies): 5.000 €</text:h>
      <text:h text:style-name="P549" text:outline-level="1">Deutors:</text:h>
      <text:h text:style-name="P550" text:outline-level="1"><text:tab/><text:tab/><text:tab/>Clients (60 dies): 4.400 €</text:h>
      <text:h text:style-name="P551" text:outline-level="1">Diners i equivalents de diners:</text:h>
      <text:h text:style-name="P552" text:outline-level="1">Caixa: 800 €</text:h>
      <text:h text:style-name="P553" text:outline-level="1">Compte corrent: 2.500 €</text:h>
      <text:h text:style-name="P554" text:outline-level="1">Passiu:</text:h>
      <text:h text:style-name="P555" text:outline-level="1">Fons Propis:</text:h>
      <text:h text:style-name="P556" text:outline-level="1">Capital Social (aportació inicial): 70.000 €</text:h>
      <text:h text:style-name="P557" text:outline-level="1">Reserves legals: 15.000 €</text:h>
      <text:h text:style-name="P558" text:outline-level="1">Passiu No Corrent:</text:h>
      <text:h text:style-name="P559" text:outline-level="1"/>
      <text:h text:style-name="P560" text:outline-level="1">Deutes a Llarg Termini:</text:h>
      <text:h text:style-name="P561" text:outline-level="1">Préstec amb entitat de crèdit (10 anys): 100.000 €</text:h>
      <text:h text:style-name="P562" text:outline-level="1">Deute amb entitat financera (10 mesos): 5.000 €</text:h>
      <text:h text:style-name="P563" text:outline-level="1">Passiu Corrent:</text:h>
      <text:h text:style-name="P564" text:outline-level="1"><text:tab/><text:tab/><text:tab/>Deutes a Curt Termini:</text:h>
      <text:h text:style-name="P565" text:outline-level="1"><text:tab/><text:tab/><text:tab/><text:tab/>Proveïdors (90 dies): 1.200 € (1.500 € - 300 €)</text:h>
      <text:h text:style-name="P566" text:outline-level="1">Pèrdua de Valor:</text:h>
      <text:h text:style-name="P567" text:outline-level="1"><text:tab/>Pèrdua de valor de l'Immobilitzat Material: 9.000 €</text:h>
      <text:h text:style-name="P568" text:outline-level="1">Balanç:</text:h>
      <text:h text:style-name="P569" text:outline-level="1">Actiu Total: 219.200 €</text:h>
      <text:h text:style-name="P570" text:outline-level="1">Passiu Total: 219.200 €</text:h>
      <text:h text:style-name="P571" text:outline-level="1"/>
      <text:p text:style-name="P572"><text:span text:style-name="T573">5 Elabora</text:span><text:span text:style-name="T574"><text:s/></text:span><text:span text:style-name="T575">el</text:span><text:span text:style-name="T576"><text:s/></text:span><text:span text:style-name="T577">balanç</text:span><text:span text:style-name="T578"><text:s/></text:span><text:span text:style-name="T579">de</text:span><text:span text:style-name="T580"><text:s/></text:span><text:span text:style-name="T581">l'empresa</text:span><text:span text:style-name="T582"><text:s/></text:span><text:span text:style-name="T583">K2,</text:span><text:span text:style-name="T584"><text:s/></text:span><text:span text:style-name="T585">SL,</text:span><text:span text:style-name="T586"><text:s/></text:span><text:span text:style-name="T587">a</text:span><text:span text:style-name="T588"><text:s/></text:span><text:span text:style-name="T589">partir</text:span><text:span text:style-name="T590"><text:s/></text:span><text:span text:style-name="T591">de</text:span><text:span text:style-name="T592"><text:s/></text:span><text:span text:style-name="T593">la</text:span><text:span text:style-name="T594"><text:s/></text:span><text:span text:style-name="T595">informació següent:</text:span></text:p>
      <text:h text:style-name="P596" text:outline-level="1"><text:span text:style-name="T597">-</text:span><text:span text:style-name="T598"><text:s/>No</text:span><text:span text:style-name="T599"><text:s/></text:span><text:span text:style-name="T600">tenim</text:span><text:span text:style-name="T601"><text:s/></text:span><text:span text:style-name="T602">informació</text:span><text:span text:style-name="T603"><text:s/></text:span><text:span text:style-name="T604">sobre</text:span><text:span text:style-name="T605"><text:s/></text:span><text:span text:style-name="T606">el</text:span><text:span text:style-name="T607"><text:s/></text:span><text:span text:style-name="T608">capital</text:span><text:span text:style-name="T609"><text:s/></text:span><text:span text:style-name="T610">inicial</text:span><text:span text:style-name="T611"><text:s/></text:span><text:span text:style-name="T612">que</text:span><text:span text:style-name="T613"><text:s/></text:span><text:span text:style-name="T614">hi</text:span><text:span text:style-name="T615"><text:s/></text:span><text:span text:style-name="T616">han</text:span><text:span text:style-name="T617"><text:s/></text:span><text:span text:style-name="T618">aportat</text:span><text:span text:style-name="T619"><text:s/></text:span><text:span text:style-name="T620">els</text:span><text:span text:style-name="T621"><text:s/></text:span><text:span text:style-name="T622">socis.</text:span></text:h>
      <text:p text:style-name="P623"><text:span text:style-name="T624">- El</text:span><text:span text:style-name="T625"><text:s/></text:span><text:span text:style-name="T626">deute</text:span><text:span text:style-name="T627"><text:s/></text:span><text:span text:style-name="T628">dels</text:span><text:span text:style-name="T629"><text:s/></text:span><text:span text:style-name="T630">clients</text:span><text:span text:style-name="T631"><text:s/></text:span><text:span text:style-name="T632">amb</text:span><text:span text:style-name="T633"><text:s/></text:span><text:span text:style-name="T634">l’empresa</text:span><text:span text:style-name="T635"><text:s/></text:span><text:span text:style-name="T636">puja</text:span><text:span text:style-name="T637"><text:s/></text:span><text:span text:style-name="T638">a</text:span><text:span text:style-name="T639"><text:s/></text:span><text:span text:style-name="T640">la</text:span><text:span text:style-name="T641"><text:s/></text:span><text:span text:style-name="T642">suma</text:span><text:span text:style-name="T643"><text:s/></text:span><text:span text:style-name="T644">de</text:span><text:span text:style-name="T645"><text:s/></text:span><text:span text:style-name="T646">2</text:span><text:span text:style-name="T647"><text:s/></text:span><text:span text:style-name="T648">500</text:span><text:span text:style-name="T649"><text:s/></text:span><text:span text:style-name="T650">€;</text:span><text:span text:style-name="T651"><text:s/></text:span><text:span text:style-name="T652">es</text:span><text:span text:style-name="T653"><text:s/></text:span><text:span text:style-name="T654">cobrarà</text:span><text:span text:style-name="T655"><text:s/></text:span><text:span text:style-name="T656">en</text:span><text:span text:style-name="T657"><text:s/></text:span><text:span text:style-name="T658">60</text:span><text:span text:style-name="T659"><text:s/></text:span><text:span text:style-name="T660">dies.</text:span></text:p>
      <text:h text:style-name="P661" text:outline-level="1"><text:span text:style-name="T662">- Enguany</text:span><text:span text:style-name="T663"><text:s/></text:span><text:span text:style-name="T664">l’empresa</text:span><text:span text:style-name="T665"><text:s/></text:span><text:span text:style-name="T666">ha</text:span><text:span text:style-name="T667"><text:s/></text:span><text:span text:style-name="T668">tingut</text:span><text:span text:style-name="T669"><text:s/></text:span><text:span text:style-name="T670">uns</text:span><text:span text:style-name="T671"><text:s/></text:span><text:span text:style-name="T672">resultats</text:span><text:span text:style-name="T673"><text:s/></text:span><text:span text:style-name="T674">positius</text:span><text:span text:style-name="T675"><text:s/></text:span><text:span text:style-name="T676">de</text:span><text:span text:style-name="T677"><text:s/></text:span><text:span text:style-name="T678">l’exercici</text:span><text:span text:style-name="T679"><text:s/></text:span><text:span text:style-name="T680">per</text:span><text:span text:style-name="T681"><text:s/></text:span><text:span text:style-name="T682">un</text:span><text:span text:style-name="T683"><text:s/></text:span><text:span text:style-name="T684">import</text:span><text:span text:style-name="T685"><text:s/></text:span><text:span text:style-name="T686">de</text:span></text:h>
      <text:h text:style-name="P687" text:outline-level="1"><text:span text:style-name="T688">6</text:span><text:span text:style-name="T689"><text:s/>0</text:span><text:span text:style-name="T690">00</text:span><text:span text:style-name="T691"><text:s/></text:span><text:span text:style-name="T692">€.</text:span></text:h>
      <text:p text:style-name="P693"><text:span text:style-name="T694">- L’empresa</text:span><text:span text:style-name="T695"><text:s/></text:span><text:span text:style-name="T696">disposa</text:span><text:span text:style-name="T697"><text:s/></text:span><text:span text:style-name="T698">d’equips</text:span><text:span text:style-name="T699"><text:s/></text:span><text:span text:style-name="T700">per</text:span><text:span text:style-name="T701"><text:s/></text:span><text:span text:style-name="T702">al</text:span><text:span text:style-name="T703"><text:s/></text:span><text:span text:style-name="T704">procés</text:span><text:span text:style-name="T705"><text:s/></text:span><text:span text:style-name="T706">d’informació</text:span><text:span text:style-name="T707"><text:s/></text:span><text:span text:style-name="T708">valorats</text:span><text:span text:style-name="T709"><text:s/></text:span><text:span text:style-name="T710">en</text:span><text:span text:style-name="T711"><text:s/></text:span><text:span text:style-name="T712">28</text:span><text:span text:style-name="T713"><text:s/></text:span><text:span text:style-name="T714">000</text:span><text:span text:style-name="T715"><text:s/></text:span><text:span text:style-name="T716">€.</text:span></text:p>
      <text:h text:style-name="P717" text:outline-level="1"><text:span text:style-name="T718">- El</text:span><text:span text:style-name="T719"><text:s/></text:span><text:span text:style-name="T720">local</text:span><text:span text:style-name="T721"><text:s/></text:span><text:span text:style-name="T722">on</text:span><text:span text:style-name="T723"><text:s/></text:span><text:span text:style-name="T724">l’empresa</text:span><text:span text:style-name="T725"><text:s/></text:span><text:span text:style-name="T726">realitza</text:span><text:span text:style-name="T727"><text:s/></text:span><text:span text:style-name="T728">l’activitat</text:span><text:span text:style-name="T729"><text:s/></text:span><text:span text:style-name="T730">productiva</text:span><text:span text:style-name="T731"><text:s/></text:span><text:span text:style-name="T732">és</text:span><text:span text:style-name="T733"><text:s/></text:span><text:span text:style-name="T734">de</text:span><text:span text:style-name="T735"><text:s/></text:span><text:span text:style-name="T736">la</text:span><text:span text:style-name="T737"><text:s/></text:span><text:span text:style-name="T738">seva</text:span><text:span text:style-name="T739"><text:s/></text:span><text:span text:style-name="T740">propietat</text:span><text:span text:style-name="T741"><text:s/></text:span><text:span text:style-name="T742">i</text:span><text:span text:style-name="T743"><text:s/></text:span><text:span text:style-name="T744">està</text:span><text:span text:style-name="T745"><text:s/></text:span><text:span text:style-name="T746">valorat</text:span><text:span text:style-name="T747"><text:s/></text:span><text:span text:style-name="T748">en</text:span><text:span text:style-name="T749"><text:s/></text:span><text:span text:style-name="T750">80</text:span><text:span text:style-name="T751"><text:s/></text:span><text:span text:style-name="T752">000</text:span><text:span text:style-name="T753"><text:s/></text:span><text:span text:style-name="T754">€.</text:span></text:h>
      <text:p text:style-name="P755"><text:span text:style-name="T756">- Deu</text:span><text:span text:style-name="T757"><text:s/></text:span><text:span text:style-name="T758">2</text:span><text:span text:style-name="T759"><text:s/></text:span><text:span text:style-name="T760">600</text:span><text:span text:style-name="T761"><text:s/></text:span><text:span text:style-name="T762">€</text:span><text:span text:style-name="T763"><text:s/></text:span><text:span text:style-name="T764">als</text:span><text:span text:style-name="T765"><text:s/></text:span><text:span text:style-name="T766">seus</text:span><text:span text:style-name="T767"><text:s/></text:span><text:span text:style-name="T768">proveïdors,</text:span><text:span text:style-name="T769"><text:s/></text:span><text:span text:style-name="T770">dels</text:span><text:span text:style-name="T771"><text:s/></text:span><text:span text:style-name="T772">quals</text:span><text:span text:style-name="T773"><text:s/></text:span><text:span text:style-name="T774">ha</text:span><text:span text:style-name="T775"><text:s/></text:span><text:span text:style-name="T776">anticipat</text:span><text:span text:style-name="T777"><text:s/></text:span><text:span text:style-name="T778">600</text:span><text:span text:style-name="T779"><text:s/></text:span><text:span text:style-name="T780">€;</text:span><text:span text:style-name="T781"><text:s/></text:span><text:span text:style-name="T782">la</text:span><text:span text:style-name="T783"><text:s/></text:span><text:span text:style-name="T784">resta</text:span><text:span text:style-name="T785"><text:s/></text:span><text:span text:style-name="T786">del</text:span><text:span text:style-name="T787"><text:s/></text:span><text:span text:style-name="T788">deute</text:span><text:span text:style-name="T789"><text:s/></text:span><text:span text:style-name="T790">venç</text:span><text:span text:style-name="T791"><text:s/></text:span><text:span text:style-name="T792">en</text:span><text:span text:style-name="T793"><text:s/></text:span><text:span text:style-name="T794">els</text:span><text:span text:style-name="T795"><text:s/></text:span><text:span text:style-name="T796">propers</text:span><text:span text:style-name="T797"><text:s/></text:span><text:span text:style-name="T798">90</text:span><text:span text:style-name="T799"><text:s/></text:span><text:span text:style-name="T800">dies.</text:span></text:p>
      <text:h text:style-name="P801" text:outline-level="1"><text:span text:style-name="T802">- L’empresa</text:span><text:span text:style-name="T803"><text:s/></text:span><text:span text:style-name="T804">ha</text:span><text:span text:style-name="T805"><text:s/></text:span><text:span text:style-name="T806">subscrit</text:span><text:span text:style-name="T807"><text:s/></text:span><text:span text:style-name="T808">un</text:span><text:span text:style-name="T809"><text:s/></text:span><text:span text:style-name="T810">préstec</text:span><text:span text:style-name="T811"><text:s/></text:span><text:span text:style-name="T812">amb</text:span><text:span text:style-name="T813"><text:s/></text:span><text:span text:style-name="T814">una</text:span><text:span text:style-name="T815"><text:s/></text:span><text:span text:style-name="T816">entitat</text:span><text:span text:style-name="T817"><text:s/></text:span><text:span text:style-name="T818">de</text:span><text:span text:style-name="T819"><text:s/></text:span><text:span text:style-name="T820">crèdit,</text:span><text:span text:style-name="T821"><text:s/></text:span><text:span text:style-name="T822">de</text:span><text:span text:style-name="T823"><text:s/></text:span><text:span text:style-name="T824">60</text:span><text:span text:style-name="T825"><text:s/></text:span><text:span text:style-name="T826">000</text:span><text:span text:style-name="T827"><text:s/></text:span><text:span text:style-name="T828">€</text:span><text:span text:style-name="T829"><text:s/></text:span><text:span text:style-name="T830">a</text:span><text:span text:style-name="T831"><text:s/></text:span><text:span text:style-name="T832">5</text:span><text:span text:style-name="T833"><text:s/></text:span><text:span text:style-name="T834">anys.</text:span></text:h>
      <text:p text:style-name="P835"><text:span text:style-name="T836">- Actualment,</text:span><text:span text:style-name="T837"><text:s/></text:span><text:span text:style-name="T838">té</text:span><text:span text:style-name="T839"><text:s/></text:span><text:span text:style-name="T840">mercaderies</text:span><text:span text:style-name="T841"><text:s/></text:span><text:span text:style-name="T842">per</text:span><text:span text:style-name="T843"><text:s/></text:span><text:span text:style-name="T844">un</text:span><text:span text:style-name="T845"><text:s/></text:span><text:span text:style-name="T846">valor</text:span><text:span text:style-name="T847"><text:s/></text:span><text:span text:style-name="T848">de</text:span><text:span text:style-name="T849"><text:s/></text:span><text:span text:style-name="T850">15</text:span><text:span text:style-name="T851"><text:s/></text:span><text:span text:style-name="T852">000</text:span><text:span text:style-name="T853"><text:s/></text:span><text:span text:style-name="T854">€</text:span><text:span text:style-name="T855"><text:s/></text:span><text:span text:style-name="T856">al</text:span><text:span text:style-name="T857"><text:s/></text:span><text:span text:style-name="T858">magatzem.</text:span></text:p>
      <text:soft-page-break/>
      <text:h text:style-name="P859" text:outline-level="1"><text:span text:style-name="T860">- En</text:span><text:span text:style-name="T861"><text:s/></text:span><text:span text:style-name="T862">el</text:span><text:span text:style-name="T863"><text:s/></text:span><text:span text:style-name="T864">compte</text:span><text:span text:style-name="T865"><text:s/></text:span><text:span text:style-name="T866">corrent</text:span><text:span text:style-name="T867"><text:s/></text:span><text:span text:style-name="T868">de</text:span><text:span text:style-name="T869"><text:s/></text:span><text:span text:style-name="T870">l’empresa</text:span><text:span text:style-name="T871"><text:s/></text:span><text:span text:style-name="T872">hi</text:span><text:span text:style-name="T873"><text:s/></text:span><text:span text:style-name="T874">ha</text:span><text:span text:style-name="T875"><text:s/></text:span><text:span text:style-name="T876">1</text:span><text:span text:style-name="T877"><text:s/></text:span><text:span text:style-name="T878">500</text:span><text:span text:style-name="T879"><text:s/></text:span><text:span text:style-name="T880">€</text:span><text:span text:style-name="T881"><text:s/></text:span><text:span text:style-name="T882">i</text:span><text:span text:style-name="T883"><text:s/></text:span><text:span text:style-name="T884">en</text:span><text:span text:style-name="T885"><text:s/></text:span><text:span text:style-name="T886">caixa</text:span><text:span text:style-name="T887"><text:s/></text:span><text:span text:style-name="T888">guarda</text:span><text:span text:style-name="T889"><text:s/></text:span><text:span text:style-name="T890">1</text:span><text:span text:style-name="T891"><text:s/></text:span><text:span text:style-name="T892">000</text:span><text:span text:style-name="T893"><text:s/></text:span><text:span text:style-name="T894">€.</text:span></text:h>
      <text:p text:style-name="P895"><text:span text:style-name="T896">- Té</text:span><text:span text:style-name="T897"><text:s/></text:span><text:span text:style-name="T898">un</text:span><text:span text:style-name="T899"><text:s/></text:span><text:span text:style-name="T900">deute</text:span><text:span text:style-name="T901"><text:s/></text:span><text:span text:style-name="T902">amb</text:span><text:span text:style-name="T903"><text:s/></text:span><text:span text:style-name="T904">un</text:span><text:span text:style-name="T905"><text:s/></text:span><text:span text:style-name="T906">banc</text:span><text:span text:style-name="T907"><text:s/></text:span><text:span text:style-name="T908">per</text:span><text:span text:style-name="T909"><text:s/></text:span><text:span text:style-name="T910">un</text:span><text:span text:style-name="T911"><text:s/></text:span><text:span text:style-name="T912">valor</text:span><text:span text:style-name="T913"><text:s/></text:span><text:span text:style-name="T914">de</text:span><text:span text:style-name="T915"><text:s/></text:span><text:span text:style-name="T916">10</text:span><text:span text:style-name="T917"><text:s/></text:span><text:span text:style-name="T918">000</text:span><text:span text:style-name="T919"><text:s/></text:span><text:span text:style-name="T920">€</text:span><text:span text:style-name="T921"><text:s/></text:span><text:span text:style-name="T922">i</text:span><text:span text:style-name="T923"><text:s/></text:span><text:span text:style-name="T924">el</text:span><text:span text:style-name="T925"><text:s/></text:span><text:span text:style-name="T926">seu</text:span><text:span text:style-name="T927"><text:s/></text:span><text:span text:style-name="T928">termini</text:span><text:span text:style-name="T929"><text:s/></text:span><text:span text:style-name="T930">de</text:span><text:span text:style-name="T931"><text:s/></text:span><text:span text:style-name="T932">devolució</text:span><text:span text:style-name="T933"><text:s/></text:span><text:span text:style-name="T934">és</text:span><text:span text:style-name="T935"><text:s/></text:span><text:span text:style-name="T936">de</text:span><text:span text:style-name="T937"><text:s/></text:span><text:span text:style-name="T938">10</text:span><text:span text:style-name="T939"><text:s/></text:span><text:span text:style-name="T940">mesos.</text:span></text:p>
      <text:h text:style-name="P941" text:outline-level="1"><text:span text:style-name="T942">- S’estima</text:span><text:span text:style-name="T943"><text:s/></text:span><text:span text:style-name="T944">que</text:span><text:span text:style-name="T945"><text:s/></text:span><text:span text:style-name="T946">la</text:span><text:span text:style-name="T947"><text:s/></text:span><text:span text:style-name="T948">pèrdua</text:span><text:span text:style-name="T949"><text:s/></text:span><text:span text:style-name="T950">de</text:span><text:span text:style-name="T951"><text:s/></text:span><text:span text:style-name="T952">valor</text:span><text:span text:style-name="T953"><text:s/></text:span><text:span text:style-name="T954">de</text:span><text:span text:style-name="T955"><text:s/></text:span><text:span text:style-name="T956">l’immobilitzat</text:span><text:span text:style-name="T957"><text:s/></text:span><text:span text:style-name="T958">material</text:span><text:span text:style-name="T959"><text:s/></text:span><text:span text:style-name="T960">és</text:span><text:span text:style-name="T961"><text:s/></text:span><text:span text:style-name="T962">de</text:span><text:span text:style-name="T963"><text:s/></text:span><text:span text:style-name="T964">10</text:span><text:span text:style-name="T965"><text:s/></text:span><text:span text:style-name="T966">000</text:span><text:span text:style-name="T967"><text:s/></text:span><text:span text:style-name="T968">€.</text:span></text:h>
      <text:p text:style-name="P969"/>
      <text:p text:style-name="P970">Actiu:</text:p>
      <text:p text:style-name="P971">Actiu No Corrent:</text:p>
      <text:p text:style-name="P972">Immobilitzat Material:</text:p>
      <text:p text:style-name="P973">Equips per al procés d’informació: 28.000 €</text:p>
      <text:p text:style-name="P974">Local: 80.000 €</text:p>
      <text:p text:style-name="P975">Actiu Corrent:</text:p>
      <text:p text:style-name="P976">Existències (Mercaderies): 15.000 €</text:p>
      <text:p text:style-name="P977">Deutors:</text:p>
      <text:p text:style-name="P978"><text:tab/>Clients (60 dies): 2.500 €</text:p>
      <text:p text:style-name="P979">Diners i equivalents de diners:</text:p>
      <text:p text:style-name="P980">Caixa: 1.000 €</text:p>
      <text:p text:style-name="P981">Compte corrent: 1.500 €</text:p>
      <text:p text:style-name="P982">Passiu:</text:p>
      <text:p text:style-name="P983">Fons Propis:</text:p>
      <text:p text:style-name="P984"><text:tab/><text:tab/><text:tab/>Resultats positius de l’exercici: 6.000 € (s'afegirà al capital inicial no proporcionat)</text:p>
      <text:p text:style-name="P985">Passiu No Corrent:</text:p>
      <text:p text:style-name="P986">Deutes a Llarg Termini:</text:p>
      <text:p text:style-name="P987">Préstec amb entitat de crèdit (5 anys): 60.000 €</text:p>
      <text:p text:style-name="P988">Deute amb el banc (10 mesos): 10.000 €</text:p>
      <text:p text:style-name="P989">Passiu Corrent:</text:p>
      <text:p text:style-name="P990"><text:tab/><text:tab/><text:tab/>Deutes a Curt Termini:</text:p>
      <text:p text:style-name="P991"><text:tab/><text:tab/><text:tab/><text:tab/>Proveïdors (90 dies): 2.000 € (2.600 € - 600 €)</text:p>
      <text:p text:style-name="P992">Pèrdua de Valor:</text:p>
      <text:p text:style-name="P993"><text:tab/><text:tab/><text:tab/>Pèrdua de valor de l'Immobilitzat Material: 10.000 €</text:p>
      <text:p text:style-name="P994">Balanç:</text:p>
      <text:p text:style-name="P995">Actiu Total: 126.000 €</text:p>
      <text:p text:style-name="P996">Passiu Total: 126.000 €</text:p>
      <text:p text:style-name="P9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left="0.1472in">
        <style:tab-stops/>
      </style:paragraph-properties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left="0.3979in" fo:text-indent="-0.2513in">
        <style:tab-stops/>
      </style:paragraph-properties>
      <style:text-properties style:font-name="Calibri" style:font-name-asian="Calibri" style:font-name-complex="Calibri" style:language-asian="en" style:country-asian="US" style:language-complex="ar" style:country-complex="SA" fo:hyphenate="false"/>
    </style:style>
    <style:style style:name="ListLabel127" style:display-name="ListLabel 127" style:family="text">
      <style:text-properties style:font-name-asian="Calibri" style:font-name-complex="Calibri" fo:font-weight="bold" style:font-weight-asian="bold" style:font-weight-complex="bold" style:text-scale="100%" fo:font-size="11pt" style:font-size-asian="11pt" style:font-size-complex="11pt" fo:language="ca" fo:country="ES" style:language-asian="en" style:country-asian="US" style:language-complex="ar" style:country-complex="SA"/>
    </style:style>
    <style:style style:name="ListLabel128" style:display-name="ListLabel 128" style:family="text">
      <style:text-properties fo:language="ca" fo:country="ES" style:language-asian="en" style:country-asian="US" style:language-complex="ar" style:country-complex="SA"/>
    </style:style>
    <style:style style:name="ListLabel129" style:display-name="ListLabel 129" style:family="text">
      <style:text-properties fo:language="ca" fo:country="ES" style:language-asian="en" style:country-asian="US" style:language-complex="ar" style:country-complex="SA"/>
    </style:style>
    <style:style style:name="ListLabel130" style:display-name="ListLabel 130" style:family="text">
      <style:text-properties fo:language="ca" fo:country="ES" style:language-asian="en" style:country-asian="US" style:language-complex="ar" style:country-complex="SA"/>
    </style:style>
    <style:style style:name="ListLabel131" style:display-name="ListLabel 131" style:family="text">
      <style:text-properties fo:language="ca" fo:country="ES" style:language-asian="en" style:country-asian="US" style:language-complex="ar" style:country-complex="SA"/>
    </style:style>
    <style:style style:name="ListLabel132" style:display-name="ListLabel 132" style:family="text">
      <style:text-properties fo:language="ca" fo:country="ES" style:language-asian="en" style:country-asian="US" style:language-complex="ar" style:country-complex="SA"/>
    </style:style>
    <style:style style:name="ListLabel133" style:display-name="ListLabel 133" style:family="text">
      <style:text-properties fo:language="ca" fo:country="ES" style:language-asian="en" style:country-asian="US" style:language-complex="ar" style:country-complex="SA"/>
    </style:style>
    <style:style style:name="ListLabel134" style:display-name="ListLabel 134" style:family="text">
      <style:text-properties fo:language="ca" fo:country="ES" style:language-asian="en" style:country-asian="US" style:language-complex="ar" style:country-complex="SA"/>
    </style:style>
    <style:style style:name="ListLabel135" style:display-name="ListLabel 135" style:family="text">
      <style:text-properties fo:language="ca" fo:country="ES" style:language-asian="en" style:country-asian="US" style:language-complex="ar" style:country-complex="SA"/>
    </style:style>
    <style:style style:name="ListLabel154" style:display-name="ListLabel 154" style:family="text">
      <style:text-properties style:font-name-asian="Tahoma" style:font-name-complex="Tahoma" fo:font-weight="bold" style:font-weight-asian="bold" fo:color="#0070A6" style:text-scale="100%" fo:font-size="11pt" style:font-size-asian="11pt" style:font-size-complex="11pt" fo:language="ca" fo:country="ES" style:language-asian="en" style:country-asian="US" style:language-complex="ar" style:country-complex="SA"/>
    </style:style>
    <style:style style:name="ListLabel155" style:display-name="ListLabel 155" style:family="text">
      <style:text-properties fo:language="ca" fo:country="ES" style:language-asian="en" style:country-asian="US" style:language-complex="ar" style:country-complex="SA"/>
    </style:style>
    <style:style style:name="ListLabel156" style:display-name="ListLabel 156" style:family="text">
      <style:text-properties fo:language="ca" fo:country="ES" style:language-asian="en" style:country-asian="US" style:language-complex="ar" style:country-complex="SA"/>
    </style:style>
    <style:style style:name="ListLabel157" style:display-name="ListLabel 157" style:family="text">
      <style:text-properties fo:language="ca" fo:country="ES" style:language-asian="en" style:country-asian="US" style:language-complex="ar" style:country-complex="SA"/>
    </style:style>
    <style:style style:name="ListLabel158" style:display-name="ListLabel 158" style:family="text">
      <style:text-properties fo:language="ca" fo:country="ES" style:language-asian="en" style:country-asian="US" style:language-complex="ar" style:country-complex="SA"/>
    </style:style>
    <style:style style:name="ListLabel159" style:display-name="ListLabel 159" style:family="text">
      <style:text-properties fo:language="ca" fo:country="ES" style:language-asian="en" style:country-asian="US" style:language-complex="ar" style:country-complex="SA"/>
    </style:style>
    <style:style style:name="ListLabel160" style:display-name="ListLabel 160" style:family="text">
      <style:text-properties fo:language="ca" fo:country="ES" style:language-asian="en" style:country-asian="US" style:language-complex="ar" style:country-complex="SA"/>
    </style:style>
    <style:style style:name="ListLabel161" style:display-name="ListLabel 161" style:family="text">
      <style:text-properties fo:language="ca" fo:country="ES" style:language-asian="en" style:country-asian="US" style:language-complex="ar" style:country-complex="SA"/>
    </style:style>
    <style:style style:name="ListLabel162" style:display-name="ListLabel 162" style:family="text">
      <style:text-properties fo:language="ca" fo:country="ES" style:language-asian="en" style:country-asian="US" style:language-complex="ar" style:country-complex="SA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WW_CharLFO1LVL1" style:family="text">
      <style:text-properties style:font-name-asian="Calibri" style:font-name-complex="Calibri" fo:font-weight="bold" style:font-weight-asian="bold" style:font-weight-complex="bold" style:text-scale="100%" fo:font-size="11pt" style:font-size-asian="11pt" style:font-size-complex="11pt" fo:language="ca" fo:country="ES" style:language-asian="en" style:country-asian="US" style:language-complex="ar" style:country-complex="SA"/>
    </style:style>
    <style:style style:name="WW_CharLFO1LVL2" style:family="text">
      <style:text-properties fo:language="ca" fo:country="ES" style:language-asian="en" style:country-asian="US" style:language-complex="ar" style:country-complex="SA"/>
    </style:style>
    <style:style style:name="WW_CharLFO1LVL3" style:family="text">
      <style:text-properties fo:language="ca" fo:country="ES" style:language-asian="en" style:country-asian="US" style:language-complex="ar" style:country-complex="SA"/>
    </style:style>
    <style:style style:name="WW_CharLFO1LVL4" style:family="text">
      <style:text-properties fo:language="ca" fo:country="ES" style:language-asian="en" style:country-asian="US" style:language-complex="ar" style:country-complex="SA"/>
    </style:style>
    <style:style style:name="WW_CharLFO1LVL5" style:family="text">
      <style:text-properties fo:language="ca" fo:country="ES" style:language-asian="en" style:country-asian="US" style:language-complex="ar" style:country-complex="SA"/>
    </style:style>
    <style:style style:name="WW_CharLFO1LVL6" style:family="text">
      <style:text-properties fo:language="ca" fo:country="ES" style:language-asian="en" style:country-asian="US" style:language-complex="ar" style:country-complex="SA"/>
    </style:style>
    <style:style style:name="WW_CharLFO1LVL7" style:family="text">
      <style:text-properties fo:language="ca" fo:country="ES" style:language-asian="en" style:country-asian="US" style:language-complex="ar" style:country-complex="SA"/>
    </style:style>
    <style:style style:name="WW_CharLFO1LVL8" style:family="text">
      <style:text-properties fo:language="ca" fo:country="ES" style:language-asian="en" style:country-asian="US" style:language-complex="ar" style:country-complex="SA"/>
    </style:style>
    <style:style style:name="WW_CharLFO1LVL9" style:family="text">
      <style:text-properties fo:language="ca" fo:country="ES" style:language-asian="en" style:country-asian="US" style:language-complex="ar" style:country-complex="SA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0361in" text:min-label-width="0.1833in" text:list-level-position-and-space-mode="label-alignment">
          <style:list-level-label-alignment text:label-followed-by="listtab" fo:margin-left="0.1472in" fo:text-indent="-0.1833in"/>
        </style:list-level-properties>
      </text:list-level-style-number>
      <text:list-level-style-bullet text:level="2" text:style-name="WW_CharLFO1LVL2" text:bullet-char="•">
        <style:list-level-properties text:space-before="0.6527in" text:min-label-width="0.1833in" text:list-level-position-and-space-mode="label-alignment">
          <style:list-level-label-alignment text:label-followed-by="listtab" fo:margin-left="0.8361in" fo:text-indent="-0.1833in"/>
        </style:list-level-properties>
      </text:list-level-style-bullet>
      <text:list-level-style-bullet text:level="3" text:style-name="WW_CharLFO1LVL3" text:bullet-char="•">
        <style:list-level-properties text:space-before="1.3368in" text:min-label-width="0.1833in" text:list-level-position-and-space-mode="label-alignment">
          <style:list-level-label-alignment text:label-followed-by="listtab" fo:margin-left="1.5201in" fo:text-indent="-0.1833in"/>
        </style:list-level-properties>
      </text:list-level-style-bullet>
      <text:list-level-style-bullet text:level="4" text:style-name="WW_CharLFO1LVL4" text:bullet-char="•">
        <style:list-level-properties text:space-before="2.0201in" text:min-label-width="0.1833in" text:list-level-position-and-space-mode="label-alignment">
          <style:list-level-label-alignment text:label-followed-by="listtab" fo:margin-left="2.2034in" fo:text-indent="-0.1833in"/>
        </style:list-level-properties>
      </text:list-level-style-bullet>
      <text:list-level-style-bullet text:level="5" text:style-name="WW_CharLFO1LVL5" text:bullet-char="•">
        <style:list-level-properties text:space-before="2.7041in" text:min-label-width="0.1833in" text:list-level-position-and-space-mode="label-alignment">
          <style:list-level-label-alignment text:label-followed-by="listtab" fo:margin-left="2.8875in" fo:text-indent="-0.1833in"/>
        </style:list-level-properties>
      </text:list-level-style-bullet>
      <text:list-level-style-bullet text:level="6" text:style-name="WW_CharLFO1LVL6" text:bullet-char="•">
        <style:list-level-properties text:space-before="3.3881in" text:min-label-width="0.1833in" text:list-level-position-and-space-mode="label-alignment">
          <style:list-level-label-alignment text:label-followed-by="listtab" fo:margin-left="3.5715in" fo:text-indent="-0.1833in"/>
        </style:list-level-properties>
      </text:list-level-style-bullet>
      <text:list-level-style-bullet text:level="7" text:style-name="WW_CharLFO1LVL7" text:bullet-char="•">
        <style:list-level-properties text:space-before="4.0715in" text:min-label-width="0.1833in" text:list-level-position-and-space-mode="label-alignment">
          <style:list-level-label-alignment text:label-followed-by="listtab" fo:margin-left="4.2548in" fo:text-indent="-0.1833in"/>
        </style:list-level-properties>
      </text:list-level-style-bullet>
      <text:list-level-style-bullet text:level="8" text:style-name="WW_CharLFO1LVL8" text:bullet-char="•">
        <style:list-level-properties text:space-before="4.7555in" text:min-label-width="0.1833in" text:list-level-position-and-space-mode="label-alignment">
          <style:list-level-label-alignment text:label-followed-by="listtab" fo:margin-left="4.9388in" fo:text-indent="-0.1833in"/>
        </style:list-level-properties>
      </text:list-level-style-bullet>
      <text:list-level-style-bullet text:level="9" text:style-name="WW_CharLFO1LVL9" text:bullet-char="•">
        <style:list-level-properties text:space-before="5.4395in" text:min-label-width="0.1833in" text:list-level-position-and-space-mode="label-alignment">
          <style:list-level-label-alignment text:label-followed-by="listtab" fo:margin-left="5.6229in" fo:text-indent="-0.1833in"/>
        </style:list-level-properties>
      </text:list-level-style-bullet>
    </text:list-style>
    <style:style style:name="WW_CharLFO2LVL1" style:family="text">
      <style:text-properties style:font-name="Tahoma" style:font-name-asian="Tahoma" style:font-name-complex="Tahoma" fo:font-weight="bold" style:font-weight-asian="bold" fo:color="#0070A6" style:text-scale="100%" fo:font-size="11pt" style:font-size-asian="11pt" style:font-size-complex="11pt" fo:language="ca" fo:country="ES" style:language-asian="en" style:country-asian="US" style:language-complex="ar" style:country-complex="SA"/>
    </style:style>
    <style:style style:name="WW_CharLFO2LVL2" style:family="text">
      <style:text-properties fo:language="ca" fo:country="ES" style:language-asian="en" style:country-asian="US" style:language-complex="ar" style:country-complex="SA"/>
    </style:style>
    <style:style style:name="WW_CharLFO2LVL3" style:family="text">
      <style:text-properties fo:language="ca" fo:country="ES" style:language-asian="en" style:country-asian="US" style:language-complex="ar" style:country-complex="SA"/>
    </style:style>
    <style:style style:name="WW_CharLFO2LVL4" style:family="text">
      <style:text-properties fo:language="ca" fo:country="ES" style:language-asian="en" style:country-asian="US" style:language-complex="ar" style:country-complex="SA"/>
    </style:style>
    <style:style style:name="WW_CharLFO2LVL5" style:family="text">
      <style:text-properties fo:language="ca" fo:country="ES" style:language-asian="en" style:country-asian="US" style:language-complex="ar" style:country-complex="SA"/>
    </style:style>
    <style:style style:name="WW_CharLFO2LVL6" style:family="text">
      <style:text-properties fo:language="ca" fo:country="ES" style:language-asian="en" style:country-asian="US" style:language-complex="ar" style:country-complex="SA"/>
    </style:style>
    <style:style style:name="WW_CharLFO2LVL7" style:family="text">
      <style:text-properties fo:language="ca" fo:country="ES" style:language-asian="en" style:country-asian="US" style:language-complex="ar" style:country-complex="SA"/>
    </style:style>
    <style:style style:name="WW_CharLFO2LVL8" style:family="text">
      <style:text-properties fo:language="ca" fo:country="ES" style:language-asian="en" style:country-asian="US" style:language-complex="ar" style:country-complex="SA"/>
    </style:style>
    <style:style style:name="WW_CharLFO2LVL9" style:family="text">
      <style:text-properties fo:language="ca" fo:country="ES" style:language-asian="en" style:country-asian="US" style:language-complex="ar" style:country-complex="SA"/>
    </style:style>
    <text:list-style style:name="WWNum2" style:display-name="WWNum2">
      <text:list-level-style-bullet text:level="1" text:style-name="WW_CharLFO2LVL1" text:bullet-char="■">
        <style:list-level-properties text:space-before="0.1472in" text:min-label-width="0.2506in" text:list-level-position-and-space-mode="label-alignment">
          <style:list-level-label-alignment text:label-followed-by="listtab" fo:margin-left="0.3979in" fo:text-indent="-0.2506in"/>
        </style:list-level-properties>
        <style:text-properties style:font-name="Tahoma"/>
      </text:list-level-style-bullet>
      <text:list-level-style-bullet text:level="2" text:style-name="WW_CharLFO2LVL2" text:bullet-char="•">
        <style:list-level-properties text:space-before="0.8104in" text:min-label-width="0.2506in" text:list-level-position-and-space-mode="label-alignment">
          <style:list-level-label-alignment text:label-followed-by="listtab" fo:margin-left="1.0611in" fo:text-indent="-0.2506in"/>
        </style:list-level-properties>
      </text:list-level-style-bullet>
      <text:list-level-style-bullet text:level="3" text:style-name="WW_CharLFO2LVL3" text:bullet-char="•">
        <style:list-level-properties text:space-before="1.4694in" text:min-label-width="0.2506in" text:list-level-position-and-space-mode="label-alignment">
          <style:list-level-label-alignment text:label-followed-by="listtab" fo:margin-left="1.7201in" fo:text-indent="-0.2506in"/>
        </style:list-level-properties>
      </text:list-level-style-bullet>
      <text:list-level-style-bullet text:level="4" text:style-name="WW_CharLFO2LVL4" text:bullet-char="•">
        <style:list-level-properties text:space-before="2.1277in" text:min-label-width="0.2506in" text:list-level-position-and-space-mode="label-alignment">
          <style:list-level-label-alignment text:label-followed-by="listtab" fo:margin-left="2.3784in" fo:text-indent="-0.2506in"/>
        </style:list-level-properties>
      </text:list-level-style-bullet>
      <text:list-level-style-bullet text:level="5" text:style-name="WW_CharLFO2LVL5" text:bullet-char="•">
        <style:list-level-properties text:space-before="2.7868in" text:min-label-width="0.2506in" text:list-level-position-and-space-mode="label-alignment">
          <style:list-level-label-alignment text:label-followed-by="listtab" fo:margin-left="3.0375in" fo:text-indent="-0.2506in"/>
        </style:list-level-properties>
      </text:list-level-style-bullet>
      <text:list-level-style-bullet text:level="6" text:style-name="WW_CharLFO2LVL6" text:bullet-char="•">
        <style:list-level-properties text:space-before="3.4458in" text:min-label-width="0.2506in" text:list-level-position-and-space-mode="label-alignment">
          <style:list-level-label-alignment text:label-followed-by="listtab" fo:margin-left="3.6965in" fo:text-indent="-0.2506in"/>
        </style:list-level-properties>
      </text:list-level-style-bullet>
      <text:list-level-style-bullet text:level="7" text:style-name="WW_CharLFO2LVL7" text:bullet-char="•">
        <style:list-level-properties text:space-before="4.1041in" text:min-label-width="0.2506in" text:list-level-position-and-space-mode="label-alignment">
          <style:list-level-label-alignment text:label-followed-by="listtab" fo:margin-left="4.3548in" fo:text-indent="-0.2506in"/>
        </style:list-level-properties>
      </text:list-level-style-bullet>
      <text:list-level-style-bullet text:level="8" text:style-name="WW_CharLFO2LVL8" text:bullet-char="•">
        <style:list-level-properties text:space-before="4.7631in" text:min-label-width="0.2506in" text:list-level-position-and-space-mode="label-alignment">
          <style:list-level-label-alignment text:label-followed-by="listtab" fo:margin-left="5.0138in" fo:text-indent="-0.2506in"/>
        </style:list-level-properties>
      </text:list-level-style-bullet>
      <text:list-level-style-bullet text:level="9" text:style-name="WW_CharLFO2LVL9" text:bullet-char="•">
        <style:list-level-properties text:space-before="5.4222in" text:min-label-width="0.2506in" text:list-level-position-and-space-mode="label-alignment">
          <style:list-level-label-alignment text:label-followed-by="listtab" fo:margin-left="5.6729in" fo:text-indent="-0.2506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NZ SANZ, ANDREU</dc:creator>
    <meta:creation-date>2023-02-02T12:14:00Z</meta:creation-date>
    <dc:date>2023-12-14T18:48:00Z</dc:date>
    <meta:template xlink:href="Normal.dotm" xlink:type="simple"/>
    <meta:editing-cycles>5</meta:editing-cycles>
    <meta:editing-duration>PT2400S</meta:editing-duration>
    <meta:document-statistic meta:page-count="4" meta:paragraph-count="9" meta:word-count="741" meta:character-count="4810" meta:row-count="33" meta:non-whitespace-character-count="4078"/>
  </office:meta>
</office:document-meta>
</file>